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3.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3.3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9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3c3c3c" style:diagonal-bl-tr="none" style:diagonal-tl-br="none" style:text-align-source="fix" style:repeat-content="false" fo:background-color="transparent" fo:wrap-option="no-wrap" fo:border-left="0.035cm solid #3c3c3c" style:direction="ltr" fo:border-right="0.035cm solid #3c3c3c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ＭＳ Ｐゴシック" style:font-name-asian="ＭＳ Ｐゴシック" style:font-name-complex="Mangal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number-columns-repeated="8" table:default-cell-style-name="ce1"/>
        <table:table-column table:style-name="co1" table:number-columns-repeated="1000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22" office:value-type="string" table:number-columns-spanned="4" table:number-rows-spanned="1">
            <text:p>BDNF</text:p>
          </table:table-cell>
          <table:covered-table-cell table:number-columns-repeated="2" table:style-name="ce22" office:value-type="string">
            <text:p>BDNFV66M</text:p>
          </table:covered-table-cell>
          <table:covered-table-cell table:style-name="ce22"/>
          <table:table-cell table:style-name="ce22" office:value-type="string" table:number-columns-spanned="4" table:number-rows-spanned="1">
            <text:p>COMT</text:p>
          </table:table-cell>
          <table:covered-table-cell table:style-name="ce22" office:value-type="string">
            <text:p>BDNFV66M</text:p>
          </table:covered-table-cell>
          <table:covered-table-cell table:number-columns-repeated="2" table:style-name="ce22"/>
          <table:table-cell table:style-name="ce22" office:value-type="string" table:number-columns-spanned="4" table:number-rows-spanned="1">
            <text:p>NAT_T-182C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NAT_G1287A</text:p>
          </table:table-cell>
          <table:covered-table-cell table:number-columns-repeated="3" table:style-name="ce22"/>
          <table:table-cell table:style-name="ce22"/>
          <table:table-cell table:number-columns-repeated="999"/>
        </table:table-row>
        <table:table-row table:style-name="ro2">
          <table:table-cell office:value-type="string">
            <text:p>UedaID</text:p>
          </table:table-cell>
          <table:table-cell office:value-type="string">
            <text:p>WatanabeID</text:p>
          </table:table-cell>
          <table:table-cell office:value-type="string">
            <text:p>HpID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NML</text:p>
          </table:table-cell>
          <table:table-cell office:value-type="string">
            <text:p>MDD</text:p>
          </table:table-cell>
          <table:table-cell table:style-name="ce21" office:value-type="string">
            <text:p>Graphml Availability </text:p>
          </table:table-cell>
          <table:table-cell table:style-name="ce21" office:value-type="string">
            <text:p>BDNFV66M</text:p>
          </table:table-cell>
          <table:table-cell table:style-name="ce21" office:value-type="string">
            <text:p>availability </text:p>
          </table:table-cell>
          <table:table-cell table:style-name="ce21" office:value-type="string">
            <text:p><text:s/>binarizedBDNF</text:p>
          </table:table-cell>
          <table:table-cell table:style-name="ce21" office:value-type="string">
            <text:p>Group</text:p>
          </table:table-cell>
          <table:table-cell table:style-name="ce21" office:value-type="string">
            <text:p>COMTV108/158M</text:p>
          </table:table-cell>
          <table:table-cell table:style-name="ce21" office:value-type="string">
            <text:p>availability </text:p>
          </table:table-cell>
          <table:table-cell table:style-name="ce21" office:value-type="string">
            <text:p><text:s/>binarizedCOMT</text:p>
          </table:table-cell>
          <table:table-cell table:style-name="ce21" office:value-type="string">
            <text:p>Group</text:p>
          </table:table-cell>
          <table:table-cell table:style-name="ce21" office:value-type="string">
            <text:p>NAT_T(-182)C</text:p>
          </table:table-cell>
          <table:table-cell table:style-name="ce21" office:value-type="string">
            <text:p>availability </text:p>
          </table:table-cell>
          <table:table-cell table:style-name="ce21" office:value-type="string">
            <text:p>binarizedT182C</text:p>
          </table:table-cell>
          <table:table-cell table:style-name="ce21" office:value-type="string">
            <text:p>Group</text:p>
          </table:table-cell>
          <table:table-cell table:style-name="ce21" office:value-type="string">
            <text:p>NAT_G1287A</text:p>
          </table:table-cell>
          <table:table-cell table:style-name="ce21" office:value-type="string">
            <text:p>availability </text:p>
          </table:table-cell>
          <table:table-cell table:style-name="ce21" office:value-type="string">
            <text:p>binarizedG1287A</text:p>
          </table:table-cell>
          <table:table-cell table:style-name="ce21" office:value-type="string">
            <text:p>Group</text:p>
          </table:table-cell>
          <table:table-cell table:style-name="ce29"/>
          <table:table-cell office:value-type="string">
            <text:p>Corti0W</text:p>
          </table:table-cell>
          <table:table-cell table:number-columns-repeated="998"/>
        </table:table-row>
        <table:table-row table:style-name="ro1">
          <table:table-cell office:value-type="string">
            <text:p>u0001</text:p>
          </table:table-cell>
          <table:table-cell table:style-name="ce2" office:value-type="string">
            <text:p>c01</text:p>
          </table:table-cell>
          <table:table-cell table:style-name="ce10" office:value-type="float" office:value="187121695">
            <text:p>187121695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]=&quot;AA&quot;; 0; IF([.I4]=&quot;GG&quot;;1;IF([.I4]=&quot;GA&quot;;0;&quot;-&quot;)))" office:value-type="float" office:value="0">
            <text:p>0</text:p>
          </table:table-cell>
          <table:table-cell table:style-name="ce11" table:formula="of:=IF([.F4]=1;IF([.I4]=&quot;GG&quot;;&quot;NMLwithGG&quot;;&quot;NMLwithGAorAA&quot;); IF([.I4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4]=&quot;AA&quot;; 0; IF([.M4]=&quot;GG&quot;;1;IF([.M4]=&quot;GA&quot;;0;&quot;-&quot;)))" office:value-type="float" office:value="1">
            <text:p>1</text:p>
          </table:table-cell>
          <table:table-cell table:style-name="ce11" table:formula="of:=IF([.F4]=1;IF([.M4]=&quot;GG&quot;;&quot;NMLwithGG&quot;;&quot;NMLwithGAorAA&quot;); IF([.M4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4]=&quot;CC&quot;; 0; IF([.Q4]=&quot;TT&quot;;1;IF([.Q4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]=&quot;AA&quot;; 0; IF([.U4]=&quot;GG&quot;;1;IF([.U4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.7">
            <text:p>9.7</text:p>
          </table:table-cell>
          <table:table-cell table:number-columns-repeated="998"/>
        </table:table-row>
        <table:table-row table:style-name="ro1">
          <table:table-cell office:value-type="string">
            <text:p>u0002</text:p>
          </table:table-cell>
          <table:table-cell table:style-name="ce2" office:value-type="string">
            <text:p>c02</text:p>
          </table:table-cell>
          <table:table-cell table:style-name="ce10" office:value-type="float" office:value="180128887">
            <text:p>180128887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5]=&quot;AA&quot;; 0; IF([.I5]=&quot;GG&quot;;1;IF([.I5]=&quot;GA&quot;;0;&quot;-&quot;)))" office:value-type="float" office:value="1">
            <text:p>1</text:p>
          </table:table-cell>
          <table:table-cell table:style-name="ce11" table:formula="of:=IF([.F5]=1;IF([.I5]=&quot;GG&quot;;&quot;NMLwithGG&quot;;&quot;NMLwithGAorAA&quot;); IF([.I5]=&quot;GG&quot;;&quot;MDDwithGG&quot;;&quot;MDDwithGAorAA&quot;))" office:value-type="string" office:string-value="NMLwithGG">
            <text:p>NMLwithGG</text:p>
          </table:table-cell>
          <table:table-cell table:style-name="ce26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5]=&quot;AA&quot;; 0; IF([.M5]=&quot;GG&quot;;1;IF([.M5]=&quot;GA&quot;;0;&quot;-&quot;)))" office:value-type="float" office:value="1">
            <text:p>1</text:p>
          </table:table-cell>
          <table:table-cell table:style-name="ce11" table:formula="of:=IF([.F5]=1;IF([.M5]=&quot;GG&quot;;&quot;NMLwithGG&quot;;&quot;NMLwithGAorAA&quot;); IF([.M5]=&quot;GG&quot;;&quot;MDDwithGG&quot;;&quot;MDDwithGAorAA&quot;))" office:value-type="string" office:string-value="NMLwithGG">
            <text:p>NMLwithGG</text:p>
          </table:table-cell>
          <table:table-cell table:style-name="ce26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5]=&quot;CC&quot;; 0; IF([.Q5]=&quot;TT&quot;;1;IF([.Q5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5]=&quot;AA&quot;; 0; IF([.U5]=&quot;GG&quot;;1;IF([.U5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2">
            <text:p>12.2</text:p>
          </table:table-cell>
          <table:table-cell table:number-columns-repeated="998"/>
        </table:table-row>
        <table:table-row table:style-name="ro1">
          <table:table-cell office:value-type="string">
            <text:p>u0003</text:p>
          </table:table-cell>
          <table:table-cell table:style-name="ce2" office:value-type="string">
            <text:p>c03</text:p>
          </table:table-cell>
          <table:table-cell table:style-name="ce10" office:value-type="float" office:value="196061932">
            <text:p>196061932</text:p>
          </table:table-cell>
          <table:table-cell table:style-name="ce10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6]=&quot;AA&quot;; 0; IF([.I6]=&quot;GG&quot;;1;IF([.I6]=&quot;GA&quot;;0;&quot;-&quot;)))" office:value-type="float" office:value="0">
            <text:p>0</text:p>
          </table:table-cell>
          <table:table-cell table:style-name="ce11" table:formula="of:=IF([.F6]=1;IF([.I6]=&quot;GG&quot;;&quot;NMLwithGG&quot;;&quot;NMLwithGAorAA&quot;); IF([.I6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6]=&quot;AA&quot;; 0; IF([.M6]=&quot;GG&quot;;1;IF([.M6]=&quot;GA&quot;;0;&quot;-&quot;)))" office:value-type="float" office:value="1">
            <text:p>1</text:p>
          </table:table-cell>
          <table:table-cell table:style-name="ce11" table:formula="of:=IF([.F6]=1;IF([.M6]=&quot;GG&quot;;&quot;NMLwithGG&quot;;&quot;NMLwithGAorAA&quot;); IF([.M6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6]=&quot;CC&quot;; 0; IF([.Q6]=&quot;TT&quot;;1;IF([.Q6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6]=&quot;AA&quot;; 0; IF([.U6]=&quot;GG&quot;;1;IF([.U6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1">
            <text:p>7.1</text:p>
          </table:table-cell>
          <table:table-cell table:number-columns-repeated="998"/>
        </table:table-row>
        <table:table-row table:style-name="ro1">
          <table:table-cell office:value-type="string">
            <text:p>u0004</text:p>
          </table:table-cell>
          <table:table-cell table:style-name="ce2" office:value-type="string">
            <text:p>c04</text:p>
          </table:table-cell>
          <table:table-cell table:style-name="ce10" office:value-type="float" office:value="179021119">
            <text:p>179021119</text:p>
          </table:table-cell>
          <table:table-cell table:style-name="ce10" office:value-type="float" office:value="59">
            <text:p>59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7]=&quot;AA&quot;; 0; IF([.I7]=&quot;GG&quot;;1;IF([.I7]=&quot;GA&quot;;0;&quot;-&quot;)))" office:value-type="float" office:value="0">
            <text:p>0</text:p>
          </table:table-cell>
          <table:table-cell table:style-name="ce11" table:formula="of:=IF([.F7]=1;IF([.I7]=&quot;GG&quot;;&quot;NMLwithGG&quot;;&quot;NMLwithGAorAA&quot;); IF([.I7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7]=&quot;AA&quot;; 0; IF([.M7]=&quot;GG&quot;;1;IF([.M7]=&quot;GA&quot;;0;&quot;-&quot;)))" office:value-type="float" office:value="1">
            <text:p>1</text:p>
          </table:table-cell>
          <table:table-cell table:style-name="ce11" table:formula="of:=IF([.F7]=1;IF([.M7]=&quot;GG&quot;;&quot;NMLwithGG&quot;;&quot;NMLwithGAorAA&quot;); IF([.M7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7]=&quot;CC&quot;; 0; IF([.Q7]=&quot;TT&quot;;1;IF([.Q7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7]=&quot;AA&quot;; 0; IF([.U7]=&quot;GG&quot;;1;IF([.U7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4.7">
            <text:p>4.7</text:p>
          </table:table-cell>
          <table:table-cell table:number-columns-repeated="998"/>
        </table:table-row>
        <table:table-row table:style-name="ro1">
          <table:table-cell office:value-type="string">
            <text:p>u0005</text:p>
          </table:table-cell>
          <table:table-cell table:style-name="ce2" office:value-type="string">
            <text:p>c05</text:p>
          </table:table-cell>
          <table:table-cell table:style-name="ce10" office:value-type="float" office:value="102025179">
            <text:p>102025179</text:p>
          </table:table-cell>
          <table:table-cell table:style-name="ce10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8]=&quot;AA&quot;; 0; IF([.I8]=&quot;GG&quot;;1;IF([.I8]=&quot;GA&quot;;0;&quot;-&quot;)))" office:value-type="float" office:value="1">
            <text:p>1</text:p>
          </table:table-cell>
          <table:table-cell table:style-name="ce11" table:formula="of:=IF([.F8]=1;IF([.I8]=&quot;GG&quot;;&quot;NMLwithGG&quot;;&quot;NMLwithGAorAA&quot;); IF([.I8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8]=&quot;AA&quot;; 0; IF([.M8]=&quot;GG&quot;;1;IF([.M8]=&quot;GA&quot;;0;&quot;-&quot;)))" office:value-type="float" office:value="1">
            <text:p>1</text:p>
          </table:table-cell>
          <table:table-cell table:style-name="ce11" table:formula="of:=IF([.F8]=1;IF([.M8]=&quot;GG&quot;;&quot;NMLwithGG&quot;;&quot;NMLwithGAorAA&quot;); IF([.M8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8]=&quot;CC&quot;; 0; IF([.Q8]=&quot;TT&quot;;1;IF([.Q8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8]=&quot;AA&quot;; 0; IF([.U8]=&quot;GG&quot;;1;IF([.U8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1">
            <text:p>7.1</text:p>
          </table:table-cell>
          <table:table-cell table:number-columns-repeated="998"/>
        </table:table-row>
        <table:table-row table:style-name="ro1">
          <table:table-cell office:value-type="string">
            <text:p>u0006</text:p>
          </table:table-cell>
          <table:table-cell table:style-name="ce2" office:value-type="string">
            <text:p>c06</text:p>
          </table:table-cell>
          <table:table-cell table:style-name="ce10" office:value-type="float" office:value="108057713">
            <text:p>108057713</text:p>
          </table:table-cell>
          <table:table-cell table:style-name="ce10" office:value-type="float" office:value="54">
            <text:p>54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9]=&quot;AA&quot;; 0; IF([.I9]=&quot;GG&quot;;1;IF([.I9]=&quot;GA&quot;;0;&quot;-&quot;)))" office:value-type="float" office:value="0">
            <text:p>0</text:p>
          </table:table-cell>
          <table:table-cell table:style-name="ce11" table:formula="of:=IF([.F9]=1;IF([.I9]=&quot;GG&quot;;&quot;NMLwithGG&quot;;&quot;NMLwithGAorAA&quot;); IF([.I9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]=&quot;AA&quot;; 0; IF([.M9]=&quot;GG&quot;;1;IF([.M9]=&quot;GA&quot;;0;&quot;-&quot;)))" office:value-type="float" office:value="0">
            <text:p>0</text:p>
          </table:table-cell>
          <table:table-cell table:style-name="ce11" table:formula="of:=IF([.F9]=1;IF([.M9]=&quot;GG&quot;;&quot;NMLwithGG&quot;;&quot;NMLwithGAorAA&quot;); IF([.M9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9]=&quot;CC&quot;; 0; IF([.Q9]=&quot;TT&quot;;1;IF([.Q9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9]=&quot;AA&quot;; 0; IF([.U9]=&quot;GG&quot;;1;IF([.U9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3.4">
            <text:p>13.4</text:p>
          </table:table-cell>
          <table:table-cell table:number-columns-repeated="998"/>
        </table:table-row>
        <table:table-row table:style-name="ro1">
          <table:table-cell office:value-type="string">
            <text:p>u0007</text:p>
          </table:table-cell>
          <table:table-cell table:style-name="ce2" office:value-type="string">
            <text:p>c07</text:p>
          </table:table-cell>
          <table:table-cell table:style-name="ce10" office:value-type="string">
            <text:p>なし</text:p>
          </table:table-cell>
          <table:table-cell table:style-name="ce10" office:value-type="float" office:value="65">
            <text:p>6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]=&quot;AA&quot;; 0; IF([.I10]=&quot;GG&quot;;1;IF([.I10]=&quot;GA&quot;;0;&quot;-&quot;)))" office:value-type="float" office:value="0">
            <text:p>0</text:p>
          </table:table-cell>
          <table:table-cell table:style-name="ce11" table:formula="of:=IF([.F10]=1;IF([.I10]=&quot;GG&quot;;&quot;NMLwithGG&quot;;&quot;NMLwithGAorAA&quot;); IF([.I10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]=&quot;AA&quot;; 0; IF([.M10]=&quot;GG&quot;;1;IF([.M10]=&quot;GA&quot;;0;&quot;-&quot;)))" office:value-type="float" office:value="1">
            <text:p>1</text:p>
          </table:table-cell>
          <table:table-cell table:style-name="ce11" table:formula="of:=IF([.F10]=1;IF([.M10]=&quot;GG&quot;;&quot;NMLwithGG&quot;;&quot;NMLwithGAorAA&quot;); IF([.M10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]=&quot;CC&quot;; 0; IF([.Q10]=&quot;TT&quot;;1;IF([.Q10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]=&quot;AA&quot;; 0; IF([.U10]=&quot;GG&quot;;1;IF([.U10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6.4">
            <text:p>6.4</text:p>
          </table:table-cell>
          <table:table-cell table:number-columns-repeated="998"/>
        </table:table-row>
        <table:table-row table:style-name="ro1">
          <table:table-cell office:value-type="string">
            <text:p>u0008</text:p>
          </table:table-cell>
          <table:table-cell table:style-name="ce2" office:value-type="string">
            <text:p>c08</text:p>
          </table:table-cell>
          <table:table-cell table:style-name="ce10" office:value-type="float" office:value="190065459">
            <text:p>190065459</text:p>
          </table:table-cell>
          <table:table-cell table:style-name="ce10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11]=&quot;AA&quot;; 0; IF([.I11]=&quot;GG&quot;;1;IF([.I11]=&quot;GA&quot;;0;&quot;-&quot;)))" office:value-type="float" office:value="1">
            <text:p>1</text:p>
          </table:table-cell>
          <table:table-cell table:style-name="ce11" table:formula="of:=IF([.F11]=1;IF([.I11]=&quot;GG&quot;;&quot;NMLwithGG&quot;;&quot;NMLwithGAorAA&quot;); IF([.I11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1]=&quot;AA&quot;; 0; IF([.M11]=&quot;GG&quot;;1;IF([.M11]=&quot;GA&quot;;0;&quot;-&quot;)))" office:value-type="float" office:value="0">
            <text:p>0</text:p>
          </table:table-cell>
          <table:table-cell table:style-name="ce11" table:formula="of:=IF([.F11]=1;IF([.M11]=&quot;GG&quot;;&quot;NMLwithGG&quot;;&quot;NMLwithGAorAA&quot;); IF([.M11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1]=&quot;CC&quot;; 0; IF([.Q11]=&quot;TT&quot;;1;IF([.Q11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1]=&quot;AA&quot;; 0; IF([.U11]=&quot;GG&quot;;1;IF([.U11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5.2">
            <text:p>5.2</text:p>
          </table:table-cell>
          <table:table-cell table:number-columns-repeated="998"/>
        </table:table-row>
        <table:table-row table:style-name="ro1">
          <table:table-cell office:value-type="string">
            <text:p>u0009</text:p>
          </table:table-cell>
          <table:table-cell table:style-name="ce3" office:value-type="string">
            <text:p>c09</text:p>
          </table:table-cell>
          <table:table-cell table:style-name="ce11" office:value-type="float" office:value="196032875">
            <text:p>196032875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12]=&quot;AA&quot;; 0; IF([.I12]=&quot;GG&quot;;1;IF([.I12]=&quot;GA&quot;;0;&quot;-&quot;)))" office:value-type="string" office:string-value="-">
            <text:p>-</text:p>
          </table:table-cell>
          <table:table-cell table:style-name="ce11" table:formula="of:=IF([.F12]=1;IF([.I12]=&quot;GG&quot;;&quot;NMLwithGG&quot;;&quot;NMLwithGAorAA&quot;); IF([.I1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12]=&quot;AA&quot;; 0; IF([.M12]=&quot;GG&quot;;1;IF([.M12]=&quot;GA&quot;;0;&quot;-&quot;)))" office:value-type="string" office:string-value="-">
            <text:p>-</text:p>
          </table:table-cell>
          <table:table-cell table:style-name="ce11" table:formula="of:=IF([.F12]=1;IF([.M12]=&quot;GG&quot;;&quot;NMLwithGG&quot;;&quot;NMLwithGAorAA&quot;); IF([.M1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12]=&quot;CC&quot;; 0; IF([.Q12]=&quot;TT&quot;;1;IF([.Q12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12]=&quot;AA&quot;; 0; IF([.U12]=&quot;GG&quot;;1;IF([.U12]=&quot;GA&quot;;0;&quot;-&quot;)))" office:value-type="string" office:string-value="-">
            <text:p>-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10</text:p>
          </table:table-cell>
          <table:table-cell table:style-name="ce2" office:value-type="string">
            <text:p>c10</text:p>
          </table:table-cell>
          <table:table-cell table:style-name="ce10" office:value-type="float" office:value="108117343">
            <text:p>108117343</text:p>
          </table:table-cell>
          <table:table-cell table:style-name="ce10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3]=&quot;AA&quot;; 0; IF([.I13]=&quot;GG&quot;;1;IF([.I13]=&quot;GA&quot;;0;&quot;-&quot;)))" office:value-type="float" office:value="0">
            <text:p>0</text:p>
          </table:table-cell>
          <table:table-cell table:style-name="ce11" table:formula="of:=IF([.F13]=1;IF([.I13]=&quot;GG&quot;;&quot;NMLwithGG&quot;;&quot;NMLwithGAorAA&quot;); IF([.I13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3]=&quot;AA&quot;; 0; IF([.M13]=&quot;GG&quot;;1;IF([.M13]=&quot;GA&quot;;0;&quot;-&quot;)))" office:value-type="float" office:value="1">
            <text:p>1</text:p>
          </table:table-cell>
          <table:table-cell table:style-name="ce11" table:formula="of:=IF([.F13]=1;IF([.M13]=&quot;GG&quot;;&quot;NMLwithGG&quot;;&quot;NMLwithGAorAA&quot;); IF([.M13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3]=&quot;CC&quot;; 0; IF([.Q13]=&quot;TT&quot;;1;IF([.Q13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3]=&quot;AA&quot;; 0; IF([.U13]=&quot;GG&quot;;1;IF([.U13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8.1">
            <text:p>8.1</text:p>
          </table:table-cell>
          <table:table-cell table:number-columns-repeated="998"/>
        </table:table-row>
        <table:table-row table:style-name="ro1">
          <table:table-cell office:value-type="string">
            <text:p>u0011</text:p>
          </table:table-cell>
          <table:table-cell table:style-name="ce2" office:value-type="string">
            <text:p>c11</text:p>
          </table:table-cell>
          <table:table-cell table:style-name="ce10" office:value-type="float" office:value="101023092">
            <text:p>101023092</text:p>
          </table:table-cell>
          <table:table-cell table:style-name="ce10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4]=&quot;AA&quot;; 0; IF([.I14]=&quot;GG&quot;;1;IF([.I14]=&quot;GA&quot;;0;&quot;-&quot;)))" office:value-type="float" office:value="0">
            <text:p>0</text:p>
          </table:table-cell>
          <table:table-cell table:style-name="ce11" table:formula="of:=IF([.F14]=1;IF([.I14]=&quot;GG&quot;;&quot;NMLwithGG&quot;;&quot;NMLwithGAorAA&quot;); IF([.I14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4]=&quot;AA&quot;; 0; IF([.M14]=&quot;GG&quot;;1;IF([.M14]=&quot;GA&quot;;0;&quot;-&quot;)))" office:value-type="float" office:value="1">
            <text:p>1</text:p>
          </table:table-cell>
          <table:table-cell table:style-name="ce11" table:formula="of:=IF([.F14]=1;IF([.M14]=&quot;GG&quot;;&quot;NMLwithGG&quot;;&quot;NMLwithGAorAA&quot;); IF([.M14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4]=&quot;CC&quot;; 0; IF([.Q14]=&quot;TT&quot;;1;IF([.Q14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4]=&quot;AA&quot;; 0; IF([.U14]=&quot;GG&quot;;1;IF([.U14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.4">
            <text:p>9.4</text:p>
          </table:table-cell>
          <table:table-cell table:number-columns-repeated="998"/>
        </table:table-row>
        <table:table-row table:style-name="ro1">
          <table:table-cell office:value-type="string">
            <text:p>u0012</text:p>
          </table:table-cell>
          <table:table-cell table:style-name="ce2" office:value-type="string">
            <text:p>c12</text:p>
          </table:table-cell>
          <table:table-cell table:style-name="ce10" office:value-type="float" office:value="106023626">
            <text:p>106023626</text:p>
          </table:table-cell>
          <table:table-cell table:style-name="ce10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5]=&quot;AA&quot;; 0; IF([.I15]=&quot;GG&quot;;1;IF([.I15]=&quot;GA&quot;;0;&quot;-&quot;)))" office:value-type="float" office:value="0">
            <text:p>0</text:p>
          </table:table-cell>
          <table:table-cell table:style-name="ce11" table:formula="of:=IF([.F15]=1;IF([.I15]=&quot;GG&quot;;&quot;NMLwithGG&quot;;&quot;NMLwithGAorAA&quot;); IF([.I15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5]=&quot;AA&quot;; 0; IF([.M15]=&quot;GG&quot;;1;IF([.M15]=&quot;GA&quot;;0;&quot;-&quot;)))" office:value-type="float" office:value="0">
            <text:p>0</text:p>
          </table:table-cell>
          <table:table-cell table:style-name="ce11" table:formula="of:=IF([.F15]=1;IF([.M15]=&quot;GG&quot;;&quot;NMLwithGG&quot;;&quot;NMLwithGAorAA&quot;); IF([.M15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5]=&quot;CC&quot;; 0; IF([.Q15]=&quot;TT&quot;;1;IF([.Q15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5]=&quot;AA&quot;; 0; IF([.U15]=&quot;GG&quot;;1;IF([.U15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3.8">
            <text:p>13.8</text:p>
          </table:table-cell>
          <table:table-cell table:number-columns-repeated="998"/>
        </table:table-row>
        <table:table-row table:style-name="ro1">
          <table:table-cell office:value-type="string">
            <text:p>u0013</text:p>
          </table:table-cell>
          <table:table-cell table:style-name="ce2" office:value-type="string">
            <text:p>c13</text:p>
          </table:table-cell>
          <table:table-cell table:style-name="ce10" office:value-type="float" office:value="198060601">
            <text:p>198060601</text:p>
          </table:table-cell>
          <table:table-cell table:style-name="ce10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16]=&quot;AA&quot;; 0; IF([.I16]=&quot;GG&quot;;1;IF([.I16]=&quot;GA&quot;;0;&quot;-&quot;)))" office:value-type="float" office:value="1">
            <text:p>1</text:p>
          </table:table-cell>
          <table:table-cell table:style-name="ce11" table:formula="of:=IF([.F16]=1;IF([.I16]=&quot;GG&quot;;&quot;NMLwithGG&quot;;&quot;NMLwithGAorAA&quot;); IF([.I16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M16]=&quot;AA&quot;; 0; IF([.M16]=&quot;GG&quot;;1;IF([.M16]=&quot;GA&quot;;0;&quot;-&quot;)))" office:value-type="float" office:value="0">
            <text:p>0</text:p>
          </table:table-cell>
          <table:table-cell table:style-name="ce11" table:formula="of:=IF([.F16]=1;IF([.M16]=&quot;GG&quot;;&quot;NMLwithGG&quot;;&quot;NMLwithGAorAA&quot;); IF([.M16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6]=&quot;CC&quot;; 0; IF([.Q16]=&quot;TT&quot;;1;IF([.Q16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6]=&quot;AA&quot;; 0; IF([.U16]=&quot;GG&quot;;1;IF([.U16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8.7">
            <text:p>8.7</text:p>
          </table:table-cell>
          <table:table-cell table:number-columns-repeated="998"/>
        </table:table-row>
        <table:table-row table:style-name="ro1">
          <table:table-cell office:value-type="string">
            <text:p>u0014</text:p>
          </table:table-cell>
          <table:table-cell table:style-name="ce2" office:value-type="string">
            <text:p>c14</text:p>
          </table:table-cell>
          <table:table-cell table:style-name="ce10" office:value-type="string">
            <text:p>なし</text:p>
          </table:table-cell>
          <table:table-cell table:style-name="ce10" office:value-type="float" office:value="65">
            <text:p>6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17]=&quot;AA&quot;; 0; IF([.I17]=&quot;GG&quot;;1;IF([.I17]=&quot;GA&quot;;0;&quot;-&quot;)))" office:value-type="float" office:value="1">
            <text:p>1</text:p>
          </table:table-cell>
          <table:table-cell table:style-name="ce11" table:formula="of:=IF([.F17]=1;IF([.I17]=&quot;GG&quot;;&quot;NMLwithGG&quot;;&quot;NMLwithGAorAA&quot;); IF([.I17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7]=&quot;AA&quot;; 0; IF([.M17]=&quot;GG&quot;;1;IF([.M17]=&quot;GA&quot;;0;&quot;-&quot;)))" office:value-type="float" office:value="1">
            <text:p>1</text:p>
          </table:table-cell>
          <table:table-cell table:style-name="ce11" table:formula="of:=IF([.F17]=1;IF([.M17]=&quot;GG&quot;;&quot;NMLwithGG&quot;;&quot;NMLwithGAorAA&quot;); IF([.M17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7]=&quot;CC&quot;; 0; IF([.Q17]=&quot;TT&quot;;1;IF([.Q17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7]=&quot;AA&quot;; 0; IF([.U17]=&quot;GG&quot;;1;IF([.U17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7.3">
            <text:p>17.3</text:p>
          </table:table-cell>
          <table:table-cell table:number-columns-repeated="998"/>
        </table:table-row>
        <table:table-row table:style-name="ro1">
          <table:table-cell office:value-type="string">
            <text:p>u0015</text:p>
          </table:table-cell>
          <table:table-cell table:style-name="ce2" office:value-type="string">
            <text:p>c15</text:p>
          </table:table-cell>
          <table:table-cell table:style-name="ce10" office:value-type="string">
            <text:p>なし</text:p>
          </table:table-cell>
          <table:table-cell table:style-name="ce10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8]=&quot;AA&quot;; 0; IF([.I18]=&quot;GG&quot;;1;IF([.I18]=&quot;GA&quot;;0;&quot;-&quot;)))" office:value-type="float" office:value="0">
            <text:p>0</text:p>
          </table:table-cell>
          <table:table-cell table:style-name="ce11" table:formula="of:=IF([.F18]=1;IF([.I18]=&quot;GG&quot;;&quot;NMLwithGG&quot;;&quot;NMLwithGAorAA&quot;); IF([.I18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8]=&quot;AA&quot;; 0; IF([.M18]=&quot;GG&quot;;1;IF([.M18]=&quot;GA&quot;;0;&quot;-&quot;)))" office:value-type="float" office:value="0">
            <text:p>0</text:p>
          </table:table-cell>
          <table:table-cell table:style-name="ce11" table:formula="of:=IF([.F18]=1;IF([.M18]=&quot;GG&quot;;&quot;NMLwithGG&quot;;&quot;NMLwithGAorAA&quot;); IF([.M18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8]=&quot;CC&quot;; 0; IF([.Q18]=&quot;TT&quot;;1;IF([.Q18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8]=&quot;AA&quot;; 0; IF([.U18]=&quot;GG&quot;;1;IF([.U18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9.7">
            <text:p>9.7</text:p>
          </table:table-cell>
          <table:table-cell table:number-columns-repeated="998"/>
        </table:table-row>
        <table:table-row table:style-name="ro1">
          <table:table-cell office:value-type="string">
            <text:p>u0016</text:p>
          </table:table-cell>
          <table:table-cell table:style-name="ce2" office:value-type="string">
            <text:p>c16</text:p>
          </table:table-cell>
          <table:table-cell table:style-name="ce10" office:value-type="string">
            <text:p>なし</text:p>
          </table:table-cell>
          <table:table-cell table:style-name="ce10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9]=&quot;AA&quot;; 0; IF([.I19]=&quot;GG&quot;;1;IF([.I19]=&quot;GA&quot;;0;&quot;-&quot;)))" office:value-type="float" office:value="0">
            <text:p>0</text:p>
          </table:table-cell>
          <table:table-cell table:style-name="ce11" table:formula="of:=IF([.F19]=1;IF([.I19]=&quot;GG&quot;;&quot;NMLwithGG&quot;;&quot;NMLwithGAorAA&quot;); IF([.I19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9]=&quot;AA&quot;; 0; IF([.M19]=&quot;GG&quot;;1;IF([.M19]=&quot;GA&quot;;0;&quot;-&quot;)))" office:value-type="float" office:value="1">
            <text:p>1</text:p>
          </table:table-cell>
          <table:table-cell table:style-name="ce11" table:formula="of:=IF([.F19]=1;IF([.M19]=&quot;GG&quot;;&quot;NMLwithGG&quot;;&quot;NMLwithGAorAA&quot;); IF([.M19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9]=&quot;CC&quot;; 0; IF([.Q19]=&quot;TT&quot;;1;IF([.Q19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9]=&quot;AA&quot;; 0; IF([.U19]=&quot;GG&quot;;1;IF([.U19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6">
            <text:p>6</text:p>
          </table:table-cell>
          <table:table-cell table:number-columns-repeated="998"/>
        </table:table-row>
        <table:table-row table:style-name="ro1">
          <table:table-cell office:value-type="string">
            <text:p>u0017</text:p>
          </table:table-cell>
          <table:table-cell table:style-name="ce2" office:value-type="string">
            <text:p>c17</text:p>
          </table:table-cell>
          <table:table-cell table:style-name="ce10" office:value-type="string">
            <text:p>なし</text:p>
          </table:table-cell>
          <table:table-cell table:style-name="ce10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0]=&quot;AA&quot;; 0; IF([.I20]=&quot;GG&quot;;1;IF([.I20]=&quot;GA&quot;;0;&quot;-&quot;)))" office:value-type="float" office:value="0">
            <text:p>0</text:p>
          </table:table-cell>
          <table:table-cell table:style-name="ce11" table:formula="of:=IF([.F20]=1;IF([.I20]=&quot;GG&quot;;&quot;NMLwithGG&quot;;&quot;NMLwithGAorAA&quot;); IF([.I20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M20]=&quot;AA&quot;; 0; IF([.M20]=&quot;GG&quot;;1;IF([.M20]=&quot;GA&quot;;0;&quot;-&quot;)))" office:value-type="float" office:value="0">
            <text:p>0</text:p>
          </table:table-cell>
          <table:table-cell table:style-name="ce11" table:formula="of:=IF([.F20]=1;IF([.M20]=&quot;GG&quot;;&quot;NMLwithGG&quot;;&quot;NMLwithGAorAA&quot;); IF([.M20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0]=&quot;CC&quot;; 0; IF([.Q20]=&quot;TT&quot;;1;IF([.Q20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0]=&quot;AA&quot;; 0; IF([.U20]=&quot;GG&quot;;1;IF([.U20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5">
            <text:p>12.5</text:p>
          </table:table-cell>
          <table:table-cell table:number-columns-repeated="998"/>
        </table:table-row>
        <table:table-row table:style-name="ro1">
          <table:table-cell office:value-type="string">
            <text:p>u0018</text:p>
          </table:table-cell>
          <table:table-cell table:style-name="ce2" office:value-type="string">
            <text:p>c18</text:p>
          </table:table-cell>
          <table:table-cell table:style-name="ce10" office:value-type="float" office:value="186028461">
            <text:p>186028461</text:p>
          </table:table-cell>
          <table:table-cell table:style-name="ce10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1]=&quot;AA&quot;; 0; IF([.I21]=&quot;GG&quot;;1;IF([.I21]=&quot;GA&quot;;0;&quot;-&quot;)))" office:value-type="float" office:value="0">
            <text:p>0</text:p>
          </table:table-cell>
          <table:table-cell table:style-name="ce11" table:formula="of:=IF([.F21]=1;IF([.I21]=&quot;GG&quot;;&quot;NMLwithGG&quot;;&quot;NMLwithGAorAA&quot;); IF([.I21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1]=&quot;AA&quot;; 0; IF([.M21]=&quot;GG&quot;;1;IF([.M21]=&quot;GA&quot;;0;&quot;-&quot;)))" office:value-type="float" office:value="1">
            <text:p>1</text:p>
          </table:table-cell>
          <table:table-cell table:style-name="ce11" table:formula="of:=IF([.F21]=1;IF([.M21]=&quot;GG&quot;;&quot;NMLwithGG&quot;;&quot;NMLwithGAorAA&quot;); IF([.M21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1]=&quot;CC&quot;; 0; IF([.Q21]=&quot;TT&quot;;1;IF([.Q21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1]=&quot;AA&quot;; 0; IF([.U21]=&quot;GG&quot;;1;IF([.U21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5.3">
            <text:p>15.3</text:p>
          </table:table-cell>
          <table:table-cell table:number-columns-repeated="998"/>
        </table:table-row>
        <table:table-row table:style-name="ro1">
          <table:table-cell office:value-type="string">
            <text:p>u0019</text:p>
          </table:table-cell>
          <table:table-cell table:style-name="ce2" office:value-type="string">
            <text:p>c19</text:p>
          </table:table-cell>
          <table:table-cell table:style-name="ce10" office:value-type="float" office:value="188108279">
            <text:p>188108279</text:p>
          </table:table-cell>
          <table:table-cell table:style-name="ce10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2]=&quot;AA&quot;; 0; IF([.I22]=&quot;GG&quot;;1;IF([.I22]=&quot;GA&quot;;0;&quot;-&quot;)))" office:value-type="float" office:value="0">
            <text:p>0</text:p>
          </table:table-cell>
          <table:table-cell table:style-name="ce11" table:formula="of:=IF([.F22]=1;IF([.I22]=&quot;GG&quot;;&quot;NMLwithGG&quot;;&quot;NMLwithGAorAA&quot;); IF([.I22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2]=&quot;AA&quot;; 0; IF([.M22]=&quot;GG&quot;;1;IF([.M22]=&quot;GA&quot;;0;&quot;-&quot;)))" office:value-type="float" office:value="1">
            <text:p>1</text:p>
          </table:table-cell>
          <table:table-cell table:style-name="ce11" table:formula="of:=IF([.F22]=1;IF([.M22]=&quot;GG&quot;;&quot;NMLwithGG&quot;;&quot;NMLwithGAorAA&quot;); IF([.M22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22]=&quot;CC&quot;; 0; IF([.Q22]=&quot;TT&quot;;1;IF([.Q22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22]=&quot;AA&quot;; 0; IF([.U22]=&quot;GG&quot;;1;IF([.U22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6.7">
            <text:p>6.7</text:p>
          </table:table-cell>
          <table:table-cell table:number-columns-repeated="998"/>
        </table:table-row>
        <table:table-row table:style-name="ro1">
          <table:table-cell office:value-type="string">
            <text:p>u0020</text:p>
          </table:table-cell>
          <table:table-cell table:style-name="ce2" office:value-type="string">
            <text:p>c20</text:p>
          </table:table-cell>
          <table:table-cell table:style-name="ce10" office:value-type="string">
            <text:p>なし</text:p>
          </table:table-cell>
          <table:table-cell table:style-name="ce10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3]=&quot;AA&quot;; 0; IF([.I23]=&quot;GG&quot;;1;IF([.I23]=&quot;GA&quot;;0;&quot;-&quot;)))" office:value-type="float" office:value="0">
            <text:p>0</text:p>
          </table:table-cell>
          <table:table-cell table:style-name="ce11" table:formula="of:=IF([.F23]=1;IF([.I23]=&quot;GG&quot;;&quot;NMLwithGG&quot;;&quot;NMLwithGAorAA&quot;); IF([.I23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23]=&quot;AA&quot;; 0; IF([.M23]=&quot;GG&quot;;1;IF([.M23]=&quot;GA&quot;;0;&quot;-&quot;)))" office:value-type="float" office:value="0">
            <text:p>0</text:p>
          </table:table-cell>
          <table:table-cell table:style-name="ce11" table:formula="of:=IF([.F23]=1;IF([.M23]=&quot;GG&quot;;&quot;NMLwithGG&quot;;&quot;NMLwithGAorAA&quot;); IF([.M23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23]=&quot;CC&quot;; 0; IF([.Q23]=&quot;TT&quot;;1;IF([.Q23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3]=&quot;AA&quot;; 0; IF([.U23]=&quot;GG&quot;;1;IF([.U23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3.4">
            <text:p>13.4</text:p>
          </table:table-cell>
          <table:table-cell table:number-columns-repeated="998"/>
        </table:table-row>
        <table:table-row table:style-name="ro1">
          <table:table-cell office:value-type="string">
            <text:p>u0021</text:p>
          </table:table-cell>
          <table:table-cell table:style-name="ce2" office:value-type="string">
            <text:p>c21</text:p>
          </table:table-cell>
          <table:table-cell table:style-name="ce10" office:value-type="float" office:value="197058143">
            <text:p>197058143</text:p>
          </table:table-cell>
          <table:table-cell table:style-name="ce10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24]=&quot;AA&quot;; 0; IF([.I24]=&quot;GG&quot;;1;IF([.I24]=&quot;GA&quot;;0;&quot;-&quot;)))" office:value-type="float" office:value="1">
            <text:p>1</text:p>
          </table:table-cell>
          <table:table-cell table:style-name="ce11" table:formula="of:=IF([.F24]=1;IF([.I24]=&quot;GG&quot;;&quot;NMLwithGG&quot;;&quot;NMLwithGAorAA&quot;); IF([.I24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4]=&quot;AA&quot;; 0; IF([.M24]=&quot;GG&quot;;1;IF([.M24]=&quot;GA&quot;;0;&quot;-&quot;)))" office:value-type="float" office:value="1">
            <text:p>1</text:p>
          </table:table-cell>
          <table:table-cell table:style-name="ce11" table:formula="of:=IF([.F24]=1;IF([.M24]=&quot;GG&quot;;&quot;NMLwithGG&quot;;&quot;NMLwithGAorAA&quot;); IF([.M24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4]=&quot;CC&quot;; 0; IF([.Q24]=&quot;TT&quot;;1;IF([.Q24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4]=&quot;AA&quot;; 0; IF([.U24]=&quot;GG&quot;;1;IF([.U24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7">
            <text:p>7.7</text:p>
          </table:table-cell>
          <table:table-cell table:number-columns-repeated="998"/>
        </table:table-row>
        <table:table-row table:style-name="ro1">
          <table:table-cell office:value-type="string">
            <text:p>u0022</text:p>
          </table:table-cell>
          <table:table-cell table:style-name="ce2" office:value-type="string">
            <text:p>c22</text:p>
          </table:table-cell>
          <table:table-cell table:style-name="ce10" office:value-type="float" office:value="188082359">
            <text:p>188082359</text:p>
          </table:table-cell>
          <table:table-cell table:style-name="ce10" office:value-type="float" office:value="53">
            <text:p>5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25]=&quot;AA&quot;; 0; IF([.I25]=&quot;GG&quot;;1;IF([.I25]=&quot;GA&quot;;0;&quot;-&quot;)))" office:value-type="float" office:value="1">
            <text:p>1</text:p>
          </table:table-cell>
          <table:table-cell table:style-name="ce11" table:formula="of:=IF([.F25]=1;IF([.I25]=&quot;GG&quot;;&quot;NMLwithGG&quot;;&quot;NMLwithGAorAA&quot;); IF([.I25]=&quot;GG&quot;;&quot;MDDwithGG&quot;;&quot;MDDwithGAorAA&quot;))" office:value-type="string" office:string-value="NMLwithGG">
            <text:p>NMLwithGG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25]=&quot;AA&quot;; 0; IF([.M25]=&quot;GG&quot;;1;IF([.M25]=&quot;GA&quot;;0;&quot;-&quot;)))" office:value-type="float" office:value="0">
            <text:p>0</text:p>
          </table:table-cell>
          <table:table-cell table:style-name="ce11" table:formula="of:=IF([.F25]=1;IF([.M25]=&quot;GG&quot;;&quot;NMLwithGG&quot;;&quot;NMLwithGAorAA&quot;); IF([.M25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5]=&quot;CC&quot;; 0; IF([.Q25]=&quot;TT&quot;;1;IF([.Q25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5]=&quot;AA&quot;; 0; IF([.U25]=&quot;GG&quot;;1;IF([.U25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4.1">
            <text:p>14.1</text:p>
          </table:table-cell>
          <table:table-cell table:number-columns-repeated="998"/>
        </table:table-row>
        <table:table-row table:style-name="ro1">
          <table:table-cell office:value-type="string">
            <text:p>u0023</text:p>
          </table:table-cell>
          <table:table-cell table:style-name="ce2" office:value-type="string">
            <text:p>c23</text:p>
          </table:table-cell>
          <table:table-cell table:style-name="ce10" office:value-type="string">
            <text:p>なし</text:p>
          </table:table-cell>
          <table:table-cell table:style-name="ce10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6]=&quot;AA&quot;; 0; IF([.I26]=&quot;GG&quot;;1;IF([.I26]=&quot;GA&quot;;0;&quot;-&quot;)))" office:value-type="float" office:value="0">
            <text:p>0</text:p>
          </table:table-cell>
          <table:table-cell table:style-name="ce11" table:formula="of:=IF([.F26]=1;IF([.I26]=&quot;GG&quot;;&quot;NMLwithGG&quot;;&quot;NMLwithGAorAA&quot;); IF([.I26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26]=&quot;AA&quot;; 0; IF([.M26]=&quot;GG&quot;;1;IF([.M26]=&quot;GA&quot;;0;&quot;-&quot;)))" office:value-type="float" office:value="0">
            <text:p>0</text:p>
          </table:table-cell>
          <table:table-cell table:style-name="ce11" table:formula="of:=IF([.F26]=1;IF([.M26]=&quot;GG&quot;;&quot;NMLwithGG&quot;;&quot;NMLwithGAorAA&quot;); IF([.M26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6]=&quot;CC&quot;; 0; IF([.Q26]=&quot;TT&quot;;1;IF([.Q26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26]=&quot;AA&quot;; 0; IF([.U26]=&quot;GG&quot;;1;IF([.U26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5.9">
            <text:p>5.9</text:p>
          </table:table-cell>
          <table:table-cell table:number-columns-repeated="998"/>
        </table:table-row>
        <table:table-row table:style-name="ro1">
          <table:table-cell office:value-type="string">
            <text:p>u0024</text:p>
          </table:table-cell>
          <table:table-cell table:style-name="ce2" office:value-type="string">
            <text:p>c24</text:p>
          </table:table-cell>
          <table:table-cell table:style-name="ce10" office:value-type="float" office:value="188055330">
            <text:p>188055330</text:p>
          </table:table-cell>
          <table:table-cell table:style-name="ce10" office:value-type="float" office:value="46">
            <text:p>46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7]=&quot;AA&quot;; 0; IF([.I27]=&quot;GG&quot;;1;IF([.I27]=&quot;GA&quot;;0;&quot;-&quot;)))" office:value-type="float" office:value="0">
            <text:p>0</text:p>
          </table:table-cell>
          <table:table-cell table:style-name="ce11" table:formula="of:=IF([.F27]=1;IF([.I27]=&quot;GG&quot;;&quot;NMLwithGG&quot;;&quot;NMLwithGAorAA&quot;); IF([.I27]=&quot;GG&quot;;&quot;MDDwithGG&quot;;&quot;MDDwithGAorAA&quot;))" office:value-type="string" office:string-value="NMLwithGAorAA">
            <text:p>NMLwithGAorAA</text:p>
          </table:table-cell>
          <table:table-cell table:style-name="ce27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7]=&quot;AA&quot;; 0; IF([.M27]=&quot;GG&quot;;1;IF([.M27]=&quot;GA&quot;;0;&quot;-&quot;)))" office:value-type="float" office:value="1">
            <text:p>1</text:p>
          </table:table-cell>
          <table:table-cell table:style-name="ce11" table:formula="of:=IF([.F27]=1;IF([.M27]=&quot;GG&quot;;&quot;NMLwithGG&quot;;&quot;NMLwithGAorAA&quot;); IF([.M27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27]=&quot;CC&quot;; 0; IF([.Q27]=&quot;TT&quot;;1;IF([.Q27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27]=&quot;AA&quot;; 0; IF([.U27]=&quot;GG&quot;;1;IF([.U27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6">
            <text:p>12.6</text:p>
          </table:table-cell>
          <table:table-cell table:number-columns-repeated="998"/>
        </table:table-row>
        <table:table-row table:style-name="ro1">
          <table:table-cell office:value-type="string">
            <text:p>u0025</text:p>
          </table:table-cell>
          <table:table-cell table:style-name="ce4" office:value-type="string">
            <text:p>c25</text:p>
          </table:table-cell>
          <table:table-cell table:style-name="ce11" office:value-type="float" office:value="110013910">
            <text:p>110013910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8]=&quot;AA&quot;; 0; IF([.I28]=&quot;GG&quot;;1;IF([.I28]=&quot;GA&quot;;0;&quot;-&quot;)))" office:value-type="float" office:value="0">
            <text:p>0</text:p>
          </table:table-cell>
          <table:table-cell table:style-name="ce11" table:formula="of:=IF([.F28]=1;IF([.I28]=&quot;GG&quot;;&quot;NMLwithGG&quot;;&quot;NMLwithGAorAA&quot;); IF([.I28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8]=&quot;AA&quot;; 0; IF([.M28]=&quot;GG&quot;;1;IF([.M28]=&quot;GA&quot;;0;&quot;-&quot;)))" office:value-type="float" office:value="1">
            <text:p>1</text:p>
          </table:table-cell>
          <table:table-cell table:style-name="ce11" table:formula="of:=IF([.F28]=1;IF([.M28]=&quot;GG&quot;;&quot;NMLwithGG&quot;;&quot;NMLwithGAorAA&quot;); IF([.M28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8]=&quot;CC&quot;; 0; IF([.Q28]=&quot;TT&quot;;1;IF([.Q28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28]=&quot;AA&quot;; 0; IF([.U28]=&quot;GG&quot;;1;IF([.U28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6.7">
            <text:p>6.7</text:p>
          </table:table-cell>
          <table:table-cell table:number-columns-repeated="998"/>
        </table:table-row>
        <table:table-row table:style-name="ro1">
          <table:table-cell office:value-type="string">
            <text:p>u0026</text:p>
          </table:table-cell>
          <table:table-cell table:style-name="ce4" office:value-type="string">
            <text:p>c26</text:p>
          </table:table-cell>
          <table:table-cell table:style-name="ce11" office:value-type="float" office:value="100034603">
            <text:p>100034603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29]=&quot;AA&quot;; 0; IF([.I29]=&quot;GG&quot;;1;IF([.I29]=&quot;GA&quot;;0;&quot;-&quot;)))" office:value-type="float" office:value="0">
            <text:p>0</text:p>
          </table:table-cell>
          <table:table-cell table:style-name="ce11" table:formula="of:=IF([.F29]=1;IF([.I29]=&quot;GG&quot;;&quot;NMLwithGG&quot;;&quot;NMLwithGAorAA&quot;); IF([.I29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29]=&quot;AA&quot;; 0; IF([.M29]=&quot;GG&quot;;1;IF([.M29]=&quot;GA&quot;;0;&quot;-&quot;)))" office:value-type="float" office:value="1">
            <text:p>1</text:p>
          </table:table-cell>
          <table:table-cell table:style-name="ce11" table:formula="of:=IF([.F29]=1;IF([.M29]=&quot;GG&quot;;&quot;NMLwithGG&quot;;&quot;NMLwithGAorAA&quot;); IF([.M29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29]=&quot;CC&quot;; 0; IF([.Q29]=&quot;TT&quot;;1;IF([.Q29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29]=&quot;AA&quot;; 0; IF([.U29]=&quot;GG&quot;;1;IF([.U29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7.2">
            <text:p>7.2</text:p>
          </table:table-cell>
          <table:table-cell table:number-columns-repeated="998"/>
        </table:table-row>
        <table:table-row table:style-name="ro1">
          <table:table-cell office:value-type="string">
            <text:p>u0027</text:p>
          </table:table-cell>
          <table:table-cell table:style-name="ce5" office:value-type="string">
            <text:p>c27</text:p>
          </table:table-cell>
          <table:table-cell table:style-name="ce11" office:value-type="string">
            <text:p>なし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30]=&quot;AA&quot;; 0; IF([.I30]=&quot;GG&quot;;1;IF([.I30]=&quot;GA&quot;;0;&quot;-&quot;)))" office:value-type="float" office:value="0">
            <text:p>0</text:p>
          </table:table-cell>
          <table:table-cell table:style-name="ce11" table:formula="of:=IF([.F30]=1;IF([.I30]=&quot;GG&quot;;&quot;NMLwithGG&quot;;&quot;NMLwithGAorAA&quot;); IF([.I30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0]=&quot;AA&quot;; 0; IF([.M30]=&quot;GG&quot;;1;IF([.M30]=&quot;GA&quot;;0;&quot;-&quot;)))" office:value-type="float" office:value="1">
            <text:p>1</text:p>
          </table:table-cell>
          <table:table-cell table:style-name="ce11" table:formula="of:=IF([.F30]=1;IF([.M30]=&quot;GG&quot;;&quot;NMLwithGG&quot;;&quot;NMLwithGAorAA&quot;); IF([.M30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30]=&quot;CC&quot;; 0; IF([.Q30]=&quot;TT&quot;;1;IF([.Q30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0]=&quot;AA&quot;; 0; IF([.U30]=&quot;GG&quot;;1;IF([.U30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3.5">
            <text:p>3.5</text:p>
          </table:table-cell>
          <table:table-cell table:number-columns-repeated="998"/>
        </table:table-row>
        <table:table-row table:style-name="ro1">
          <table:table-cell office:value-type="string">
            <text:p>u0028</text:p>
          </table:table-cell>
          <table:table-cell table:style-name="ce2" office:value-type="string">
            <text:p>c28</text:p>
          </table:table-cell>
          <table:table-cell table:style-name="ce10" office:value-type="float" office:value="100029850">
            <text:p>100029850</text:p>
          </table:table-cell>
          <table:table-cell table:style-name="ce10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31]=&quot;AA&quot;; 0; IF([.I31]=&quot;GG&quot;;1;IF([.I31]=&quot;GA&quot;;0;&quot;-&quot;)))" office:value-type="float" office:value="0">
            <text:p>0</text:p>
          </table:table-cell>
          <table:table-cell table:style-name="ce11" table:formula="of:=IF([.F31]=1;IF([.I31]=&quot;GG&quot;;&quot;NMLwithGG&quot;;&quot;NMLwithGAorAA&quot;); IF([.I31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31]=&quot;AA&quot;; 0; IF([.M31]=&quot;GG&quot;;1;IF([.M31]=&quot;GA&quot;;0;&quot;-&quot;)))" office:value-type="float" office:value="0">
            <text:p>0</text:p>
          </table:table-cell>
          <table:table-cell table:style-name="ce11" table:formula="of:=IF([.F31]=1;IF([.M31]=&quot;GG&quot;;&quot;NMLwithGG&quot;;&quot;NMLwithGAorAA&quot;); IF([.M31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1]=&quot;CC&quot;; 0; IF([.Q31]=&quot;TT&quot;;1;IF([.Q31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31]=&quot;AA&quot;; 0; IF([.U31]=&quot;GG&quot;;1;IF([.U31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2.2">
            <text:p>12.2</text:p>
          </table:table-cell>
          <table:table-cell table:number-columns-repeated="998"/>
        </table:table-row>
        <table:table-row table:style-name="ro1">
          <table:table-cell office:value-type="string">
            <text:p>u0029</text:p>
          </table:table-cell>
          <table:table-cell table:style-name="ce2" office:value-type="string">
            <text:p>c29</text:p>
          </table:table-cell>
          <table:table-cell table:style-name="ce10" office:value-type="string">
            <text:p>なし</text:p>
          </table:table-cell>
          <table:table-cell table:style-name="ce10" office:value-type="float" office:value="47">
            <text:p>47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32]=&quot;AA&quot;; 0; IF([.I32]=&quot;GG&quot;;1;IF([.I32]=&quot;GA&quot;;0;&quot;-&quot;)))" office:value-type="float" office:value="0">
            <text:p>0</text:p>
          </table:table-cell>
          <table:table-cell table:style-name="ce11" table:formula="of:=IF([.F32]=1;IF([.I32]=&quot;GG&quot;;&quot;NMLwithGG&quot;;&quot;NMLwithGAorAA&quot;); IF([.I32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2]=&quot;AA&quot;; 0; IF([.M32]=&quot;GG&quot;;1;IF([.M32]=&quot;GA&quot;;0;&quot;-&quot;)))" office:value-type="float" office:value="1">
            <text:p>1</text:p>
          </table:table-cell>
          <table:table-cell table:style-name="ce11" table:formula="of:=IF([.F32]=1;IF([.M32]=&quot;GG&quot;;&quot;NMLwithGG&quot;;&quot;NMLwithGAorAA&quot;); IF([.M32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2]=&quot;CC&quot;; 0; IF([.Q32]=&quot;TT&quot;;1;IF([.Q32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32]=&quot;AA&quot;; 0; IF([.U32]=&quot;GG&quot;;1;IF([.U32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2.1">
            <text:p>12.1</text:p>
          </table:table-cell>
          <table:table-cell table:number-columns-repeated="998"/>
        </table:table-row>
        <table:table-row table:style-name="ro1">
          <table:table-cell office:value-type="string">
            <text:p>u0030</text:p>
          </table:table-cell>
          <table:table-cell table:style-name="ce2" office:value-type="string">
            <text:p>c30</text:p>
          </table:table-cell>
          <table:table-cell table:style-name="ce10" office:value-type="string">
            <text:p>なし</text:p>
          </table:table-cell>
          <table:table-cell table:style-name="ce10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33]=&quot;AA&quot;; 0; IF([.I33]=&quot;GG&quot;;1;IF([.I33]=&quot;GA&quot;;0;&quot;-&quot;)))" office:value-type="float" office:value="1">
            <text:p>1</text:p>
          </table:table-cell>
          <table:table-cell table:style-name="ce11" table:formula="of:=IF([.F33]=1;IF([.I33]=&quot;GG&quot;;&quot;NMLwithGG&quot;;&quot;NMLwithGAorAA&quot;); IF([.I33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33]=&quot;AA&quot;; 0; IF([.M33]=&quot;GG&quot;;1;IF([.M33]=&quot;GA&quot;;0;&quot;-&quot;)))" office:value-type="float" office:value="0">
            <text:p>0</text:p>
          </table:table-cell>
          <table:table-cell table:style-name="ce11" table:formula="of:=IF([.F33]=1;IF([.M33]=&quot;GG&quot;;&quot;NMLwithGG&quot;;&quot;NMLwithGAorAA&quot;); IF([.M33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3]=&quot;CC&quot;; 0; IF([.Q33]=&quot;TT&quot;;1;IF([.Q33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33]=&quot;AA&quot;; 0; IF([.U33]=&quot;GG&quot;;1;IF([.U33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4.4">
            <text:p>4.4</text:p>
          </table:table-cell>
          <table:table-cell table:number-columns-repeated="998"/>
        </table:table-row>
        <table:table-row table:style-name="ro1">
          <table:table-cell office:value-type="string">
            <text:p>u0031</text:p>
          </table:table-cell>
          <table:table-cell table:style-name="ce6" office:value-type="string">
            <text:p>c31</text:p>
          </table:table-cell>
          <table:table-cell table:style-name="ce10" office:value-type="string">
            <text:p>なし</text:p>
          </table:table-cell>
          <table:table-cell table:style-name="ce10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34]=&quot;AA&quot;; 0; IF([.I34]=&quot;GG&quot;;1;IF([.I34]=&quot;GA&quot;;0;&quot;-&quot;)))" office:value-type="float" office:value="0">
            <text:p>0</text:p>
          </table:table-cell>
          <table:table-cell table:style-name="ce11" table:formula="of:=IF([.F34]=1;IF([.I34]=&quot;GG&quot;;&quot;NMLwithGG&quot;;&quot;NMLwithGAorAA&quot;); IF([.I34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4]=&quot;AA&quot;; 0; IF([.M34]=&quot;GG&quot;;1;IF([.M34]=&quot;GA&quot;;0;&quot;-&quot;)))" office:value-type="float" office:value="1">
            <text:p>1</text:p>
          </table:table-cell>
          <table:table-cell table:style-name="ce11" table:formula="of:=IF([.F34]=1;IF([.M34]=&quot;GG&quot;;&quot;NMLwithGG&quot;;&quot;NMLwithGAorAA&quot;); IF([.M34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4]=&quot;CC&quot;; 0; IF([.Q34]=&quot;TT&quot;;1;IF([.Q34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4]=&quot;AA&quot;; 0; IF([.U34]=&quot;GG&quot;;1;IF([.U34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5">
            <text:p>5</text:p>
          </table:table-cell>
          <table:table-cell table:number-columns-repeated="998"/>
        </table:table-row>
        <table:table-row table:style-name="ro1">
          <table:table-cell office:value-type="string">
            <text:p>u0032</text:p>
          </table:table-cell>
          <table:table-cell table:style-name="ce2" office:value-type="string">
            <text:p>c32</text:p>
          </table:table-cell>
          <table:table-cell table:style-name="ce10" office:value-type="string">
            <text:p>なし</text:p>
          </table:table-cell>
          <table:table-cell table:style-name="ce10" office:value-type="float" office:value="39">
            <text:p>39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35]=&quot;AA&quot;; 0; IF([.I35]=&quot;GG&quot;;1;IF([.I35]=&quot;GA&quot;;0;&quot;-&quot;)))" office:value-type="float" office:value="1">
            <text:p>1</text:p>
          </table:table-cell>
          <table:table-cell table:style-name="ce11" table:formula="of:=IF([.F35]=1;IF([.I35]=&quot;GG&quot;;&quot;NMLwithGG&quot;;&quot;NMLwithGAorAA&quot;); IF([.I35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5]=&quot;AA&quot;; 0; IF([.M35]=&quot;GG&quot;;1;IF([.M35]=&quot;GA&quot;;0;&quot;-&quot;)))" office:value-type="float" office:value="1">
            <text:p>1</text:p>
          </table:table-cell>
          <table:table-cell table:style-name="ce11" table:formula="of:=IF([.F35]=1;IF([.M35]=&quot;GG&quot;;&quot;NMLwithGG&quot;;&quot;NMLwithGAorAA&quot;); IF([.M35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5]=&quot;CC&quot;; 0; IF([.Q35]=&quot;TT&quot;;1;IF([.Q35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5]=&quot;AA&quot;; 0; IF([.U35]=&quot;GG&quot;;1;IF([.U35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1">
            <text:p>12.1</text:p>
          </table:table-cell>
          <table:table-cell table:number-columns-repeated="998"/>
        </table:table-row>
        <table:table-row table:style-name="ro1">
          <table:table-cell office:value-type="string">
            <text:p>u0033</text:p>
          </table:table-cell>
          <table:table-cell table:style-name="ce2" office:value-type="string">
            <text:p>c33</text:p>
          </table:table-cell>
          <table:table-cell table:style-name="ce10" office:value-type="string">
            <text:p>なし</text:p>
          </table:table-cell>
          <table:table-cell table:style-name="ce10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36]=&quot;AA&quot;; 0; IF([.I36]=&quot;GG&quot;;1;IF([.I36]=&quot;GA&quot;;0;&quot;-&quot;)))" office:value-type="float" office:value="1">
            <text:p>1</text:p>
          </table:table-cell>
          <table:table-cell table:style-name="ce11" table:formula="of:=IF([.F36]=1;IF([.I36]=&quot;GG&quot;;&quot;NMLwithGG&quot;;&quot;NMLwithGAorAA&quot;); IF([.I36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36]=&quot;AA&quot;; 0; IF([.M36]=&quot;GG&quot;;1;IF([.M36]=&quot;GA&quot;;0;&quot;-&quot;)))" office:value-type="float" office:value="0">
            <text:p>0</text:p>
          </table:table-cell>
          <table:table-cell table:style-name="ce11" table:formula="of:=IF([.F36]=1;IF([.M36]=&quot;GG&quot;;&quot;NMLwithGG&quot;;&quot;NMLwithGAorAA&quot;); IF([.M36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6]=&quot;CC&quot;; 0; IF([.Q36]=&quot;TT&quot;;1;IF([.Q36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6]=&quot;AA&quot;; 0; IF([.U36]=&quot;GG&quot;;1;IF([.U36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8.9">
            <text:p>8.9</text:p>
          </table:table-cell>
          <table:table-cell table:number-columns-repeated="998"/>
        </table:table-row>
        <table:table-row table:style-name="ro1">
          <table:table-cell office:value-type="string">
            <text:p>u0034</text:p>
          </table:table-cell>
          <table:table-cell table:style-name="ce4" office:value-type="string">
            <text:p>c34</text:p>
          </table:table-cell>
          <table:table-cell table:style-name="ce11" office:value-type="string">
            <text:p>なし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37]=&quot;AA&quot;; 0; IF([.I37]=&quot;GG&quot;;1;IF([.I37]=&quot;GA&quot;;0;&quot;-&quot;)))" office:value-type="float" office:value="1">
            <text:p>1</text:p>
          </table:table-cell>
          <table:table-cell table:style-name="ce11" table:formula="of:=IF([.F37]=1;IF([.I37]=&quot;GG&quot;;&quot;NMLwithGG&quot;;&quot;NMLwithGAorAA&quot;); IF([.I37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37]=&quot;AA&quot;; 0; IF([.M37]=&quot;GG&quot;;1;IF([.M37]=&quot;GA&quot;;0;&quot;-&quot;)))" office:value-type="float" office:value="0">
            <text:p>0</text:p>
          </table:table-cell>
          <table:table-cell table:style-name="ce11" table:formula="of:=IF([.F37]=1;IF([.M37]=&quot;GG&quot;;&quot;NMLwithGG&quot;;&quot;NMLwithGAorAA&quot;); IF([.M37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7]=&quot;CC&quot;; 0; IF([.Q37]=&quot;TT&quot;;1;IF([.Q37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37]=&quot;AA&quot;; 0; IF([.U37]=&quot;GG&quot;;1;IF([.U37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1.6">
            <text:p>11.6</text:p>
          </table:table-cell>
          <table:table-cell table:number-columns-repeated="998"/>
        </table:table-row>
        <table:table-row table:style-name="ro1">
          <table:table-cell office:value-type="string">
            <text:p>u0035</text:p>
          </table:table-cell>
          <table:table-cell table:style-name="ce7" office:value-type="string">
            <text:p>c35</text:p>
          </table:table-cell>
          <table:table-cell table:style-name="ce11" office:value-type="string">
            <text:p>なし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38]=&quot;AA&quot;; 0; IF([.I38]=&quot;GG&quot;;1;IF([.I38]=&quot;GA&quot;;0;&quot;-&quot;)))" office:value-type="float" office:value="0">
            <text:p>0</text:p>
          </table:table-cell>
          <table:table-cell table:style-name="ce11" table:formula="of:=IF([.F38]=1;IF([.I38]=&quot;GG&quot;;&quot;NMLwithGG&quot;;&quot;NMLwithGAorAA&quot;); IF([.I38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8]=&quot;AA&quot;; 0; IF([.M38]=&quot;GG&quot;;1;IF([.M38]=&quot;GA&quot;;0;&quot;-&quot;)))" office:value-type="float" office:value="1">
            <text:p>1</text:p>
          </table:table-cell>
          <table:table-cell table:style-name="ce11" table:formula="of:=IF([.F38]=1;IF([.M38]=&quot;GG&quot;;&quot;NMLwithGG&quot;;&quot;NMLwithGAorAA&quot;); IF([.M38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8]=&quot;CC&quot;; 0; IF([.Q38]=&quot;TT&quot;;1;IF([.Q38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8]=&quot;AA&quot;; 0; IF([.U38]=&quot;GG&quot;;1;IF([.U38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.1">
            <text:p>9.1</text:p>
          </table:table-cell>
          <table:table-cell table:number-columns-repeated="998"/>
        </table:table-row>
        <table:table-row table:style-name="ro1">
          <table:table-cell office:value-type="string">
            <text:p>u0036</text:p>
          </table:table-cell>
          <table:table-cell table:style-name="ce2" office:value-type="string">
            <text:p>c36</text:p>
          </table:table-cell>
          <table:table-cell table:style-name="ce10" office:value-type="float" office:value="102073872">
            <text:p>102073872</text:p>
          </table:table-cell>
          <table:table-cell table:style-name="ce10" office:value-type="float" office:value="53">
            <text:p>53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39]=&quot;AA&quot;; 0; IF([.I39]=&quot;GG&quot;;1;IF([.I39]=&quot;GA&quot;;0;&quot;-&quot;)))" office:value-type="float" office:value="0">
            <text:p>0</text:p>
          </table:table-cell>
          <table:table-cell table:style-name="ce11" table:formula="of:=IF([.F39]=1;IF([.I39]=&quot;GG&quot;;&quot;NMLwithGG&quot;;&quot;NMLwithGAorAA&quot;); IF([.I39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39]=&quot;AA&quot;; 0; IF([.M39]=&quot;GG&quot;;1;IF([.M39]=&quot;GA&quot;;0;&quot;-&quot;)))" office:value-type="float" office:value="1">
            <text:p>1</text:p>
          </table:table-cell>
          <table:table-cell table:style-name="ce11" table:formula="of:=IF([.F39]=1;IF([.M39]=&quot;GG&quot;;&quot;NMLwithGG&quot;;&quot;NMLwithGAorAA&quot;); IF([.M39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39]=&quot;CC&quot;; 0; IF([.Q39]=&quot;TT&quot;;1;IF([.Q39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39]=&quot;AA&quot;; 0; IF([.U39]=&quot;GG&quot;;1;IF([.U39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3">
            <text:p>12.3</text:p>
          </table:table-cell>
          <table:table-cell table:number-columns-repeated="998"/>
        </table:table-row>
        <table:table-row table:style-name="ro1">
          <table:table-cell office:value-type="string">
            <text:p>u0037</text:p>
          </table:table-cell>
          <table:table-cell table:style-name="ce8" office:value-type="string">
            <text:p>c37</text:p>
          </table:table-cell>
          <table:table-cell table:style-name="ce11" office:value-type="string">
            <text:p>なし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40]=&quot;AA&quot;; 0; IF([.I40]=&quot;GG&quot;;1;IF([.I40]=&quot;GA&quot;;0;&quot;-&quot;)))" office:value-type="float" office:value="1">
            <text:p>1</text:p>
          </table:table-cell>
          <table:table-cell table:style-name="ce11" table:formula="of:=IF([.F40]=1;IF([.I40]=&quot;GG&quot;;&quot;NMLwithGG&quot;;&quot;NMLwithGAorAA&quot;); IF([.I40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40]=&quot;AA&quot;; 0; IF([.M40]=&quot;GG&quot;;1;IF([.M40]=&quot;GA&quot;;0;&quot;-&quot;)))" office:value-type="float" office:value="1">
            <text:p>1</text:p>
          </table:table-cell>
          <table:table-cell table:style-name="ce11" table:formula="of:=IF([.F40]=1;IF([.M40]=&quot;GG&quot;;&quot;NMLwithGG&quot;;&quot;NMLwithGAorAA&quot;); IF([.M40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0]=&quot;CC&quot;; 0; IF([.Q40]=&quot;TT&quot;;1;IF([.Q40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0]=&quot;AA&quot;; 0; IF([.U40]=&quot;GG&quot;;1;IF([.U40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0.6">
            <text:p>10.6</text:p>
          </table:table-cell>
          <table:table-cell table:number-columns-repeated="998"/>
        </table:table-row>
        <table:table-row table:style-name="ro1">
          <table:table-cell office:value-type="string">
            <text:p>u0038</text:p>
          </table:table-cell>
          <table:table-cell table:style-name="ce3" office:value-type="string">
            <text:p>c38</text:p>
          </table:table-cell>
          <table:table-cell table:style-name="ce11" office:value-type="string">
            <text:p>なし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41]=&quot;AA&quot;; 0; IF([.I41]=&quot;GG&quot;;1;IF([.I41]=&quot;GA&quot;;0;&quot;-&quot;)))" office:value-type="float" office:value="1">
            <text:p>1</text:p>
          </table:table-cell>
          <table:table-cell table:style-name="ce11" table:formula="of:=IF([.F41]=1;IF([.I41]=&quot;GG&quot;;&quot;NMLwithGG&quot;;&quot;NMLwithGAorAA&quot;); IF([.I41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M41]=&quot;AA&quot;; 0; IF([.M41]=&quot;GG&quot;;1;IF([.M41]=&quot;GA&quot;;0;&quot;-&quot;)))" office:value-type="string" office:string-value="-">
            <text:p>-</text:p>
          </table:table-cell>
          <table:table-cell table:style-name="ce11" table:formula="of:=IF([.F41]=1;IF([.M41]=&quot;GG&quot;;&quot;NMLwithGG&quot;;&quot;NMLwithGAorAA&quot;); IF([.M41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41]=&quot;CC&quot;; 0; IF([.Q41]=&quot;TT&quot;;1;IF([.Q41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41]=&quot;AA&quot;; 0; IF([.U41]=&quot;GG&quot;;1;IF([.U41]=&quot;GA&quot;;0;&quot;-&quot;)))" office:value-type="float" office:value="0">
            <text:p>0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39</text:p>
          </table:table-cell>
          <table:table-cell table:style-name="ce7" office:value-type="string">
            <text:p>c39</text:p>
          </table:table-cell>
          <table:table-cell table:style-name="ce11" office:value-type="string">
            <text:p>なし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2]=&quot;AA&quot;; 0; IF([.I42]=&quot;GG&quot;;1;IF([.I42]=&quot;GA&quot;;0;&quot;-&quot;)))" office:value-type="float" office:value="0">
            <text:p>0</text:p>
          </table:table-cell>
          <table:table-cell table:style-name="ce11" table:formula="of:=IF([.F42]=1;IF([.I42]=&quot;GG&quot;;&quot;NMLwithGG&quot;;&quot;NMLwithGAorAA&quot;); IF([.I42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42]=&quot;AA&quot;; 0; IF([.M42]=&quot;GG&quot;;1;IF([.M42]=&quot;GA&quot;;0;&quot;-&quot;)))" office:value-type="float" office:value="0">
            <text:p>0</text:p>
          </table:table-cell>
          <table:table-cell table:style-name="ce11" table:formula="of:=IF([.F42]=1;IF([.M42]=&quot;GG&quot;;&quot;NMLwithGG&quot;;&quot;NMLwithGAorAA&quot;); IF([.M42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2]=&quot;CC&quot;; 0; IF([.Q42]=&quot;TT&quot;;1;IF([.Q42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42]=&quot;AA&quot;; 0; IF([.U42]=&quot;GG&quot;;1;IF([.U42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4.2">
            <text:p>14.2</text:p>
          </table:table-cell>
          <table:table-cell table:number-columns-repeated="998"/>
        </table:table-row>
        <table:table-row table:style-name="ro1">
          <table:table-cell office:value-type="string">
            <text:p>u0040</text:p>
          </table:table-cell>
          <table:table-cell table:style-name="ce7" office:value-type="string">
            <text:p>c40</text:p>
          </table:table-cell>
          <table:table-cell table:style-name="ce11" office:value-type="string">
            <text:p>なし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43]=&quot;AA&quot;; 0; IF([.I43]=&quot;GG&quot;;1;IF([.I43]=&quot;GA&quot;;0;&quot;-&quot;)))" office:value-type="float" office:value="1">
            <text:p>1</text:p>
          </table:table-cell>
          <table:table-cell table:style-name="ce11" table:formula="of:=IF([.F43]=1;IF([.I43]=&quot;GG&quot;;&quot;NMLwithGG&quot;;&quot;NMLwithGAorAA&quot;); IF([.I43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43]=&quot;AA&quot;; 0; IF([.M43]=&quot;GG&quot;;1;IF([.M43]=&quot;GA&quot;;0;&quot;-&quot;)))" office:value-type="float" office:value="0">
            <text:p>0</text:p>
          </table:table-cell>
          <table:table-cell table:style-name="ce11" table:formula="of:=IF([.F43]=1;IF([.M43]=&quot;GG&quot;;&quot;NMLwithGG&quot;;&quot;NMLwithGAorAA&quot;); IF([.M43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43]=&quot;CC&quot;; 0; IF([.Q43]=&quot;TT&quot;;1;IF([.Q43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3]=&quot;AA&quot;; 0; IF([.U43]=&quot;GG&quot;;1;IF([.U43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2">
            <text:p>7.2</text:p>
          </table:table-cell>
          <table:table-cell table:number-columns-repeated="998"/>
        </table:table-row>
        <table:table-row table:style-name="ro1">
          <table:table-cell office:value-type="string">
            <text:p>u0041</text:p>
          </table:table-cell>
          <table:table-cell table:style-name="ce4" office:value-type="string">
            <text:p>c41</text:p>
          </table:table-cell>
          <table:table-cell table:style-name="ce11" office:value-type="float" office:value="112012415">
            <text:p>11201241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4]=&quot;AA&quot;; 0; IF([.I44]=&quot;GG&quot;;1;IF([.I44]=&quot;GA&quot;;0;&quot;-&quot;)))" office:value-type="float" office:value="0">
            <text:p>0</text:p>
          </table:table-cell>
          <table:table-cell table:style-name="ce11" table:formula="of:=IF([.F44]=1;IF([.I44]=&quot;GG&quot;;&quot;NMLwithGG&quot;;&quot;NMLwithGAorAA&quot;); IF([.I44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44]=&quot;AA&quot;; 0; IF([.M44]=&quot;GG&quot;;1;IF([.M44]=&quot;GA&quot;;0;&quot;-&quot;)))" office:value-type="float" office:value="0">
            <text:p>0</text:p>
          </table:table-cell>
          <table:table-cell table:style-name="ce11" table:formula="of:=IF([.F44]=1;IF([.M44]=&quot;GG&quot;;&quot;NMLwithGG&quot;;&quot;NMLwithGAorAA&quot;); IF([.M44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4]=&quot;CC&quot;; 0; IF([.Q44]=&quot;TT&quot;;1;IF([.Q44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4]=&quot;AA&quot;; 0; IF([.U44]=&quot;GG&quot;;1;IF([.U44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0.5">
            <text:p>10.5</text:p>
          </table:table-cell>
          <table:table-cell table:number-columns-repeated="998"/>
        </table:table-row>
        <table:table-row table:style-name="ro1">
          <table:table-cell office:value-type="string">
            <text:p>u0042</text:p>
          </table:table-cell>
          <table:table-cell table:style-name="ce3" office:value-type="string">
            <text:p>c42</text:p>
          </table:table-cell>
          <table:table-cell table:style-name="ce11" office:value-type="float" office:value="101024660">
            <text:p>10102466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I45]=&quot;AA&quot;; 0; IF([.I45]=&quot;GG&quot;;1;IF([.I45]=&quot;GA&quot;;0;&quot;-&quot;)))" office:value-type="string" office:string-value="-">
            <text:p>-</text:p>
          </table:table-cell>
          <table:table-cell table:style-name="ce11" table:formula="of:=IF([.F45]=1;IF([.I45]=&quot;GG&quot;;&quot;NMLwithGG&quot;;&quot;NMLwithGAorAA&quot;); IF([.I45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M45]=&quot;AA&quot;; 0; IF([.M45]=&quot;GG&quot;;1;IF([.M45]=&quot;GA&quot;;0;&quot;-&quot;)))" office:value-type="string" office:string-value="-">
            <text:p>-</text:p>
          </table:table-cell>
          <table:table-cell table:style-name="ce11" table:formula="of:=IF([.F45]=1;IF([.M45]=&quot;GG&quot;;&quot;NMLwithGG&quot;;&quot;NMLwithGAorAA&quot;); IF([.M45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Q45]=&quot;CC&quot;; 0; IF([.Q45]=&quot;TT&quot;;1;IF([.Q45]=&quot;CT&quot;;0;&quot;-&quot;)))" office:value-type="string" office:string-value="-">
            <text:p>-</text:p>
          </table:table-cell>
          <table:table-cell table:style-name="ce11"/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U45]=&quot;AA&quot;; 0; IF([.U45]=&quot;GG&quot;;1;IF([.U45]=&quot;GA&quot;;0;&quot;-&quot;)))" office:value-type="string" office:string-value="-">
            <text:p>-</text:p>
          </table:table-cell>
          <table:table-cell table:number-columns-repeated="2"/>
          <table:table-cell table:style-name="ce23" office:value-type="float" office:value="9.3">
            <text:p>9.3</text:p>
          </table:table-cell>
          <table:table-cell table:number-columns-repeated="998"/>
        </table:table-row>
        <table:table-row table:style-name="ro1">
          <table:table-cell office:value-type="string">
            <text:p>u0043</text:p>
          </table:table-cell>
          <table:table-cell table:style-name="ce7" office:value-type="string">
            <text:p>c43</text:p>
          </table:table-cell>
          <table:table-cell table:style-name="ce11" office:value-type="float" office:value="100033670">
            <text:p>100033670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6]=&quot;AA&quot;; 0; IF([.I46]=&quot;GG&quot;;1;IF([.I46]=&quot;GA&quot;;0;&quot;-&quot;)))" office:value-type="float" office:value="0">
            <text:p>0</text:p>
          </table:table-cell>
          <table:table-cell table:style-name="ce11" table:formula="of:=IF([.F46]=1;IF([.I46]=&quot;GG&quot;;&quot;NMLwithGG&quot;;&quot;NMLwithGAorAA&quot;); IF([.I46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46]=&quot;AA&quot;; 0; IF([.M46]=&quot;GG&quot;;1;IF([.M46]=&quot;GA&quot;;0;&quot;-&quot;)))" office:value-type="float" office:value="1">
            <text:p>1</text:p>
          </table:table-cell>
          <table:table-cell table:style-name="ce11" table:formula="of:=IF([.F46]=1;IF([.M46]=&quot;GG&quot;;&quot;NMLwithGG&quot;;&quot;NMLwithGAorAA&quot;); IF([.M46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46]=&quot;CC&quot;; 0; IF([.Q46]=&quot;TT&quot;;1;IF([.Q46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6]=&quot;AA&quot;; 0; IF([.U46]=&quot;GG&quot;;1;IF([.U46]=&quot;GA&quot;;0;&quot;-&quot;)))" office:value-type="float" office:value="1">
            <text:p>1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44</text:p>
          </table:table-cell>
          <table:table-cell table:style-name="ce4" office:value-type="string">
            <text:p>c44</text:p>
          </table:table-cell>
          <table:table-cell table:style-name="ce11" office:value-type="string">
            <text:p>なし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47]=&quot;AA&quot;; 0; IF([.I47]=&quot;GG&quot;;1;IF([.I47]=&quot;GA&quot;;0;&quot;-&quot;)))" office:value-type="float" office:value="1">
            <text:p>1</text:p>
          </table:table-cell>
          <table:table-cell table:style-name="ce11" table:formula="of:=IF([.F47]=1;IF([.I47]=&quot;GG&quot;;&quot;NMLwithGG&quot;;&quot;NMLwithGAorAA&quot;); IF([.I47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47]=&quot;AA&quot;; 0; IF([.M47]=&quot;GG&quot;;1;IF([.M47]=&quot;GA&quot;;0;&quot;-&quot;)))" office:value-type="float" office:value="1">
            <text:p>1</text:p>
          </table:table-cell>
          <table:table-cell table:style-name="ce11" table:formula="of:=IF([.F47]=1;IF([.M47]=&quot;GG&quot;;&quot;NMLwithGG&quot;;&quot;NMLwithGAorAA&quot;); IF([.M47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7]=&quot;CC&quot;; 0; IF([.Q47]=&quot;TT&quot;;1;IF([.Q47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47]=&quot;AA&quot;; 0; IF([.U47]=&quot;GG&quot;;1;IF([.U47]=&quot;GA&quot;;0;&quot;-&quot;)))" office:value-type="float" office:value="0">
            <text:p>0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45</text:p>
          </table:table-cell>
          <table:table-cell table:style-name="ce4" office:value-type="string">
            <text:p>c45</text:p>
          </table:table-cell>
          <table:table-cell table:style-name="ce11" office:value-type="float" office:value="190098609">
            <text:p>190098609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48]=&quot;AA&quot;; 0; IF([.I48]=&quot;GG&quot;;1;IF([.I48]=&quot;GA&quot;;0;&quot;-&quot;)))" office:value-type="float" office:value="0">
            <text:p>0</text:p>
          </table:table-cell>
          <table:table-cell table:style-name="ce11" table:formula="of:=IF([.F48]=1;IF([.I48]=&quot;GG&quot;;&quot;NMLwithGG&quot;;&quot;NMLwithGAorAA&quot;); IF([.I48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48]=&quot;AA&quot;; 0; IF([.M48]=&quot;GG&quot;;1;IF([.M48]=&quot;GA&quot;;0;&quot;-&quot;)))" office:value-type="float" office:value="0">
            <text:p>0</text:p>
          </table:table-cell>
          <table:table-cell table:style-name="ce11" table:formula="of:=IF([.F48]=1;IF([.M48]=&quot;GG&quot;;&quot;NMLwithGG&quot;;&quot;NMLwithGAorAA&quot;); IF([.M48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48]=&quot;CC&quot;; 0; IF([.Q48]=&quot;TT&quot;;1;IF([.Q48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8]=&quot;AA&quot;; 0; IF([.U48]=&quot;GG&quot;;1;IF([.U48]=&quot;GA&quot;;0;&quot;-&quot;)))" office:value-type="float" office:value="1">
            <text:p>1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46</text:p>
          </table:table-cell>
          <table:table-cell table:style-name="ce4" office:value-type="string">
            <text:p>c46</text:p>
          </table:table-cell>
          <table:table-cell table:style-name="ce11" office:value-type="string">
            <text:p>なし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49]=&quot;AA&quot;; 0; IF([.I49]=&quot;GG&quot;;1;IF([.I49]=&quot;GA&quot;;0;&quot;-&quot;)))" office:value-type="float" office:value="0">
            <text:p>0</text:p>
          </table:table-cell>
          <table:table-cell table:style-name="ce11" table:formula="of:=IF([.F49]=1;IF([.I49]=&quot;GG&quot;;&quot;NMLwithGG&quot;;&quot;NMLwithGAorAA&quot;); IF([.I49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M49]=&quot;AA&quot;; 0; IF([.M49]=&quot;GG&quot;;1;IF([.M49]=&quot;GA&quot;;0;&quot;-&quot;)))" office:value-type="float" office:value="0">
            <text:p>0</text:p>
          </table:table-cell>
          <table:table-cell table:style-name="ce11" table:formula="of:=IF([.F49]=1;IF([.M49]=&quot;GG&quot;;&quot;NMLwithGG&quot;;&quot;NMLwithGAorAA&quot;); IF([.M49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49]=&quot;CC&quot;; 0; IF([.Q49]=&quot;TT&quot;;1;IF([.Q49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49]=&quot;AA&quot;; 0; IF([.U49]=&quot;GG&quot;;1;IF([.U49]=&quot;GA&quot;;0;&quot;-&quot;)))" office:value-type="float" office:value="1">
            <text:p>1</text:p>
          </table:table-cell>
          <table:table-cell table:number-columns-repeated="2"/>
          <table:table-cell table:style-name="ce23" office:value-type="string">
            <text:p>なし</text:p>
          </table:table-cell>
          <table:table-cell table:number-columns-repeated="998"/>
        </table:table-row>
        <table:table-row table:style-name="ro1">
          <table:table-cell office:value-type="string">
            <text:p>u0047</text:p>
          </table:table-cell>
          <table:table-cell table:style-name="ce7" office:value-type="string">
            <text:p>c47</text:p>
          </table:table-cell>
          <table:table-cell table:style-name="ce11" office:value-type="float" office:value="103032927">
            <text:p>103032927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50]=&quot;AA&quot;; 0; IF([.I50]=&quot;GG&quot;;1;IF([.I50]=&quot;GA&quot;;0;&quot;-&quot;)))" office:value-type="float" office:value="1">
            <text:p>1</text:p>
          </table:table-cell>
          <table:table-cell table:style-name="ce11" table:formula="of:=IF([.F50]=1;IF([.I50]=&quot;GG&quot;;&quot;NMLwithGG&quot;;&quot;NMLwithGAorAA&quot;); IF([.I50]=&quot;GG&quot;;&quot;MDDwithGG&quot;;&quot;MDDwithGAorAA&quot;))" office:value-type="string" office:string-value="NMLwithGG">
            <text:p>NMLwithGG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50]=&quot;AA&quot;; 0; IF([.M50]=&quot;GG&quot;;1;IF([.M50]=&quot;GA&quot;;0;&quot;-&quot;)))" office:value-type="float" office:value="1">
            <text:p>1</text:p>
          </table:table-cell>
          <table:table-cell table:style-name="ce11" table:formula="of:=IF([.F50]=1;IF([.M50]=&quot;GG&quot;;&quot;NMLwithGG&quot;;&quot;NMLwithGAorAA&quot;); IF([.M50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50]=&quot;CC&quot;; 0; IF([.Q50]=&quot;TT&quot;;1;IF([.Q50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50]=&quot;AA&quot;; 0; IF([.U50]=&quot;GG&quot;;1;IF([.U50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7.9">
            <text:p>7.9</text:p>
          </table:table-cell>
          <table:table-cell table:number-columns-repeated="998"/>
        </table:table-row>
        <table:table-row table:style-name="ro1">
          <table:table-cell office:value-type="string">
            <text:p>u0048</text:p>
          </table:table-cell>
          <table:table-cell table:style-name="ce4" office:value-type="string">
            <text:p>c48</text:p>
          </table:table-cell>
          <table:table-cell table:style-name="ce11" office:value-type="string">
            <text:p>なし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51]=&quot;AA&quot;; 0; IF([.I51]=&quot;GG&quot;;1;IF([.I51]=&quot;GA&quot;;0;&quot;-&quot;)))" office:value-type="float" office:value="0">
            <text:p>0</text:p>
          </table:table-cell>
          <table:table-cell table:style-name="ce11" table:formula="of:=IF([.F51]=1;IF([.I51]=&quot;GG&quot;;&quot;NMLwithGG&quot;;&quot;NMLwithGAorAA&quot;); IF([.I51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51]=&quot;AA&quot;; 0; IF([.M51]=&quot;GG&quot;;1;IF([.M51]=&quot;GA&quot;;0;&quot;-&quot;)))" office:value-type="float" office:value="0">
            <text:p>0</text:p>
          </table:table-cell>
          <table:table-cell table:style-name="ce11" table:formula="of:=IF([.F51]=1;IF([.M51]=&quot;GG&quot;;&quot;NMLwithGG&quot;;&quot;NMLwithGAorAA&quot;); IF([.M51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51]=&quot;CC&quot;; 0; IF([.Q51]=&quot;TT&quot;;1;IF([.Q51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51]=&quot;AA&quot;; 0; IF([.U51]=&quot;GG&quot;;1;IF([.U51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5.6">
            <text:p>5.6</text:p>
          </table:table-cell>
          <table:table-cell table:number-columns-repeated="998"/>
        </table:table-row>
        <table:table-row table:style-name="ro1">
          <table:table-cell office:value-type="string">
            <text:p>u0049</text:p>
          </table:table-cell>
          <table:table-cell table:style-name="ce4" office:value-type="string">
            <text:p>c49</text:p>
          </table:table-cell>
          <table:table-cell table:style-name="ce11" office:value-type="string">
            <text:p>なし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52]=&quot;AA&quot;; 0; IF([.I52]=&quot;GG&quot;;1;IF([.I52]=&quot;GA&quot;;0;&quot;-&quot;)))" office:value-type="float" office:value="0">
            <text:p>0</text:p>
          </table:table-cell>
          <table:table-cell table:style-name="ce11" table:formula="of:=IF([.F52]=1;IF([.I52]=&quot;GG&quot;;&quot;NMLwithGG&quot;;&quot;NMLwithGAorAA&quot;); IF([.I52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52]=&quot;AA&quot;; 0; IF([.M52]=&quot;GG&quot;;1;IF([.M52]=&quot;GA&quot;;0;&quot;-&quot;)))" office:value-type="float" office:value="1">
            <text:p>1</text:p>
          </table:table-cell>
          <table:table-cell table:style-name="ce11" table:formula="of:=IF([.F52]=1;IF([.M52]=&quot;GG&quot;;&quot;NMLwithGG&quot;;&quot;NMLwithGAorAA&quot;); IF([.M52]=&quot;GG&quot;;&quot;MDDwithGG&quot;;&quot;MDDwithGAorAA&quot;))" office:value-type="string" office:string-value="NMLwithGG">
            <text:p>NML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52]=&quot;CC&quot;; 0; IF([.Q52]=&quot;TT&quot;;1;IF([.Q52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52]=&quot;AA&quot;; 0; IF([.U52]=&quot;GG&quot;;1;IF([.U52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6.2">
            <text:p>6.2</text:p>
          </table:table-cell>
          <table:table-cell table:number-columns-repeated="998"/>
        </table:table-row>
        <table:table-row table:style-name="ro1">
          <table:table-cell office:value-type="string">
            <text:p>u0050</text:p>
          </table:table-cell>
          <table:table-cell table:style-name="ce4" office:value-type="string">
            <text:p>c50</text:p>
          </table:table-cell>
          <table:table-cell table:style-name="ce11" office:value-type="string">
            <text:p>なし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53]=&quot;AA&quot;; 0; IF([.I53]=&quot;GG&quot;;1;IF([.I53]=&quot;GA&quot;;0;&quot;-&quot;)))" office:value-type="float" office:value="0">
            <text:p>0</text:p>
          </table:table-cell>
          <table:table-cell table:style-name="ce11" table:formula="of:=IF([.F53]=1;IF([.I53]=&quot;GG&quot;;&quot;NMLwithGG&quot;;&quot;NMLwithGAorAA&quot;); IF([.I53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53]=&quot;AA&quot;; 0; IF([.M53]=&quot;GG&quot;;1;IF([.M53]=&quot;GA&quot;;0;&quot;-&quot;)))" office:value-type="float" office:value="0">
            <text:p>0</text:p>
          </table:table-cell>
          <table:table-cell table:style-name="ce11" table:formula="of:=IF([.F53]=1;IF([.M53]=&quot;GG&quot;;&quot;NMLwithGG&quot;;&quot;NMLwithGAorAA&quot;); IF([.M53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53]=&quot;CC&quot;; 0; IF([.Q53]=&quot;TT&quot;;1;IF([.Q53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53]=&quot;AA&quot;; 0; IF([.U53]=&quot;GG&quot;;1;IF([.U53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4.4">
            <text:p>4.4</text:p>
          </table:table-cell>
          <table:table-cell table:number-columns-repeated="998"/>
        </table:table-row>
        <table:table-row table:style-name="ro1">
          <table:table-cell office:value-type="string">
            <text:p>u0051</text:p>
          </table:table-cell>
          <table:table-cell table:style-name="ce4" office:value-type="string">
            <text:p>c51</text:p>
          </table:table-cell>
          <table:table-cell table:style-name="ce11" office:value-type="string">
            <text:p>なし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4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54]=&quot;AA&quot;; 0; IF([.I54]=&quot;GG&quot;;1;IF([.I54]=&quot;GA&quot;;0;&quot;-&quot;)))" office:value-type="float" office:value="0">
            <text:p>0</text:p>
          </table:table-cell>
          <table:table-cell table:style-name="ce11" table:formula="of:=IF([.F54]=1;IF([.I54]=&quot;GG&quot;;&quot;NMLwithGG&quot;;&quot;NMLwithGAorAA&quot;); IF([.I54]=&quot;GG&quot;;&quot;MDDwithGG&quot;;&quot;MDDwithGAorAA&quot;))" office:value-type="string" office:string-value="NMLwithGAorAA">
            <text:p>NMLwithGAorAA</text:p>
          </table:table-cell>
          <table:table-cell table:style-name="ce28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54]=&quot;AA&quot;; 0; IF([.M54]=&quot;GG&quot;;1;IF([.M54]=&quot;GA&quot;;0;&quot;-&quot;)))" office:value-type="float" office:value="0">
            <text:p>0</text:p>
          </table:table-cell>
          <table:table-cell table:style-name="ce11" table:formula="of:=IF([.F54]=1;IF([.M54]=&quot;GG&quot;;&quot;NMLwithGG&quot;;&quot;NMLwithGAorAA&quot;); IF([.M54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54]=&quot;CC&quot;; 0; IF([.Q54]=&quot;TT&quot;;1;IF([.Q54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54]=&quot;AA&quot;; 0; IF([.U54]=&quot;GG&quot;;1;IF([.U54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0.7">
            <text:p>10.7</text:p>
          </table:table-cell>
          <table:table-cell table:number-columns-repeated="998"/>
        </table:table-row>
        <table:table-row table:style-name="ro1">
          <table:table-cell office:value-type="string">
            <text:p>u0052</text:p>
          </table:table-cell>
          <table:table-cell table:style-name="ce3" office:value-type="string">
            <text:p>c52</text:p>
          </table:table-cell>
          <table:table-cell table:style-name="ce11" office:value-type="string">
            <text:p>なし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I55]=&quot;AA&quot;; 0; IF([.I55]=&quot;GG&quot;;1;IF([.I55]=&quot;GA&quot;;0;&quot;-&quot;)))" office:value-type="string" office:string-value="-">
            <text:p>-</text:p>
          </table:table-cell>
          <table:table-cell table:style-name="ce11" table:formula="of:=IF([.F55]=1;IF([.I55]=&quot;GG&quot;;&quot;NMLwithGG&quot;;&quot;NMLwithGAorAA&quot;); IF([.I55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M55]=&quot;AA&quot;; 0; IF([.M55]=&quot;GG&quot;;1;IF([.M55]=&quot;GA&quot;;0;&quot;-&quot;)))" office:value-type="string" office:string-value="-">
            <text:p>-</text:p>
          </table:table-cell>
          <table:table-cell table:style-name="ce11" table:formula="of:=IF([.F55]=1;IF([.M55]=&quot;GG&quot;;&quot;NMLwithGG&quot;;&quot;NMLwithGAorAA&quot;); IF([.M55]=&quot;GG&quot;;&quot;MDDwithGG&quot;;&quot;MDDwithGAorAA&quot;))" office:value-type="string" office:string-value="NMLwithGAorAA">
            <text:p>NMLwithGAorAA</text:p>
          </table:table-cell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Q55]=&quot;CC&quot;; 0; IF([.Q55]=&quot;TT&quot;;1;IF([.Q55]=&quot;CT&quot;;0;&quot;-&quot;)))" office:value-type="string" office:string-value="-">
            <text:p>-</text:p>
          </table:table-cell>
          <table:table-cell table:style-name="ce11"/>
          <table:table-cell table:style-name="ce11" office:value-type="string">
            <text:p>なし</text:p>
          </table:table-cell>
          <table:table-cell table:style-name="ce11" office:value-type="float" office:value="0">
            <text:p>0</text:p>
          </table:table-cell>
          <table:table-cell table:style-name="ce11" table:formula="of:=IF([.U55]=&quot;AA&quot;; 0; IF([.U55]=&quot;GG&quot;;1;IF([.U55]=&quot;GA&quot;;0;&quot;-&quot;)))" office:value-type="string" office:string-value="-">
            <text:p>-</text:p>
          </table:table-cell>
          <table:table-cell table:number-columns-repeated="2"/>
          <table:table-cell table:style-name="ce23" office:value-type="float" office:value="13">
            <text:p>13</text:p>
          </table:table-cell>
          <table:table-cell table:number-columns-repeated="998"/>
        </table:table-row>
        <table:table-row table:style-name="ro1">
          <table:table-cell office:value-type="string">
            <text:p>u0053</text:p>
          </table:table-cell>
          <table:table-cell table:style-name="ce4" office:value-type="string">
            <text:p>c53</text:p>
          </table:table-cell>
          <table:table-cell table:style-name="ce12" office:value-type="float" office:value="7083025">
            <text:p>7083025</text:p>
          </table:table-cell>
          <table:table-cell table:style-name="ce17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56]=&quot;AA&quot;; 0; IF([.I56]=&quot;GG&quot;;1;IF([.I56]=&quot;GA&quot;;0;&quot;-&quot;)))" office:value-type="string" office:string-value="-">
            <text:p>-</text:p>
          </table:table-cell>
          <table:table-cell table:style-name="ce11" table:formula="of:=IF([.F56]=1;IF([.I56]=&quot;GG&quot;;&quot;NMLwithGG&quot;;&quot;NMLwithGAorAA&quot;); IF([.I56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56]=&quot;AA&quot;; 0; IF([.M56]=&quot;GG&quot;;1;IF([.M56]=&quot;GA&quot;;0;&quot;-&quot;)))" office:value-type="string" office:string-value="-">
            <text:p>-</text:p>
          </table:table-cell>
          <table:table-cell table:style-name="ce11" table:formula="of:=IF([.F56]=1;IF([.M56]=&quot;GG&quot;;&quot;NMLwithGG&quot;;&quot;NMLwithGAorAA&quot;); IF([.M56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56]=&quot;CC&quot;; 0; IF([.Q56]=&quot;TT&quot;;1;IF([.Q56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56]=&quot;AA&quot;; 0; IF([.U56]=&quot;GG&quot;;1;IF([.U56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4</text:p>
          </table:table-cell>
          <table:table-cell table:style-name="ce4" office:value-type="string">
            <text:p>c54</text:p>
          </table:table-cell>
          <table:table-cell table:style-name="ce12" office:value-type="float" office:value="7030612">
            <text:p>7030612</text:p>
          </table:table-cell>
          <table:table-cell table:style-name="ce17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57]=&quot;AA&quot;; 0; IF([.I57]=&quot;GG&quot;;1;IF([.I57]=&quot;GA&quot;;0;&quot;-&quot;)))" office:value-type="string" office:string-value="-">
            <text:p>-</text:p>
          </table:table-cell>
          <table:table-cell table:style-name="ce11" table:formula="of:=IF([.F57]=1;IF([.I57]=&quot;GG&quot;;&quot;NMLwithGG&quot;;&quot;NMLwithGAorAA&quot;); IF([.I57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57]=&quot;AA&quot;; 0; IF([.M57]=&quot;GG&quot;;1;IF([.M57]=&quot;GA&quot;;0;&quot;-&quot;)))" office:value-type="string" office:string-value="-">
            <text:p>-</text:p>
          </table:table-cell>
          <table:table-cell table:style-name="ce11" table:formula="of:=IF([.F57]=1;IF([.M57]=&quot;GG&quot;;&quot;NMLwithGG&quot;;&quot;NMLwithGAorAA&quot;); IF([.M57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57]=&quot;CC&quot;; 0; IF([.Q57]=&quot;TT&quot;;1;IF([.Q57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57]=&quot;AA&quot;; 0; IF([.U57]=&quot;GG&quot;;1;IF([.U57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5</text:p>
          </table:table-cell>
          <table:table-cell table:style-name="ce4" office:value-type="string">
            <text:p>c55</text:p>
          </table:table-cell>
          <table:table-cell table:style-name="ce12" office:value-type="float" office:value="7031834">
            <text:p>7031834</text:p>
          </table:table-cell>
          <table:table-cell table:style-name="ce17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58]=&quot;AA&quot;; 0; IF([.I58]=&quot;GG&quot;;1;IF([.I58]=&quot;GA&quot;;0;&quot;-&quot;)))" office:value-type="string" office:string-value="-">
            <text:p>-</text:p>
          </table:table-cell>
          <table:table-cell table:style-name="ce11" table:formula="of:=IF([.F58]=1;IF([.I58]=&quot;GG&quot;;&quot;NMLwithGG&quot;;&quot;NMLwithGAorAA&quot;); IF([.I58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58]=&quot;AA&quot;; 0; IF([.M58]=&quot;GG&quot;;1;IF([.M58]=&quot;GA&quot;;0;&quot;-&quot;)))" office:value-type="string" office:string-value="-">
            <text:p>-</text:p>
          </table:table-cell>
          <table:table-cell table:style-name="ce11" table:formula="of:=IF([.F58]=1;IF([.M58]=&quot;GG&quot;;&quot;NMLwithGG&quot;;&quot;NMLwithGAorAA&quot;); IF([.M58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58]=&quot;CC&quot;; 0; IF([.Q58]=&quot;TT&quot;;1;IF([.Q58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58]=&quot;AA&quot;; 0; IF([.U58]=&quot;GG&quot;;1;IF([.U58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6</text:p>
          </table:table-cell>
          <table:table-cell table:style-name="ce4" office:value-type="string">
            <text:p>c56</text:p>
          </table:table-cell>
          <table:table-cell table:style-name="ce12" office:value-type="float" office:value="94018058">
            <text:p>94018058</text:p>
          </table:table-cell>
          <table:table-cell table:style-name="ce17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59]=&quot;AA&quot;; 0; IF([.I59]=&quot;GG&quot;;1;IF([.I59]=&quot;GA&quot;;0;&quot;-&quot;)))" office:value-type="string" office:string-value="-">
            <text:p>-</text:p>
          </table:table-cell>
          <table:table-cell table:style-name="ce11" table:formula="of:=IF([.F59]=1;IF([.I59]=&quot;GG&quot;;&quot;NMLwithGG&quot;;&quot;NMLwithGAorAA&quot;); IF([.I59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59]=&quot;AA&quot;; 0; IF([.M59]=&quot;GG&quot;;1;IF([.M59]=&quot;GA&quot;;0;&quot;-&quot;)))" office:value-type="string" office:string-value="-">
            <text:p>-</text:p>
          </table:table-cell>
          <table:table-cell table:style-name="ce11" table:formula="of:=IF([.F59]=1;IF([.M59]=&quot;GG&quot;;&quot;NMLwithGG&quot;;&quot;NMLwithGAorAA&quot;); IF([.M59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59]=&quot;CC&quot;; 0; IF([.Q59]=&quot;TT&quot;;1;IF([.Q59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59]=&quot;AA&quot;; 0; IF([.U59]=&quot;GG&quot;;1;IF([.U59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7</text:p>
          </table:table-cell>
          <table:table-cell table:style-name="ce9" office:value-type="string">
            <text:p>c57</text:p>
          </table:table-cell>
          <table:table-cell table:style-name="ce13" office:value-type="float" office:value="33670">
            <text:p>33670</text:p>
          </table:table-cell>
          <table:table-cell table:style-name="ce18" office:value-type="float" office:value="27">
            <text:p>27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0]=&quot;AA&quot;; 0; IF([.I60]=&quot;GG&quot;;1;IF([.I60]=&quot;GA&quot;;0;&quot;-&quot;)))" office:value-type="string" office:string-value="-">
            <text:p>-</text:p>
          </table:table-cell>
          <table:table-cell table:style-name="ce11" table:formula="of:=IF([.F60]=1;IF([.I60]=&quot;GG&quot;;&quot;NMLwithGG&quot;;&quot;NMLwithGAorAA&quot;); IF([.I60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0]=&quot;AA&quot;; 0; IF([.M60]=&quot;GG&quot;;1;IF([.M60]=&quot;GA&quot;;0;&quot;-&quot;)))" office:value-type="string" office:string-value="-">
            <text:p>-</text:p>
          </table:table-cell>
          <table:table-cell table:style-name="ce11" table:formula="of:=IF([.F60]=1;IF([.M60]=&quot;GG&quot;;&quot;NMLwithGG&quot;;&quot;NMLwithGAorAA&quot;); IF([.M60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0]=&quot;CC&quot;; 0; IF([.Q60]=&quot;TT&quot;;1;IF([.Q60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0]=&quot;AA&quot;; 0; IF([.U60]=&quot;GG&quot;;1;IF([.U60]=&quot;GA&quot;;0;&quot;-&quot;)))" office:value-type="string" office:string-value="-">
            <text:p>-</text:p>
          </table:table-cell>
          <table:table-cell table:number-columns-repeated="2"/>
          <table:table-cell table:style-name="ce30"/>
          <table:table-cell table:number-columns-repeated="998"/>
        </table:table-row>
        <table:table-row table:style-name="ro1">
          <table:table-cell office:value-type="string">
            <text:p>u0058</text:p>
          </table:table-cell>
          <table:table-cell table:style-name="ce4" office:value-type="string">
            <text:p>c58</text:p>
          </table:table-cell>
          <table:table-cell table:style-name="ce12" office:value-type="float" office:value="6029847">
            <text:p>6029847</text:p>
          </table:table-cell>
          <table:table-cell table:style-name="ce17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1]=&quot;AA&quot;; 0; IF([.I61]=&quot;GG&quot;;1;IF([.I61]=&quot;GA&quot;;0;&quot;-&quot;)))" office:value-type="string" office:string-value="-">
            <text:p>-</text:p>
          </table:table-cell>
          <table:table-cell table:style-name="ce11" table:formula="of:=IF([.F61]=1;IF([.I61]=&quot;GG&quot;;&quot;NMLwithGG&quot;;&quot;NMLwithGAorAA&quot;); IF([.I61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1]=&quot;AA&quot;; 0; IF([.M61]=&quot;GG&quot;;1;IF([.M61]=&quot;GA&quot;;0;&quot;-&quot;)))" office:value-type="string" office:string-value="-">
            <text:p>-</text:p>
          </table:table-cell>
          <table:table-cell table:style-name="ce11" table:formula="of:=IF([.F61]=1;IF([.M61]=&quot;GG&quot;;&quot;NMLwithGG&quot;;&quot;NMLwithGAorAA&quot;); IF([.M61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1]=&quot;CC&quot;; 0; IF([.Q61]=&quot;TT&quot;;1;IF([.Q61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1]=&quot;AA&quot;; 0; IF([.U61]=&quot;GG&quot;;1;IF([.U61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59</text:p>
          </table:table-cell>
          <table:table-cell table:style-name="ce4" office:value-type="string">
            <text:p>c59</text:p>
          </table:table-cell>
          <table:table-cell table:style-name="ce12" office:value-type="float" office:value="97037212">
            <text:p>97037212</text:p>
          </table:table-cell>
          <table:table-cell table:style-name="ce17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2]=&quot;AA&quot;; 0; IF([.I62]=&quot;GG&quot;;1;IF([.I62]=&quot;GA&quot;;0;&quot;-&quot;)))" office:value-type="string" office:string-value="-">
            <text:p>-</text:p>
          </table:table-cell>
          <table:table-cell table:style-name="ce11" table:formula="of:=IF([.F62]=1;IF([.I62]=&quot;GG&quot;;&quot;NMLwithGG&quot;;&quot;NMLwithGAorAA&quot;); IF([.I6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2]=&quot;AA&quot;; 0; IF([.M62]=&quot;GG&quot;;1;IF([.M62]=&quot;GA&quot;;0;&quot;-&quot;)))" office:value-type="string" office:string-value="-">
            <text:p>-</text:p>
          </table:table-cell>
          <table:table-cell table:style-name="ce11" table:formula="of:=IF([.F62]=1;IF([.M62]=&quot;GG&quot;;&quot;NMLwithGG&quot;;&quot;NMLwithGAorAA&quot;); IF([.M6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2]=&quot;CC&quot;; 0; IF([.Q62]=&quot;TT&quot;;1;IF([.Q62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2]=&quot;AA&quot;; 0; IF([.U62]=&quot;GG&quot;;1;IF([.U62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0</text:p>
          </table:table-cell>
          <table:table-cell table:style-name="ce4" office:value-type="string">
            <text:p>c60</text:p>
          </table:table-cell>
          <table:table-cell table:style-name="ce12" office:value-type="float" office:value="7013261">
            <text:p>7013261</text:p>
          </table:table-cell>
          <table:table-cell table:style-name="ce17"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3]=&quot;AA&quot;; 0; IF([.I63]=&quot;GG&quot;;1;IF([.I63]=&quot;GA&quot;;0;&quot;-&quot;)))" office:value-type="string" office:string-value="-">
            <text:p>-</text:p>
          </table:table-cell>
          <table:table-cell table:style-name="ce11" table:formula="of:=IF([.F63]=1;IF([.I63]=&quot;GG&quot;;&quot;NMLwithGG&quot;;&quot;NMLwithGAorAA&quot;); IF([.I63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3]=&quot;AA&quot;; 0; IF([.M63]=&quot;GG&quot;;1;IF([.M63]=&quot;GA&quot;;0;&quot;-&quot;)))" office:value-type="string" office:string-value="-">
            <text:p>-</text:p>
          </table:table-cell>
          <table:table-cell table:style-name="ce11" table:formula="of:=IF([.F63]=1;IF([.M63]=&quot;GG&quot;;&quot;NMLwithGG&quot;;&quot;NMLwithGAorAA&quot;); IF([.M63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3]=&quot;CC&quot;; 0; IF([.Q63]=&quot;TT&quot;;1;IF([.Q63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3]=&quot;AA&quot;; 0; IF([.U63]=&quot;GG&quot;;1;IF([.U63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1</text:p>
          </table:table-cell>
          <table:table-cell table:style-name="ce4" office:value-type="string">
            <text:p>c61</text:p>
          </table:table-cell>
          <table:table-cell table:style-name="ce12" office:value-type="float" office:value="32128">
            <text:p>32128</text:p>
          </table:table-cell>
          <table:table-cell table:style-name="ce17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4]=&quot;AA&quot;; 0; IF([.I64]=&quot;GG&quot;;1;IF([.I64]=&quot;GA&quot;;0;&quot;-&quot;)))" office:value-type="string" office:string-value="-">
            <text:p>-</text:p>
          </table:table-cell>
          <table:table-cell table:style-name="ce11" table:formula="of:=IF([.F64]=1;IF([.I64]=&quot;GG&quot;;&quot;NMLwithGG&quot;;&quot;NMLwithGAorAA&quot;); IF([.I64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4]=&quot;AA&quot;; 0; IF([.M64]=&quot;GG&quot;;1;IF([.M64]=&quot;GA&quot;;0;&quot;-&quot;)))" office:value-type="string" office:string-value="-">
            <text:p>-</text:p>
          </table:table-cell>
          <table:table-cell table:style-name="ce11" table:formula="of:=IF([.F64]=1;IF([.M64]=&quot;GG&quot;;&quot;NMLwithGG&quot;;&quot;NMLwithGAorAA&quot;); IF([.M64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4]=&quot;CC&quot;; 0; IF([.Q64]=&quot;TT&quot;;1;IF([.Q64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4]=&quot;AA&quot;; 0; IF([.U64]=&quot;GG&quot;;1;IF([.U64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2</text:p>
          </table:table-cell>
          <table:table-cell table:style-name="ce4" office:value-type="string">
            <text:p>c62</text:p>
          </table:table-cell>
          <table:table-cell table:style-name="ce12" office:value-type="float" office:value="95068276">
            <text:p>95068276</text:p>
          </table:table-cell>
          <table:table-cell table:style-name="ce17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5]=&quot;AA&quot;; 0; IF([.I65]=&quot;GG&quot;;1;IF([.I65]=&quot;GA&quot;;0;&quot;-&quot;)))" office:value-type="string" office:string-value="-">
            <text:p>-</text:p>
          </table:table-cell>
          <table:table-cell table:style-name="ce11" table:formula="of:=IF([.F65]=1;IF([.I65]=&quot;GG&quot;;&quot;NMLwithGG&quot;;&quot;NMLwithGAorAA&quot;); IF([.I65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5]=&quot;AA&quot;; 0; IF([.M65]=&quot;GG&quot;;1;IF([.M65]=&quot;GA&quot;;0;&quot;-&quot;)))" office:value-type="string" office:string-value="-">
            <text:p>-</text:p>
          </table:table-cell>
          <table:table-cell table:style-name="ce11" table:formula="of:=IF([.F65]=1;IF([.M65]=&quot;GG&quot;;&quot;NMLwithGG&quot;;&quot;NMLwithGAorAA&quot;); IF([.M65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5]=&quot;CC&quot;; 0; IF([.Q65]=&quot;TT&quot;;1;IF([.Q65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5]=&quot;AA&quot;; 0; IF([.U65]=&quot;GG&quot;;1;IF([.U65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3</text:p>
          </table:table-cell>
          <table:table-cell table:style-name="ce4" office:value-type="string">
            <text:p>c63</text:p>
          </table:table-cell>
          <table:table-cell table:style-name="ce12" office:value-type="float" office:value="80129406">
            <text:p>80129406</text:p>
          </table:table-cell>
          <table:table-cell table:style-name="ce17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6]=&quot;AA&quot;; 0; IF([.I66]=&quot;GG&quot;;1;IF([.I66]=&quot;GA&quot;;0;&quot;-&quot;)))" office:value-type="string" office:string-value="-">
            <text:p>-</text:p>
          </table:table-cell>
          <table:table-cell table:style-name="ce11" table:formula="of:=IF([.F66]=1;IF([.I66]=&quot;GG&quot;;&quot;NMLwithGG&quot;;&quot;NMLwithGAorAA&quot;); IF([.I66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6]=&quot;AA&quot;; 0; IF([.M66]=&quot;GG&quot;;1;IF([.M66]=&quot;GA&quot;;0;&quot;-&quot;)))" office:value-type="string" office:string-value="-">
            <text:p>-</text:p>
          </table:table-cell>
          <table:table-cell table:style-name="ce11" table:formula="of:=IF([.F66]=1;IF([.M66]=&quot;GG&quot;;&quot;NMLwithGG&quot;;&quot;NMLwithGAorAA&quot;); IF([.M66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6]=&quot;CC&quot;; 0; IF([.Q66]=&quot;TT&quot;;1;IF([.Q66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6]=&quot;AA&quot;; 0; IF([.U66]=&quot;GG&quot;;1;IF([.U66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4</text:p>
          </table:table-cell>
          <table:table-cell table:style-name="ce4" office:value-type="string">
            <text:p>c64</text:p>
          </table:table-cell>
          <table:table-cell table:style-name="ce12" office:value-type="float" office:value="81142648">
            <text:p>81142648</text:p>
          </table:table-cell>
          <table:table-cell table:style-name="ce17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7]=&quot;AA&quot;; 0; IF([.I67]=&quot;GG&quot;;1;IF([.I67]=&quot;GA&quot;;0;&quot;-&quot;)))" office:value-type="string" office:string-value="-">
            <text:p>-</text:p>
          </table:table-cell>
          <table:table-cell table:style-name="ce11" table:formula="of:=IF([.F67]=1;IF([.I67]=&quot;GG&quot;;&quot;NMLwithGG&quot;;&quot;NMLwithGAorAA&quot;); IF([.I67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7]=&quot;AA&quot;; 0; IF([.M67]=&quot;GG&quot;;1;IF([.M67]=&quot;GA&quot;;0;&quot;-&quot;)))" office:value-type="string" office:string-value="-">
            <text:p>-</text:p>
          </table:table-cell>
          <table:table-cell table:style-name="ce11" table:formula="of:=IF([.F67]=1;IF([.M67]=&quot;GG&quot;;&quot;NMLwithGG&quot;;&quot;NMLwithGAorAA&quot;); IF([.M67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7]=&quot;CC&quot;; 0; IF([.Q67]=&quot;TT&quot;;1;IF([.Q67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7]=&quot;AA&quot;; 0; IF([.U67]=&quot;GG&quot;;1;IF([.U67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5</text:p>
          </table:table-cell>
          <table:table-cell table:style-name="ce9" office:value-type="string">
            <text:p>c65</text:p>
          </table:table-cell>
          <table:table-cell table:style-name="ce14" office:value-type="string">
            <text:p>watanabe tensor</text:p>
          </table:table-cell>
          <table:table-cell table:style-name="ce18" office:value-type="float" office:value="26">
            <text:p>26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8]=&quot;AA&quot;; 0; IF([.I68]=&quot;GG&quot;;1;IF([.I68]=&quot;GA&quot;;0;&quot;-&quot;)))" office:value-type="string" office:string-value="-">
            <text:p>-</text:p>
          </table:table-cell>
          <table:table-cell table:style-name="ce11" table:formula="of:=IF([.F68]=1;IF([.I68]=&quot;GG&quot;;&quot;NMLwithGG&quot;;&quot;NMLwithGAorAA&quot;); IF([.I68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8]=&quot;AA&quot;; 0; IF([.M68]=&quot;GG&quot;;1;IF([.M68]=&quot;GA&quot;;0;&quot;-&quot;)))" office:value-type="string" office:string-value="-">
            <text:p>-</text:p>
          </table:table-cell>
          <table:table-cell table:style-name="ce11" table:formula="of:=IF([.F68]=1;IF([.M68]=&quot;GG&quot;;&quot;NMLwithGG&quot;;&quot;NMLwithGAorAA&quot;); IF([.M68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8]=&quot;CC&quot;; 0; IF([.Q68]=&quot;TT&quot;;1;IF([.Q68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8]=&quot;AA&quot;; 0; IF([.U68]=&quot;GG&quot;;1;IF([.U68]=&quot;GA&quot;;0;&quot;-&quot;)))" office:value-type="string" office:string-value="-">
            <text:p>-</text:p>
          </table:table-cell>
          <table:table-cell table:number-columns-repeated="2"/>
          <table:table-cell table:style-name="ce30"/>
          <table:table-cell table:number-columns-repeated="998"/>
        </table:table-row>
        <table:table-row table:style-name="ro1">
          <table:table-cell office:value-type="string">
            <text:p>u0066</text:p>
          </table:table-cell>
          <table:table-cell table:style-name="ce4" office:value-type="string">
            <text:p>c66</text:p>
          </table:table-cell>
          <table:table-cell table:style-name="ce12" office:value-type="float" office:value="6029714">
            <text:p>6029714</text:p>
          </table:table-cell>
          <table:table-cell table:style-name="ce17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69]=&quot;AA&quot;; 0; IF([.I69]=&quot;GG&quot;;1;IF([.I69]=&quot;GA&quot;;0;&quot;-&quot;)))" office:value-type="string" office:string-value="-">
            <text:p>-</text:p>
          </table:table-cell>
          <table:table-cell table:style-name="ce11" table:formula="of:=IF([.F69]=1;IF([.I69]=&quot;GG&quot;;&quot;NMLwithGG&quot;;&quot;NMLwithGAorAA&quot;); IF([.I69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69]=&quot;AA&quot;; 0; IF([.M69]=&quot;GG&quot;;1;IF([.M69]=&quot;GA&quot;;0;&quot;-&quot;)))" office:value-type="string" office:string-value="-">
            <text:p>-</text:p>
          </table:table-cell>
          <table:table-cell table:style-name="ce11" table:formula="of:=IF([.F69]=1;IF([.M69]=&quot;GG&quot;;&quot;NMLwithGG&quot;;&quot;NMLwithGAorAA&quot;); IF([.M69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69]=&quot;CC&quot;; 0; IF([.Q69]=&quot;TT&quot;;1;IF([.Q69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69]=&quot;AA&quot;; 0; IF([.U69]=&quot;GG&quot;;1;IF([.U69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7</text:p>
          </table:table-cell>
          <table:table-cell table:style-name="ce4" office:value-type="string">
            <text:p>c67</text:p>
          </table:table-cell>
          <table:table-cell table:style-name="ce11" office:value-type="string">
            <text:p>nabeshima tensor</text:p>
          </table:table-cell>
          <table:table-cell table:style-name="ce17" office:value-type="float" office:value="21">
            <text:p>2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0]=&quot;AA&quot;; 0; IF([.I70]=&quot;GG&quot;;1;IF([.I70]=&quot;GA&quot;;0;&quot;-&quot;)))" office:value-type="string" office:string-value="-">
            <text:p>-</text:p>
          </table:table-cell>
          <table:table-cell table:style-name="ce11" table:formula="of:=IF([.F70]=1;IF([.I70]=&quot;GG&quot;;&quot;NMLwithGG&quot;;&quot;NMLwithGAorAA&quot;); IF([.I70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0]=&quot;AA&quot;; 0; IF([.M70]=&quot;GG&quot;;1;IF([.M70]=&quot;GA&quot;;0;&quot;-&quot;)))" office:value-type="string" office:string-value="-">
            <text:p>-</text:p>
          </table:table-cell>
          <table:table-cell table:style-name="ce11" table:formula="of:=IF([.F70]=1;IF([.M70]=&quot;GG&quot;;&quot;NMLwithGG&quot;;&quot;NMLwithGAorAA&quot;); IF([.M70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0]=&quot;CC&quot;; 0; IF([.Q70]=&quot;TT&quot;;1;IF([.Q70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0]=&quot;AA&quot;; 0; IF([.U70]=&quot;GG&quot;;1;IF([.U70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8</text:p>
          </table:table-cell>
          <table:table-cell table:style-name="ce4" office:value-type="string">
            <text:p>c68</text:p>
          </table:table-cell>
          <table:table-cell table:style-name="ce12" office:value-type="float" office:value="6030811">
            <text:p>6030811</text:p>
          </table:table-cell>
          <table:table-cell table:style-name="ce17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1]=&quot;AA&quot;; 0; IF([.I71]=&quot;GG&quot;;1;IF([.I71]=&quot;GA&quot;;0;&quot;-&quot;)))" office:value-type="string" office:string-value="-">
            <text:p>-</text:p>
          </table:table-cell>
          <table:table-cell table:style-name="ce11" table:formula="of:=IF([.F71]=1;IF([.I71]=&quot;GG&quot;;&quot;NMLwithGG&quot;;&quot;NMLwithGAorAA&quot;); IF([.I71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1]=&quot;AA&quot;; 0; IF([.M71]=&quot;GG&quot;;1;IF([.M71]=&quot;GA&quot;;0;&quot;-&quot;)))" office:value-type="string" office:string-value="-">
            <text:p>-</text:p>
          </table:table-cell>
          <table:table-cell table:style-name="ce11" table:formula="of:=IF([.F71]=1;IF([.M71]=&quot;GG&quot;;&quot;NMLwithGG&quot;;&quot;NMLwithGAorAA&quot;); IF([.M71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1]=&quot;CC&quot;; 0; IF([.Q71]=&quot;TT&quot;;1;IF([.Q71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1]=&quot;AA&quot;; 0; IF([.U71]=&quot;GG&quot;;1;IF([.U71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69</text:p>
          </table:table-cell>
          <table:table-cell table:style-name="ce4" office:value-type="string">
            <text:p>c69</text:p>
          </table:table-cell>
          <table:table-cell table:style-name="ce12" office:value-type="float" office:value="6029961">
            <text:p>6029961</text:p>
          </table:table-cell>
          <table:table-cell table:style-name="ce17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2]=&quot;AA&quot;; 0; IF([.I72]=&quot;GG&quot;;1;IF([.I72]=&quot;GA&quot;;0;&quot;-&quot;)))" office:value-type="string" office:string-value="-">
            <text:p>-</text:p>
          </table:table-cell>
          <table:table-cell table:style-name="ce11" table:formula="of:=IF([.F72]=1;IF([.I72]=&quot;GG&quot;;&quot;NMLwithGG&quot;;&quot;NMLwithGAorAA&quot;); IF([.I7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2]=&quot;AA&quot;; 0; IF([.M72]=&quot;GG&quot;;1;IF([.M72]=&quot;GA&quot;;0;&quot;-&quot;)))" office:value-type="string" office:string-value="-">
            <text:p>-</text:p>
          </table:table-cell>
          <table:table-cell table:style-name="ce11" table:formula="of:=IF([.F72]=1;IF([.M72]=&quot;GG&quot;;&quot;NMLwithGG&quot;;&quot;NMLwithGAorAA&quot;); IF([.M7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2]=&quot;CC&quot;; 0; IF([.Q72]=&quot;TT&quot;;1;IF([.Q72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2]=&quot;AA&quot;; 0; IF([.U72]=&quot;GG&quot;;1;IF([.U72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0</text:p>
          </table:table-cell>
          <table:table-cell table:style-name="ce4" office:value-type="string">
            <text:p>c70</text:p>
          </table:table-cell>
          <table:table-cell table:style-name="ce12" office:value-type="float" office:value="6029938">
            <text:p>6029938</text:p>
          </table:table-cell>
          <table:table-cell table:style-name="ce17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3]=&quot;AA&quot;; 0; IF([.I73]=&quot;GG&quot;;1;IF([.I73]=&quot;GA&quot;;0;&quot;-&quot;)))" office:value-type="string" office:string-value="-">
            <text:p>-</text:p>
          </table:table-cell>
          <table:table-cell table:style-name="ce11" table:formula="of:=IF([.F73]=1;IF([.I73]=&quot;GG&quot;;&quot;NMLwithGG&quot;;&quot;NMLwithGAorAA&quot;); IF([.I73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3]=&quot;AA&quot;; 0; IF([.M73]=&quot;GG&quot;;1;IF([.M73]=&quot;GA&quot;;0;&quot;-&quot;)))" office:value-type="string" office:string-value="-">
            <text:p>-</text:p>
          </table:table-cell>
          <table:table-cell table:style-name="ce11" table:formula="of:=IF([.F73]=1;IF([.M73]=&quot;GG&quot;;&quot;NMLwithGG&quot;;&quot;NMLwithGAorAA&quot;); IF([.M73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3]=&quot;CC&quot;; 0; IF([.Q73]=&quot;TT&quot;;1;IF([.Q73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3]=&quot;AA&quot;; 0; IF([.U73]=&quot;GG&quot;;1;IF([.U73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1</text:p>
          </table:table-cell>
          <table:table-cell table:style-name="ce4" office:value-type="string">
            <text:p>c71</text:p>
          </table:table-cell>
          <table:table-cell table:style-name="ce12" office:value-type="float" office:value="30338">
            <text:p>30338</text:p>
          </table:table-cell>
          <table:table-cell table:style-name="ce17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4]=&quot;AA&quot;; 0; IF([.I74]=&quot;GG&quot;;1;IF([.I74]=&quot;GA&quot;;0;&quot;-&quot;)))" office:value-type="string" office:string-value="-">
            <text:p>-</text:p>
          </table:table-cell>
          <table:table-cell table:style-name="ce11" table:formula="of:=IF([.F74]=1;IF([.I74]=&quot;GG&quot;;&quot;NMLwithGG&quot;;&quot;NMLwithGAorAA&quot;); IF([.I74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4]=&quot;AA&quot;; 0; IF([.M74]=&quot;GG&quot;;1;IF([.M74]=&quot;GA&quot;;0;&quot;-&quot;)))" office:value-type="string" office:string-value="-">
            <text:p>-</text:p>
          </table:table-cell>
          <table:table-cell table:style-name="ce11" table:formula="of:=IF([.F74]=1;IF([.M74]=&quot;GG&quot;;&quot;NMLwithGG&quot;;&quot;NMLwithGAorAA&quot;); IF([.M74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4]=&quot;CC&quot;; 0; IF([.Q74]=&quot;TT&quot;;1;IF([.Q74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4]=&quot;AA&quot;; 0; IF([.U74]=&quot;GG&quot;;1;IF([.U74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2</text:p>
          </table:table-cell>
          <table:table-cell table:style-name="ce4" office:value-type="string">
            <text:p>c72</text:p>
          </table:table-cell>
          <table:table-cell table:style-name="ce12" office:value-type="float" office:value="96093810">
            <text:p>96093810</text:p>
          </table:table-cell>
          <table:table-cell table:style-name="ce17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5]=&quot;AA&quot;; 0; IF([.I75]=&quot;GG&quot;;1;IF([.I75]=&quot;GA&quot;;0;&quot;-&quot;)))" office:value-type="string" office:string-value="-">
            <text:p>-</text:p>
          </table:table-cell>
          <table:table-cell table:style-name="ce11" table:formula="of:=IF([.F75]=1;IF([.I75]=&quot;GG&quot;;&quot;NMLwithGG&quot;;&quot;NMLwithGAorAA&quot;); IF([.I75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5]=&quot;AA&quot;; 0; IF([.M75]=&quot;GG&quot;;1;IF([.M75]=&quot;GA&quot;;0;&quot;-&quot;)))" office:value-type="string" office:string-value="-">
            <text:p>-</text:p>
          </table:table-cell>
          <table:table-cell table:style-name="ce11" table:formula="of:=IF([.F75]=1;IF([.M75]=&quot;GG&quot;;&quot;NMLwithGG&quot;;&quot;NMLwithGAorAA&quot;); IF([.M75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5]=&quot;CC&quot;; 0; IF([.Q75]=&quot;TT&quot;;1;IF([.Q75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5]=&quot;AA&quot;; 0; IF([.U75]=&quot;GG&quot;;1;IF([.U75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3</text:p>
          </table:table-cell>
          <table:table-cell table:style-name="ce4" office:value-type="string">
            <text:p>c73</text:p>
          </table:table-cell>
          <table:table-cell table:style-name="ce12" office:value-type="float" office:value="7078736">
            <text:p>7078736</text:p>
          </table:table-cell>
          <table:table-cell table:style-name="ce17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6]=&quot;AA&quot;; 0; IF([.I76]=&quot;GG&quot;;1;IF([.I76]=&quot;GA&quot;;0;&quot;-&quot;)))" office:value-type="string" office:string-value="-">
            <text:p>-</text:p>
          </table:table-cell>
          <table:table-cell table:style-name="ce11" table:formula="of:=IF([.F76]=1;IF([.I76]=&quot;GG&quot;;&quot;NMLwithGG&quot;;&quot;NMLwithGAorAA&quot;); IF([.I76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6]=&quot;AA&quot;; 0; IF([.M76]=&quot;GG&quot;;1;IF([.M76]=&quot;GA&quot;;0;&quot;-&quot;)))" office:value-type="string" office:string-value="-">
            <text:p>-</text:p>
          </table:table-cell>
          <table:table-cell table:style-name="ce11" table:formula="of:=IF([.F76]=1;IF([.M76]=&quot;GG&quot;;&quot;NMLwithGG&quot;;&quot;NMLwithGAorAA&quot;); IF([.M76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6]=&quot;CC&quot;; 0; IF([.Q76]=&quot;TT&quot;;1;IF([.Q76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6]=&quot;AA&quot;; 0; IF([.U76]=&quot;GG&quot;;1;IF([.U76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4</text:p>
          </table:table-cell>
          <table:table-cell table:style-name="ce4" office:value-type="string">
            <text:p>c74</text:p>
          </table:table-cell>
          <table:table-cell table:style-name="ce11" office:value-type="string">
            <text:p>tanaka tensor</text:p>
          </table:table-cell>
          <table:table-cell table:style-name="ce17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7]=&quot;AA&quot;; 0; IF([.I77]=&quot;GG&quot;;1;IF([.I77]=&quot;GA&quot;;0;&quot;-&quot;)))" office:value-type="string" office:string-value="-">
            <text:p>-</text:p>
          </table:table-cell>
          <table:table-cell table:style-name="ce11" table:formula="of:=IF([.F77]=1;IF([.I77]=&quot;GG&quot;;&quot;NMLwithGG&quot;;&quot;NMLwithGAorAA&quot;); IF([.I77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7]=&quot;AA&quot;; 0; IF([.M77]=&quot;GG&quot;;1;IF([.M77]=&quot;GA&quot;;0;&quot;-&quot;)))" office:value-type="string" office:string-value="-">
            <text:p>-</text:p>
          </table:table-cell>
          <table:table-cell table:style-name="ce11" table:formula="of:=IF([.F77]=1;IF([.M77]=&quot;GG&quot;;&quot;NMLwithGG&quot;;&quot;NMLwithGAorAA&quot;); IF([.M77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7]=&quot;CC&quot;; 0; IF([.Q77]=&quot;TT&quot;;1;IF([.Q77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7]=&quot;AA&quot;; 0; IF([.U77]=&quot;GG&quot;;1;IF([.U77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5</text:p>
          </table:table-cell>
          <table:table-cell table:style-name="ce4" office:value-type="string">
            <text:p>c75</text:p>
          </table:table-cell>
          <table:table-cell table:style-name="ce12" office:value-type="float" office:value="7108285">
            <text:p>7108285</text:p>
          </table:table-cell>
          <table:table-cell table:style-name="ce17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8]=&quot;AA&quot;; 0; IF([.I78]=&quot;GG&quot;;1;IF([.I78]=&quot;GA&quot;;0;&quot;-&quot;)))" office:value-type="string" office:string-value="-">
            <text:p>-</text:p>
          </table:table-cell>
          <table:table-cell table:style-name="ce11" table:formula="of:=IF([.F78]=1;IF([.I78]=&quot;GG&quot;;&quot;NMLwithGG&quot;;&quot;NMLwithGAorAA&quot;); IF([.I78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8]=&quot;AA&quot;; 0; IF([.M78]=&quot;GG&quot;;1;IF([.M78]=&quot;GA&quot;;0;&quot;-&quot;)))" office:value-type="string" office:string-value="-">
            <text:p>-</text:p>
          </table:table-cell>
          <table:table-cell table:style-name="ce11" table:formula="of:=IF([.F78]=1;IF([.M78]=&quot;GG&quot;;&quot;NMLwithGG&quot;;&quot;NMLwithGAorAA&quot;); IF([.M78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8]=&quot;CC&quot;; 0; IF([.Q78]=&quot;TT&quot;;1;IF([.Q78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8]=&quot;AA&quot;; 0; IF([.U78]=&quot;GG&quot;;1;IF([.U78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6</text:p>
          </table:table-cell>
          <table:table-cell table:style-name="ce4" office:value-type="string">
            <text:p>c76</text:p>
          </table:table-cell>
          <table:table-cell table:style-name="ce12" office:value-type="float" office:value="34215">
            <text:p>34215</text:p>
          </table:table-cell>
          <table:table-cell table:style-name="ce17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79]=&quot;AA&quot;; 0; IF([.I79]=&quot;GG&quot;;1;IF([.I79]=&quot;GA&quot;;0;&quot;-&quot;)))" office:value-type="string" office:string-value="-">
            <text:p>-</text:p>
          </table:table-cell>
          <table:table-cell table:style-name="ce11" table:formula="of:=IF([.F79]=1;IF([.I79]=&quot;GG&quot;;&quot;NMLwithGG&quot;;&quot;NMLwithGAorAA&quot;); IF([.I79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79]=&quot;AA&quot;; 0; IF([.M79]=&quot;GG&quot;;1;IF([.M79]=&quot;GA&quot;;0;&quot;-&quot;)))" office:value-type="string" office:string-value="-">
            <text:p>-</text:p>
          </table:table-cell>
          <table:table-cell table:style-name="ce11" table:formula="of:=IF([.F79]=1;IF([.M79]=&quot;GG&quot;;&quot;NMLwithGG&quot;;&quot;NMLwithGAorAA&quot;); IF([.M79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79]=&quot;CC&quot;; 0; IF([.Q79]=&quot;TT&quot;;1;IF([.Q79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79]=&quot;AA&quot;; 0; IF([.U79]=&quot;GG&quot;;1;IF([.U79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7</text:p>
          </table:table-cell>
          <table:table-cell table:style-name="ce4" office:value-type="string">
            <text:p>c77</text:p>
          </table:table-cell>
          <table:table-cell table:style-name="ce12"/>
          <table:table-cell table:style-name="ce17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0]=&quot;AA&quot;; 0; IF([.I80]=&quot;GG&quot;;1;IF([.I80]=&quot;GA&quot;;0;&quot;-&quot;)))" office:value-type="string" office:string-value="-">
            <text:p>-</text:p>
          </table:table-cell>
          <table:table-cell table:style-name="ce11" table:formula="of:=IF([.F80]=1;IF([.I80]=&quot;GG&quot;;&quot;NMLwithGG&quot;;&quot;NMLwithGAorAA&quot;); IF([.I80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0]=&quot;AA&quot;; 0; IF([.M80]=&quot;GG&quot;;1;IF([.M80]=&quot;GA&quot;;0;&quot;-&quot;)))" office:value-type="string" office:string-value="-">
            <text:p>-</text:p>
          </table:table-cell>
          <table:table-cell table:style-name="ce11" table:formula="of:=IF([.F80]=1;IF([.M80]=&quot;GG&quot;;&quot;NMLwithGG&quot;;&quot;NMLwithGAorAA&quot;); IF([.M80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80]=&quot;CC&quot;; 0; IF([.Q80]=&quot;TT&quot;;1;IF([.Q80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0]=&quot;AA&quot;; 0; IF([.U80]=&quot;GG&quot;;1;IF([.U80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8</text:p>
          </table:table-cell>
          <table:table-cell table:style-name="ce4" office:value-type="string">
            <text:p>c78</text:p>
          </table:table-cell>
          <table:table-cell table:style-name="ce12"/>
          <table:table-cell table:style-name="ce17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1]=&quot;AA&quot;; 0; IF([.I81]=&quot;GG&quot;;1;IF([.I81]=&quot;GA&quot;;0;&quot;-&quot;)))" office:value-type="string" office:string-value="-">
            <text:p>-</text:p>
          </table:table-cell>
          <table:table-cell table:style-name="ce11" table:formula="of:=IF([.F81]=1;IF([.I81]=&quot;GG&quot;;&quot;NMLwithGG&quot;;&quot;NMLwithGAorAA&quot;); IF([.I81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1]=&quot;AA&quot;; 0; IF([.M81]=&quot;GG&quot;;1;IF([.M81]=&quot;GA&quot;;0;&quot;-&quot;)))" office:value-type="string" office:string-value="-">
            <text:p>-</text:p>
          </table:table-cell>
          <table:table-cell table:style-name="ce11" table:formula="of:=IF([.F81]=1;IF([.M81]=&quot;GG&quot;;&quot;NMLwithGG&quot;;&quot;NMLwithGAorAA&quot;); IF([.M81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81]=&quot;CC&quot;; 0; IF([.Q81]=&quot;TT&quot;;1;IF([.Q81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1]=&quot;AA&quot;; 0; IF([.U81]=&quot;GG&quot;;1;IF([.U81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79</text:p>
          </table:table-cell>
          <table:table-cell table:style-name="ce4" office:value-type="string">
            <text:p>c79</text:p>
          </table:table-cell>
          <table:table-cell table:style-name="ce12"/>
          <table:table-cell table:style-name="ce17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2]=&quot;AA&quot;; 0; IF([.I82]=&quot;GG&quot;;1;IF([.I82]=&quot;GA&quot;;0;&quot;-&quot;)))" office:value-type="string" office:string-value="-">
            <text:p>-</text:p>
          </table:table-cell>
          <table:table-cell table:style-name="ce11" table:formula="of:=IF([.F82]=1;IF([.I82]=&quot;GG&quot;;&quot;NMLwithGG&quot;;&quot;NMLwithGAorAA&quot;); IF([.I8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2]=&quot;AA&quot;; 0; IF([.M82]=&quot;GG&quot;;1;IF([.M82]=&quot;GA&quot;;0;&quot;-&quot;)))" office:value-type="string" office:string-value="-">
            <text:p>-</text:p>
          </table:table-cell>
          <table:table-cell table:style-name="ce11" table:formula="of:=IF([.F82]=1;IF([.M82]=&quot;GG&quot;;&quot;NMLwithGG&quot;;&quot;NMLwithGAorAA&quot;); IF([.M82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82]=&quot;CC&quot;; 0; IF([.Q82]=&quot;TT&quot;;1;IF([.Q82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2]=&quot;AA&quot;; 0; IF([.U82]=&quot;GG&quot;;1;IF([.U82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80</text:p>
          </table:table-cell>
          <table:table-cell table:style-name="ce4" office:value-type="string">
            <text:p>c80</text:p>
          </table:table-cell>
          <table:table-cell table:style-name="ce12"/>
          <table:table-cell table:style-name="ce17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3]=&quot;AA&quot;; 0; IF([.I83]=&quot;GG&quot;;1;IF([.I83]=&quot;GA&quot;;0;&quot;-&quot;)))" office:value-type="string" office:string-value="-">
            <text:p>-</text:p>
          </table:table-cell>
          <table:table-cell table:style-name="ce11" table:formula="of:=IF([.F83]=1;IF([.I83]=&quot;GG&quot;;&quot;NMLwithGG&quot;;&quot;NMLwithGAorAA&quot;); IF([.I83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3]=&quot;AA&quot;; 0; IF([.M83]=&quot;GG&quot;;1;IF([.M83]=&quot;GA&quot;;0;&quot;-&quot;)))" office:value-type="string" office:string-value="-">
            <text:p>-</text:p>
          </table:table-cell>
          <table:table-cell table:style-name="ce11" table:formula="of:=IF([.F83]=1;IF([.M83]=&quot;GG&quot;;&quot;NMLwithGG&quot;;&quot;NMLwithGAorAA&quot;); IF([.M83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83]=&quot;CC&quot;; 0; IF([.Q83]=&quot;TT&quot;;1;IF([.Q83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3]=&quot;AA&quot;; 0; IF([.U83]=&quot;GG&quot;;1;IF([.U83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81</text:p>
          </table:table-cell>
          <table:table-cell table:style-name="ce4" office:value-type="string">
            <text:p>c81</text:p>
          </table:table-cell>
          <table:table-cell table:style-name="ce12"/>
          <table:table-cell table:style-name="ce17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4]=&quot;AA&quot;; 0; IF([.I84]=&quot;GG&quot;;1;IF([.I84]=&quot;GA&quot;;0;&quot;-&quot;)))" office:value-type="string" office:string-value="-">
            <text:p>-</text:p>
          </table:table-cell>
          <table:table-cell table:style-name="ce11" table:formula="of:=IF([.F84]=1;IF([.I84]=&quot;GG&quot;;&quot;NMLwithGG&quot;;&quot;NMLwithGAorAA&quot;); IF([.I84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4]=&quot;AA&quot;; 0; IF([.M84]=&quot;GG&quot;;1;IF([.M84]=&quot;GA&quot;;0;&quot;-&quot;)))" office:value-type="string" office:string-value="-">
            <text:p>-</text:p>
          </table:table-cell>
          <table:table-cell table:style-name="ce11" table:formula="of:=IF([.F84]=1;IF([.M84]=&quot;GG&quot;;&quot;NMLwithGG&quot;;&quot;NMLwithGAorAA&quot;); IF([.M84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84]=&quot;CC&quot;; 0; IF([.Q84]=&quot;TT&quot;;1;IF([.Q84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4]=&quot;AA&quot;; 0; IF([.U84]=&quot;GG&quot;;1;IF([.U84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82</text:p>
          </table:table-cell>
          <table:table-cell table:style-name="ce4" office:value-type="string">
            <text:p>c82</text:p>
          </table:table-cell>
          <table:table-cell table:style-name="ce12"/>
          <table:table-cell table:style-name="ce17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I85]=&quot;AA&quot;; 0; IF([.I85]=&quot;GG&quot;;1;IF([.I85]=&quot;GA&quot;;0;&quot;-&quot;)))" office:value-type="string" office:string-value="-">
            <text:p>-</text:p>
          </table:table-cell>
          <table:table-cell table:style-name="ce11" table:formula="of:=IF([.F85]=1;IF([.I85]=&quot;GG&quot;;&quot;NMLwithGG&quot;;&quot;NMLwithGAorAA&quot;); IF([.I85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M85]=&quot;AA&quot;; 0; IF([.M85]=&quot;GG&quot;;1;IF([.M85]=&quot;GA&quot;;0;&quot;-&quot;)))" office:value-type="string" office:string-value="-">
            <text:p>-</text:p>
          </table:table-cell>
          <table:table-cell table:style-name="ce11" table:formula="of:=IF([.F85]=1;IF([.M85]=&quot;GG&quot;;&quot;NMLwithGG&quot;;&quot;NMLwithGAorAA&quot;); IF([.M85]=&quot;GG&quot;;&quot;MDDwithGG&quot;;&quot;MDDwithGAorAA&quot;))" office:value-type="string" office:string-value="NMLwithGAorAA">
            <text:p>NMLwithGAorAA</text:p>
          </table:table-cell>
          <table:table-cell/>
          <table:table-cell table:style-name="ce11" office:value-type="float" office:value="0">
            <text:p>0</text:p>
          </table:table-cell>
          <table:table-cell table:style-name="ce11" table:formula="of:=IF([.Q85]=&quot;CC&quot;; 0; IF([.Q85]=&quot;TT&quot;;1;IF([.Q85]=&quot;CT&quot;;0;&quot;-&quot;)))" office:value-type="string" office:string-value="-">
            <text:p>-</text:p>
          </table:table-cell>
          <table:table-cell table:style-name="ce11"/>
          <table:table-cell/>
          <table:table-cell table:style-name="ce11" office:value-type="float" office:value="0">
            <text:p>0</text:p>
          </table:table-cell>
          <table:table-cell table:style-name="ce11" table:formula="of:=IF([.U85]=&quot;AA&quot;; 0; IF([.U85]=&quot;GG&quot;;1;IF([.U85]=&quot;GA&quot;;0;&quot;-&quot;)))" office:value-type="string" office:string-value="-">
            <text:p>-</text:p>
          </table:table-cell>
          <table:table-cell table:number-columns-repeated="2"/>
          <table:table-cell table:style-name="ce23"/>
          <table:table-cell table:number-columns-repeated="998"/>
        </table:table-row>
        <table:table-row table:style-name="ro1">
          <table:table-cell office:value-type="string">
            <text:p>u0083</text:p>
          </table:table-cell>
          <table:table-cell table:style-name="ce7" office:value-type="string">
            <text:p>d01</text:p>
          </table:table-cell>
          <table:table-cell table:style-name="ce11" office:value-type="float" office:value="109015298">
            <text:p>109015298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86]=&quot;AA&quot;; 0; IF([.I86]=&quot;GG&quot;;1;IF([.I86]=&quot;GA&quot;;0;&quot;-&quot;)))" office:value-type="float" office:value="0">
            <text:p>0</text:p>
          </table:table-cell>
          <table:table-cell table:style-name="ce11" table:formula="of:=IF([.F86]=1;IF([.I86]=&quot;GG&quot;;&quot;NMLwithGG&quot;;&quot;NMLwithGAorAA&quot;); IF([.I86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86]=&quot;AA&quot;; 0; IF([.M86]=&quot;GG&quot;;1;IF([.M86]=&quot;GA&quot;;0;&quot;-&quot;)))" office:value-type="float" office:value="0">
            <text:p>0</text:p>
          </table:table-cell>
          <table:table-cell table:style-name="ce11" table:formula="of:=IF([.F86]=1;IF([.M86]=&quot;GG&quot;;&quot;NMLwithGG&quot;;&quot;NMLwithGAorAA&quot;); IF([.M86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86]=&quot;CC&quot;; 0; IF([.Q86]=&quot;TT&quot;;1;IF([.Q86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86]=&quot;AA&quot;; 0; IF([.U86]=&quot;GG&quot;;1;IF([.U86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0.5">
            <text:p>10.5</text:p>
          </table:table-cell>
          <table:table-cell table:number-columns-repeated="998"/>
        </table:table-row>
        <table:table-row table:style-name="ro1">
          <table:table-cell office:value-type="string">
            <text:p>u0084</text:p>
          </table:table-cell>
          <table:table-cell table:style-name="ce7" office:value-type="string">
            <text:p>d02</text:p>
          </table:table-cell>
          <table:table-cell table:style-name="ce11" office:value-type="float" office:value="182149246">
            <text:p>182149246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87]=&quot;AA&quot;; 0; IF([.I87]=&quot;GG&quot;;1;IF([.I87]=&quot;GA&quot;;0;&quot;-&quot;)))" office:value-type="float" office:value="0">
            <text:p>0</text:p>
          </table:table-cell>
          <table:table-cell table:style-name="ce11" table:formula="of:=IF([.F87]=1;IF([.I87]=&quot;GG&quot;;&quot;NMLwithGG&quot;;&quot;NMLwithGAorAA&quot;); IF([.I87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87]=&quot;AA&quot;; 0; IF([.M87]=&quot;GG&quot;;1;IF([.M87]=&quot;GA&quot;;0;&quot;-&quot;)))" office:value-type="float" office:value="0">
            <text:p>0</text:p>
          </table:table-cell>
          <table:table-cell table:style-name="ce11" table:formula="of:=IF([.F87]=1;IF([.M87]=&quot;GG&quot;;&quot;NMLwithGG&quot;;&quot;NMLwithGAorAA&quot;); IF([.M87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87]=&quot;CC&quot;; 0; IF([.Q87]=&quot;TT&quot;;1;IF([.Q87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87]=&quot;AA&quot;; 0; IF([.U87]=&quot;GG&quot;;1;IF([.U87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0.6">
            <text:p>10.6</text:p>
          </table:table-cell>
          <table:table-cell table:number-columns-repeated="998"/>
        </table:table-row>
        <table:table-row table:style-name="ro1">
          <table:table-cell office:value-type="string">
            <text:p>u0085</text:p>
          </table:table-cell>
          <table:table-cell table:style-name="ce7" office:value-type="string">
            <text:p>d03</text:p>
          </table:table-cell>
          <table:table-cell table:style-name="ce11" office:value-type="float" office:value="108046757">
            <text:p>108046757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88]=&quot;AA&quot;; 0; IF([.I88]=&quot;GG&quot;;1;IF([.I88]=&quot;GA&quot;;0;&quot;-&quot;)))" office:value-type="float" office:value="0">
            <text:p>0</text:p>
          </table:table-cell>
          <table:table-cell table:style-name="ce11" table:formula="of:=IF([.F88]=1;IF([.I88]=&quot;GG&quot;;&quot;NMLwithGG&quot;;&quot;NMLwithGAorAA&quot;); IF([.I88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88]=&quot;AA&quot;; 0; IF([.M88]=&quot;GG&quot;;1;IF([.M88]=&quot;GA&quot;;0;&quot;-&quot;)))" office:value-type="float" office:value="1">
            <text:p>1</text:p>
          </table:table-cell>
          <table:table-cell table:style-name="ce11" table:formula="of:=IF([.F88]=1;IF([.M88]=&quot;GG&quot;;&quot;NMLwithGG&quot;;&quot;NMLwithGAorAA&quot;); IF([.M88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88]=&quot;CC&quot;; 0; IF([.Q88]=&quot;TT&quot;;1;IF([.Q88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88]=&quot;AA&quot;; 0; IF([.U88]=&quot;GG&quot;;1;IF([.U88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1.3">
            <text:p>11.3</text:p>
          </table:table-cell>
          <table:table-cell table:number-columns-repeated="998"/>
        </table:table-row>
        <table:table-row table:style-name="ro1">
          <table:table-cell office:value-type="string">
            <text:p>u0086</text:p>
          </table:table-cell>
          <table:table-cell table:style-name="ce7" office:value-type="string">
            <text:p>d04</text:p>
          </table:table-cell>
          <table:table-cell table:style-name="ce11" office:value-type="float" office:value="180151897">
            <text:p>180151897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89]=&quot;AA&quot;; 0; IF([.I89]=&quot;GG&quot;;1;IF([.I89]=&quot;GA&quot;;0;&quot;-&quot;)))" office:value-type="float" office:value="1">
            <text:p>1</text:p>
          </table:table-cell>
          <table:table-cell table:style-name="ce11" table:formula="of:=IF([.F89]=1;IF([.I89]=&quot;GG&quot;;&quot;NMLwithGG&quot;;&quot;NMLwithGAorAA&quot;); IF([.I89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89]=&quot;AA&quot;; 0; IF([.M89]=&quot;GG&quot;;1;IF([.M89]=&quot;GA&quot;;0;&quot;-&quot;)))" office:value-type="float" office:value="0">
            <text:p>0</text:p>
          </table:table-cell>
          <table:table-cell table:style-name="ce11" table:formula="of:=IF([.F89]=1;IF([.M89]=&quot;GG&quot;;&quot;NMLwithGG&quot;;&quot;NMLwithGAorAA&quot;); IF([.M89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89]=&quot;CC&quot;; 0; IF([.Q89]=&quot;TT&quot;;1;IF([.Q89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89]=&quot;AA&quot;; 0; IF([.U89]=&quot;GG&quot;;1;IF([.U89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3.5">
            <text:p>13.5</text:p>
          </table:table-cell>
          <table:table-cell table:number-columns-repeated="998"/>
        </table:table-row>
        <table:table-row table:style-name="ro1">
          <table:table-cell office:value-type="string">
            <text:p>u0087</text:p>
          </table:table-cell>
          <table:table-cell table:style-name="ce7" office:value-type="string">
            <text:p>d05</text:p>
          </table:table-cell>
          <table:table-cell table:style-name="ce11" office:value-type="float" office:value="182112004">
            <text:p>182112004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0]=&quot;AA&quot;; 0; IF([.I90]=&quot;GG&quot;;1;IF([.I90]=&quot;GA&quot;;0;&quot;-&quot;)))" office:value-type="float" office:value="0">
            <text:p>0</text:p>
          </table:table-cell>
          <table:table-cell table:style-name="ce11" table:formula="of:=IF([.F90]=1;IF([.I90]=&quot;GG&quot;;&quot;NMLwithGG&quot;;&quot;NMLwithGAorAA&quot;); IF([.I90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0]=&quot;AA&quot;; 0; IF([.M90]=&quot;GG&quot;;1;IF([.M90]=&quot;GA&quot;;0;&quot;-&quot;)))" office:value-type="float" office:value="0">
            <text:p>0</text:p>
          </table:table-cell>
          <table:table-cell table:style-name="ce11" table:formula="of:=IF([.F90]=1;IF([.M90]=&quot;GG&quot;;&quot;NMLwithGG&quot;;&quot;NMLwithGAorAA&quot;); IF([.M90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90]=&quot;CC&quot;; 0; IF([.Q90]=&quot;TT&quot;;1;IF([.Q90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0]=&quot;AA&quot;; 0; IF([.U90]=&quot;GG&quot;;1;IF([.U90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29.7">
            <text:p>29.7</text:p>
          </table:table-cell>
          <table:table-cell table:number-columns-repeated="998"/>
        </table:table-row>
        <table:table-row table:style-name="ro1">
          <table:table-cell office:value-type="string">
            <text:p>u0088</text:p>
          </table:table-cell>
          <table:table-cell table:style-name="ce7" office:value-type="string">
            <text:p>d06</text:p>
          </table:table-cell>
          <table:table-cell table:style-name="ce11" office:value-type="float" office:value="103060076">
            <text:p>103060076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91]=&quot;AA&quot;; 0; IF([.I91]=&quot;GG&quot;;1;IF([.I91]=&quot;GA&quot;;0;&quot;-&quot;)))" office:value-type="float" office:value="1">
            <text:p>1</text:p>
          </table:table-cell>
          <table:table-cell table:style-name="ce11" table:formula="of:=IF([.F91]=1;IF([.I91]=&quot;GG&quot;;&quot;NMLwithGG&quot;;&quot;NMLwithGAorAA&quot;); IF([.I91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1]=&quot;AA&quot;; 0; IF([.M91]=&quot;GG&quot;;1;IF([.M91]=&quot;GA&quot;;0;&quot;-&quot;)))" office:value-type="float" office:value="0">
            <text:p>0</text:p>
          </table:table-cell>
          <table:table-cell table:style-name="ce11" table:formula="of:=IF([.F91]=1;IF([.M91]=&quot;GG&quot;;&quot;NMLwithGG&quot;;&quot;NMLwithGAorAA&quot;); IF([.M91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91]=&quot;CC&quot;; 0; IF([.Q91]=&quot;TT&quot;;1;IF([.Q91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1]=&quot;AA&quot;; 0; IF([.U91]=&quot;GG&quot;;1;IF([.U91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8.4">
            <text:p>18.4</text:p>
          </table:table-cell>
          <table:table-cell table:number-columns-repeated="998"/>
        </table:table-row>
        <table:table-row table:style-name="ro1">
          <table:table-cell office:value-type="string">
            <text:p>u0089</text:p>
          </table:table-cell>
          <table:table-cell table:style-name="ce7" office:value-type="string">
            <text:p>d07</text:p>
          </table:table-cell>
          <table:table-cell table:style-name="ce11" office:value-type="float" office:value="109037037">
            <text:p>109037037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2]=&quot;AA&quot;; 0; IF([.I92]=&quot;GG&quot;;1;IF([.I92]=&quot;GA&quot;;0;&quot;-&quot;)))" office:value-type="float" office:value="0">
            <text:p>0</text:p>
          </table:table-cell>
          <table:table-cell table:style-name="ce11" table:formula="of:=IF([.F92]=1;IF([.I92]=&quot;GG&quot;;&quot;NMLwithGG&quot;;&quot;NMLwithGAorAA&quot;); IF([.I92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2]=&quot;AA&quot;; 0; IF([.M92]=&quot;GG&quot;;1;IF([.M92]=&quot;GA&quot;;0;&quot;-&quot;)))" office:value-type="float" office:value="1">
            <text:p>1</text:p>
          </table:table-cell>
          <table:table-cell table:style-name="ce11" table:formula="of:=IF([.F92]=1;IF([.M92]=&quot;GG&quot;;&quot;NMLwithGG&quot;;&quot;NMLwithGAorAA&quot;); IF([.M92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92]=&quot;CC&quot;; 0; IF([.Q92]=&quot;TT&quot;;1;IF([.Q92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92]=&quot;AA&quot;; 0; IF([.U92]=&quot;GG&quot;;1;IF([.U92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0.3">
            <text:p>10.3</text:p>
          </table:table-cell>
          <table:table-cell table:number-columns-repeated="998"/>
        </table:table-row>
        <table:table-row table:style-name="ro1">
          <table:table-cell office:value-type="string">
            <text:p>u0090</text:p>
          </table:table-cell>
          <table:table-cell table:style-name="ce7" office:value-type="string">
            <text:p>d08</text:p>
          </table:table-cell>
          <table:table-cell table:style-name="ce11" office:value-type="float" office:value="109046327">
            <text:p>10904632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3]=&quot;AA&quot;; 0; IF([.I93]=&quot;GG&quot;;1;IF([.I93]=&quot;GA&quot;;0;&quot;-&quot;)))" office:value-type="float" office:value="0">
            <text:p>0</text:p>
          </table:table-cell>
          <table:table-cell table:style-name="ce11" table:formula="of:=IF([.F93]=1;IF([.I93]=&quot;GG&quot;;&quot;NMLwithGG&quot;;&quot;NMLwithGAorAA&quot;); IF([.I93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3]=&quot;AA&quot;; 0; IF([.M93]=&quot;GG&quot;;1;IF([.M93]=&quot;GA&quot;;0;&quot;-&quot;)))" office:value-type="float" office:value="0">
            <text:p>0</text:p>
          </table:table-cell>
          <table:table-cell table:style-name="ce11" table:formula="of:=IF([.F93]=1;IF([.M93]=&quot;GG&quot;;&quot;NMLwithGG&quot;;&quot;NMLwithGAorAA&quot;); IF([.M93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93]=&quot;CC&quot;; 0; IF([.Q93]=&quot;TT&quot;;1;IF([.Q93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3]=&quot;AA&quot;; 0; IF([.U93]=&quot;GG&quot;;1;IF([.U93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2.1">
            <text:p>12.1</text:p>
          </table:table-cell>
          <table:table-cell table:number-columns-repeated="998"/>
        </table:table-row>
        <table:table-row table:style-name="ro1">
          <table:table-cell office:value-type="string">
            <text:p>u0091</text:p>
          </table:table-cell>
          <table:table-cell table:style-name="ce7" office:value-type="string">
            <text:p>d09</text:p>
          </table:table-cell>
          <table:table-cell table:style-name="ce11" office:value-type="float" office:value="109081472">
            <text:p>109081472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94]=&quot;AA&quot;; 0; IF([.I94]=&quot;GG&quot;;1;IF([.I94]=&quot;GA&quot;;0;&quot;-&quot;)))" office:value-type="float" office:value="1">
            <text:p>1</text:p>
          </table:table-cell>
          <table:table-cell table:style-name="ce11" table:formula="of:=IF([.F94]=1;IF([.I94]=&quot;GG&quot;;&quot;NMLwithGG&quot;;&quot;NMLwithGAorAA&quot;); IF([.I94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4]=&quot;AA&quot;; 0; IF([.M94]=&quot;GG&quot;;1;IF([.M94]=&quot;GA&quot;;0;&quot;-&quot;)))" office:value-type="float" office:value="1">
            <text:p>1</text:p>
          </table:table-cell>
          <table:table-cell table:style-name="ce11" table:formula="of:=IF([.F94]=1;IF([.M94]=&quot;GG&quot;;&quot;NMLwithGG&quot;;&quot;NMLwithGAorAA&quot;); IF([.M94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94]=&quot;CC&quot;; 0; IF([.Q94]=&quot;TT&quot;;1;IF([.Q94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94]=&quot;AA&quot;; 0; IF([.U94]=&quot;GG&quot;;1;IF([.U94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7.6">
            <text:p>17.6</text:p>
          </table:table-cell>
          <table:table-cell table:number-columns-repeated="998"/>
        </table:table-row>
        <table:table-row table:style-name="ro1">
          <table:table-cell office:value-type="string">
            <text:p>u0092</text:p>
          </table:table-cell>
          <table:table-cell table:style-name="ce7" office:value-type="string">
            <text:p>d10</text:p>
          </table:table-cell>
          <table:table-cell table:style-name="ce11" office:value-type="float" office:value="100064667">
            <text:p>100064667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5]=&quot;AA&quot;; 0; IF([.I95]=&quot;GG&quot;;1;IF([.I95]=&quot;GA&quot;;0;&quot;-&quot;)))" office:value-type="float" office:value="0">
            <text:p>0</text:p>
          </table:table-cell>
          <table:table-cell table:style-name="ce11" table:formula="of:=IF([.F95]=1;IF([.I95]=&quot;GG&quot;;&quot;NMLwithGG&quot;;&quot;NMLwithGAorAA&quot;); IF([.I95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5]=&quot;AA&quot;; 0; IF([.M95]=&quot;GG&quot;;1;IF([.M95]=&quot;GA&quot;;0;&quot;-&quot;)))" office:value-type="float" office:value="1">
            <text:p>1</text:p>
          </table:table-cell>
          <table:table-cell table:style-name="ce11" table:formula="of:=IF([.F95]=1;IF([.M95]=&quot;GG&quot;;&quot;NMLwithGG&quot;;&quot;NMLwithGAorAA&quot;); IF([.M95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95]=&quot;CC&quot;; 0; IF([.Q95]=&quot;TT&quot;;1;IF([.Q95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95]=&quot;AA&quot;; 0; IF([.U95]=&quot;GG&quot;;1;IF([.U95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">
            <text:p>9</text:p>
          </table:table-cell>
          <table:table-cell table:number-columns-repeated="998"/>
        </table:table-row>
        <table:table-row table:style-name="ro1">
          <table:table-cell office:value-type="string">
            <text:p>u0093</text:p>
          </table:table-cell>
          <table:table-cell table:style-name="ce7" office:value-type="string">
            <text:p>d11</text:p>
          </table:table-cell>
          <table:table-cell table:style-name="ce11" office:value-type="float" office:value="198044639">
            <text:p>198044639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96]=&quot;AA&quot;; 0; IF([.I96]=&quot;GG&quot;;1;IF([.I96]=&quot;GA&quot;;0;&quot;-&quot;)))" office:value-type="float" office:value="0">
            <text:p>0</text:p>
          </table:table-cell>
          <table:table-cell table:style-name="ce11" table:formula="of:=IF([.F96]=1;IF([.I96]=&quot;GG&quot;;&quot;NMLwithGG&quot;;&quot;NMLwithGAorAA&quot;); IF([.I96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6]=&quot;AA&quot;; 0; IF([.M96]=&quot;GG&quot;;1;IF([.M96]=&quot;GA&quot;;0;&quot;-&quot;)))" office:value-type="float" office:value="1">
            <text:p>1</text:p>
          </table:table-cell>
          <table:table-cell table:style-name="ce11" table:formula="of:=IF([.F96]=1;IF([.M96]=&quot;GG&quot;;&quot;NMLwithGG&quot;;&quot;NMLwithGAorAA&quot;); IF([.M96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96]=&quot;CC&quot;; 0; IF([.Q96]=&quot;TT&quot;;1;IF([.Q96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6]=&quot;AA&quot;; 0; IF([.U96]=&quot;GG&quot;;1;IF([.U96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1.5">
            <text:p>11.5</text:p>
          </table:table-cell>
          <table:table-cell table:number-columns-repeated="998"/>
        </table:table-row>
        <table:table-row table:style-name="ro1">
          <table:table-cell office:value-type="string">
            <text:p>u0094</text:p>
          </table:table-cell>
          <table:table-cell table:style-name="ce7" office:value-type="string">
            <text:p>d12</text:p>
          </table:table-cell>
          <table:table-cell table:style-name="ce11" office:value-type="float" office:value="181100885">
            <text:p>181100885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97]=&quot;AA&quot;; 0; IF([.I97]=&quot;GG&quot;;1;IF([.I97]=&quot;GA&quot;;0;&quot;-&quot;)))" office:value-type="float" office:value="0">
            <text:p>0</text:p>
          </table:table-cell>
          <table:table-cell table:style-name="ce11" table:formula="of:=IF([.F97]=1;IF([.I97]=&quot;GG&quot;;&quot;NMLwithGG&quot;;&quot;NMLwithGAorAA&quot;); IF([.I97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97]=&quot;AA&quot;; 0; IF([.M97]=&quot;GG&quot;;1;IF([.M97]=&quot;GA&quot;;0;&quot;-&quot;)))" office:value-type="float" office:value="0">
            <text:p>0</text:p>
          </table:table-cell>
          <table:table-cell table:style-name="ce11" table:formula="of:=IF([.F97]=1;IF([.M97]=&quot;GG&quot;;&quot;NMLwithGG&quot;;&quot;NMLwithGAorAA&quot;); IF([.M97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97]=&quot;CC&quot;; 0; IF([.Q97]=&quot;TT&quot;;1;IF([.Q97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7]=&quot;AA&quot;; 0; IF([.U97]=&quot;GG&quot;;1;IF([.U97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8.8">
            <text:p>18.8</text:p>
          </table:table-cell>
          <table:table-cell table:number-columns-repeated="998"/>
        </table:table-row>
        <table:table-row table:style-name="ro1">
          <table:table-cell office:value-type="string">
            <text:p>u0095</text:p>
          </table:table-cell>
          <table:table-cell table:style-name="ce7" office:value-type="string">
            <text:p>d13</text:p>
          </table:table-cell>
          <table:table-cell table:style-name="ce11" office:value-type="float" office:value="100069542">
            <text:p>100069542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98]=&quot;AA&quot;; 0; IF([.I98]=&quot;GG&quot;;1;IF([.I98]=&quot;GA&quot;;0;&quot;-&quot;)))" office:value-type="float" office:value="1">
            <text:p>1</text:p>
          </table:table-cell>
          <table:table-cell table:style-name="ce11" table:formula="of:=IF([.F98]=1;IF([.I98]=&quot;GG&quot;;&quot;NMLwithGG&quot;;&quot;NMLwithGAorAA&quot;); IF([.I98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8]=&quot;AA&quot;; 0; IF([.M98]=&quot;GG&quot;;1;IF([.M98]=&quot;GA&quot;;0;&quot;-&quot;)))" office:value-type="float" office:value="1">
            <text:p>1</text:p>
          </table:table-cell>
          <table:table-cell table:style-name="ce11" table:formula="of:=IF([.F98]=1;IF([.M98]=&quot;GG&quot;;&quot;NMLwithGG&quot;;&quot;NMLwithGAorAA&quot;); IF([.M98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98]=&quot;CC&quot;; 0; IF([.Q98]=&quot;TT&quot;;1;IF([.Q98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98]=&quot;AA&quot;; 0; IF([.U98]=&quot;GG&quot;;1;IF([.U98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2">
            <text:p>12</text:p>
          </table:table-cell>
          <table:table-cell table:number-columns-repeated="998"/>
        </table:table-row>
        <table:table-row table:style-name="ro1">
          <table:table-cell office:value-type="string">
            <text:p>u0096</text:p>
          </table:table-cell>
          <table:table-cell table:style-name="ce7" office:value-type="string">
            <text:p>d14</text:p>
          </table:table-cell>
          <table:table-cell table:style-name="ce11" office:value-type="float" office:value="110128569">
            <text:p>11012856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99]=&quot;AA&quot;; 0; IF([.I99]=&quot;GG&quot;;1;IF([.I99]=&quot;GA&quot;;0;&quot;-&quot;)))" office:value-type="float" office:value="0">
            <text:p>0</text:p>
          </table:table-cell>
          <table:table-cell table:style-name="ce11" table:formula="of:=IF([.F99]=1;IF([.I99]=&quot;GG&quot;;&quot;NMLwithGG&quot;;&quot;NMLwithGAorAA&quot;); IF([.I99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99]=&quot;AA&quot;; 0; IF([.M99]=&quot;GG&quot;;1;IF([.M99]=&quot;GA&quot;;0;&quot;-&quot;)))" office:value-type="float" office:value="1">
            <text:p>1</text:p>
          </table:table-cell>
          <table:table-cell table:style-name="ce11" table:formula="of:=IF([.F99]=1;IF([.M99]=&quot;GG&quot;;&quot;NMLwithGG&quot;;&quot;NMLwithGAorAA&quot;); IF([.M99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99]=&quot;CC&quot;; 0; IF([.Q99]=&quot;TT&quot;;1;IF([.Q99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99]=&quot;AA&quot;; 0; IF([.U99]=&quot;GG&quot;;1;IF([.U99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3.3">
            <text:p>13.3</text:p>
          </table:table-cell>
          <table:table-cell table:number-columns-repeated="998"/>
        </table:table-row>
        <table:table-row table:style-name="ro1">
          <table:table-cell office:value-type="string">
            <text:p>u0097</text:p>
          </table:table-cell>
          <table:table-cell table:style-name="ce7" office:value-type="string">
            <text:p>d15</text:p>
          </table:table-cell>
          <table:table-cell table:style-name="ce11" office:value-type="float" office:value="110133429">
            <text:p>11013342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0]=&quot;AA&quot;; 0; IF([.I100]=&quot;GG&quot;;1;IF([.I100]=&quot;GA&quot;;0;&quot;-&quot;)))" office:value-type="float" office:value="0">
            <text:p>0</text:p>
          </table:table-cell>
          <table:table-cell table:style-name="ce11" table:formula="of:=IF([.F100]=1;IF([.I100]=&quot;GG&quot;;&quot;NMLwithGG&quot;;&quot;NMLwithGAorAA&quot;); IF([.I100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0]=&quot;AA&quot;; 0; IF([.M100]=&quot;GG&quot;;1;IF([.M100]=&quot;GA&quot;;0;&quot;-&quot;)))" office:value-type="float" office:value="1">
            <text:p>1</text:p>
          </table:table-cell>
          <table:table-cell table:style-name="ce11" table:formula="of:=IF([.F100]=1;IF([.M100]=&quot;GG&quot;;&quot;NMLwithGG&quot;;&quot;NMLwithGAorAA&quot;); IF([.M100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00]=&quot;CC&quot;; 0; IF([.Q100]=&quot;TT&quot;;1;IF([.Q100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0]=&quot;AA&quot;; 0; IF([.U100]=&quot;GG&quot;;1;IF([.U100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9">
            <text:p>12.9</text:p>
          </table:table-cell>
          <table:table-cell table:number-columns-repeated="998"/>
        </table:table-row>
        <table:table-row table:style-name="ro1">
          <table:table-cell office:value-type="string">
            <text:p>u0098</text:p>
          </table:table-cell>
          <table:table-cell table:style-name="ce7" office:value-type="string">
            <text:p>d16</text:p>
          </table:table-cell>
          <table:table-cell table:style-name="ce11" office:value-type="float" office:value="110148104">
            <text:p>110148104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1]=&quot;AA&quot;; 0; IF([.I101]=&quot;GG&quot;;1;IF([.I101]=&quot;GA&quot;;0;&quot;-&quot;)))" office:value-type="float" office:value="0">
            <text:p>0</text:p>
          </table:table-cell>
          <table:table-cell table:style-name="ce11" table:formula="of:=IF([.F101]=1;IF([.I101]=&quot;GG&quot;;&quot;NMLwithGG&quot;;&quot;NMLwithGAorAA&quot;); IF([.I101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01]=&quot;AA&quot;; 0; IF([.M101]=&quot;GG&quot;;1;IF([.M101]=&quot;GA&quot;;0;&quot;-&quot;)))" office:value-type="float" office:value="0">
            <text:p>0</text:p>
          </table:table-cell>
          <table:table-cell table:style-name="ce11" table:formula="of:=IF([.F101]=1;IF([.M101]=&quot;GG&quot;;&quot;NMLwithGG&quot;;&quot;NMLwithGAorAA&quot;); IF([.M101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01]=&quot;CC&quot;; 0; IF([.Q101]=&quot;TT&quot;;1;IF([.Q101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1]=&quot;AA&quot;; 0; IF([.U101]=&quot;GG&quot;;1;IF([.U101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4.4">
            <text:p>4.4</text:p>
          </table:table-cell>
          <table:table-cell table:number-columns-repeated="998"/>
        </table:table-row>
        <table:table-row table:style-name="ro1">
          <table:table-cell office:value-type="string">
            <text:p>u0099</text:p>
          </table:table-cell>
          <table:table-cell table:style-name="ce7" office:value-type="string">
            <text:p>d17</text:p>
          </table:table-cell>
          <table:table-cell table:style-name="ce11" office:value-type="float" office:value="186100773">
            <text:p>186100773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02]=&quot;AA&quot;; 0; IF([.I102]=&quot;GG&quot;;1;IF([.I102]=&quot;GA&quot;;0;&quot;-&quot;)))" office:value-type="float" office:value="0">
            <text:p>0</text:p>
          </table:table-cell>
          <table:table-cell table:style-name="ce11" table:formula="of:=IF([.F102]=1;IF([.I102]=&quot;GG&quot;;&quot;NMLwithGG&quot;;&quot;NMLwithGAorAA&quot;); IF([.I102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2]=&quot;AA&quot;; 0; IF([.M102]=&quot;GG&quot;;1;IF([.M102]=&quot;GA&quot;;0;&quot;-&quot;)))" office:value-type="float" office:value="1">
            <text:p>1</text:p>
          </table:table-cell>
          <table:table-cell table:style-name="ce11" table:formula="of:=IF([.F102]=1;IF([.M102]=&quot;GG&quot;;&quot;NMLwithGG&quot;;&quot;NMLwithGAorAA&quot;); IF([.M102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2]=&quot;CC&quot;; 0; IF([.Q102]=&quot;TT&quot;;1;IF([.Q102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2]=&quot;AA&quot;; 0; IF([.U102]=&quot;GG&quot;;1;IF([.U102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3.5">
            <text:p>3.5</text:p>
          </table:table-cell>
          <table:table-cell table:number-columns-repeated="998"/>
        </table:table-row>
        <table:table-row table:style-name="ro1">
          <table:table-cell office:value-type="string">
            <text:p>u0100</text:p>
          </table:table-cell>
          <table:table-cell table:style-name="ce7" office:value-type="string">
            <text:p>d18</text:p>
          </table:table-cell>
          <table:table-cell table:style-name="ce11" office:value-type="float" office:value="110163376">
            <text:p>110163376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03]=&quot;AA&quot;; 0; IF([.I103]=&quot;GG&quot;;1;IF([.I103]=&quot;GA&quot;;0;&quot;-&quot;)))" office:value-type="float" office:value="0">
            <text:p>0</text:p>
          </table:table-cell>
          <table:table-cell table:style-name="ce11" table:formula="of:=IF([.F103]=1;IF([.I103]=&quot;GG&quot;;&quot;NMLwithGG&quot;;&quot;NMLwithGAorAA&quot;); IF([.I103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3]=&quot;AA&quot;; 0; IF([.M103]=&quot;GG&quot;;1;IF([.M103]=&quot;GA&quot;;0;&quot;-&quot;)))" office:value-type="float" office:value="1">
            <text:p>1</text:p>
          </table:table-cell>
          <table:table-cell table:style-name="ce11" table:formula="of:=IF([.F103]=1;IF([.M103]=&quot;GG&quot;;&quot;NMLwithGG&quot;;&quot;NMLwithGAorAA&quot;); IF([.M103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3]=&quot;CC&quot;; 0; IF([.Q103]=&quot;TT&quot;;1;IF([.Q103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3]=&quot;AA&quot;; 0; IF([.U103]=&quot;GG&quot;;1;IF([.U103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2.7">
            <text:p>12.7</text:p>
          </table:table-cell>
          <table:table-cell table:number-columns-repeated="998"/>
        </table:table-row>
        <table:table-row table:style-name="ro1">
          <table:table-cell office:value-type="string">
            <text:p>u0101</text:p>
          </table:table-cell>
          <table:table-cell table:style-name="ce7" office:value-type="string">
            <text:p>d19</text:p>
          </table:table-cell>
          <table:table-cell table:style-name="ce11" office:value-type="float" office:value="193053056">
            <text:p>193053056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4]=&quot;AA&quot;; 0; IF([.I104]=&quot;GG&quot;;1;IF([.I104]=&quot;GA&quot;;0;&quot;-&quot;)))" office:value-type="float" office:value="0">
            <text:p>0</text:p>
          </table:table-cell>
          <table:table-cell table:style-name="ce11" table:formula="of:=IF([.F104]=1;IF([.I104]=&quot;GG&quot;;&quot;NMLwithGG&quot;;&quot;NMLwithGAorAA&quot;); IF([.I104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04]=&quot;AA&quot;; 0; IF([.M104]=&quot;GG&quot;;1;IF([.M104]=&quot;GA&quot;;0;&quot;-&quot;)))" office:value-type="float" office:value="0">
            <text:p>0</text:p>
          </table:table-cell>
          <table:table-cell table:style-name="ce11" table:formula="of:=IF([.F104]=1;IF([.M104]=&quot;GG&quot;;&quot;NMLwithGG&quot;;&quot;NMLwithGAorAA&quot;); IF([.M104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4]=&quot;CC&quot;; 0; IF([.Q104]=&quot;TT&quot;;1;IF([.Q104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4]=&quot;AA&quot;; 0; IF([.U104]=&quot;GG&quot;;1;IF([.U104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7.3">
            <text:p>17.3</text:p>
          </table:table-cell>
          <table:table-cell table:number-columns-repeated="998"/>
        </table:table-row>
        <table:table-row table:style-name="ro1">
          <table:table-cell office:value-type="string">
            <text:p>u0102</text:p>
          </table:table-cell>
          <table:table-cell table:style-name="ce7" office:value-type="string">
            <text:p>d20</text:p>
          </table:table-cell>
          <table:table-cell table:style-name="ce11" office:value-type="float" office:value="110173514">
            <text:p>110173514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05]=&quot;AA&quot;; 0; IF([.I105]=&quot;GG&quot;;1;IF([.I105]=&quot;GA&quot;;0;&quot;-&quot;)))" office:value-type="float" office:value="0">
            <text:p>0</text:p>
          </table:table-cell>
          <table:table-cell table:style-name="ce11" table:formula="of:=IF([.F105]=1;IF([.I105]=&quot;GG&quot;;&quot;NMLwithGG&quot;;&quot;NMLwithGAorAA&quot;); IF([.I105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05]=&quot;AA&quot;; 0; IF([.M105]=&quot;GG&quot;;1;IF([.M105]=&quot;GA&quot;;0;&quot;-&quot;)))" office:value-type="float" office:value="0">
            <text:p>0</text:p>
          </table:table-cell>
          <table:table-cell table:style-name="ce11" table:formula="of:=IF([.F105]=1;IF([.M105]=&quot;GG&quot;;&quot;NMLwithGG&quot;;&quot;NMLwithGAorAA&quot;); IF([.M105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05]=&quot;CC&quot;; 0; IF([.Q105]=&quot;TT&quot;;1;IF([.Q105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5]=&quot;AA&quot;; 0; IF([.U105]=&quot;GG&quot;;1;IF([.U105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1.9">
            <text:p>11.9</text:p>
          </table:table-cell>
          <table:table-cell table:number-columns-repeated="998"/>
        </table:table-row>
        <table:table-row table:style-name="ro1">
          <table:table-cell office:value-type="string">
            <text:p>u0103</text:p>
          </table:table-cell>
          <table:table-cell table:style-name="ce7" office:value-type="string">
            <text:p>d21</text:p>
          </table:table-cell>
          <table:table-cell table:style-name="ce11" office:value-type="float" office:value="110196566">
            <text:p>110196566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6]=&quot;AA&quot;; 0; IF([.I106]=&quot;GG&quot;;1;IF([.I106]=&quot;GA&quot;;0;&quot;-&quot;)))" office:value-type="float" office:value="0">
            <text:p>0</text:p>
          </table:table-cell>
          <table:table-cell table:style-name="ce11" table:formula="of:=IF([.F106]=1;IF([.I106]=&quot;GG&quot;;&quot;NMLwithGG&quot;;&quot;NMLwithGAorAA&quot;); IF([.I106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6]=&quot;AA&quot;; 0; IF([.M106]=&quot;GG&quot;;1;IF([.M106]=&quot;GA&quot;;0;&quot;-&quot;)))" office:value-type="float" office:value="1">
            <text:p>1</text:p>
          </table:table-cell>
          <table:table-cell table:style-name="ce11" table:formula="of:=IF([.F106]=1;IF([.M106]=&quot;GG&quot;;&quot;NMLwithGG&quot;;&quot;NMLwithGAorAA&quot;); IF([.M106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06]=&quot;CC&quot;; 0; IF([.Q106]=&quot;TT&quot;;1;IF([.Q106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06]=&quot;AA&quot;; 0; IF([.U106]=&quot;GG&quot;;1;IF([.U106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0.4">
            <text:p>10.4</text:p>
          </table:table-cell>
          <table:table-cell table:number-columns-repeated="998"/>
        </table:table-row>
        <table:table-row table:style-name="ro1">
          <table:table-cell office:value-type="string">
            <text:p>u0104</text:p>
          </table:table-cell>
          <table:table-cell table:style-name="ce7" office:value-type="string">
            <text:p>d22</text:p>
          </table:table-cell>
          <table:table-cell table:style-name="ce11" office:value-type="float" office:value="110139343">
            <text:p>110139343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7]=&quot;AA&quot;; 0; IF([.I107]=&quot;GG&quot;;1;IF([.I107]=&quot;GA&quot;;0;&quot;-&quot;)))" office:value-type="float" office:value="0">
            <text:p>0</text:p>
          </table:table-cell>
          <table:table-cell table:style-name="ce11" table:formula="of:=IF([.F107]=1;IF([.I107]=&quot;GG&quot;;&quot;NMLwithGG&quot;;&quot;NMLwithGAorAA&quot;); IF([.I107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07]=&quot;AA&quot;; 0; IF([.M107]=&quot;GG&quot;;1;IF([.M107]=&quot;GA&quot;;0;&quot;-&quot;)))" office:value-type="float" office:value="1">
            <text:p>1</text:p>
          </table:table-cell>
          <table:table-cell table:style-name="ce11" table:formula="of:=IF([.F107]=1;IF([.M107]=&quot;GG&quot;;&quot;NMLwithGG&quot;;&quot;NMLwithGAorAA&quot;); IF([.M107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07]=&quot;CC&quot;; 0; IF([.Q107]=&quot;TT&quot;;1;IF([.Q107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7]=&quot;AA&quot;; 0; IF([.U107]=&quot;GG&quot;;1;IF([.U107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1.8">
            <text:p>11.8</text:p>
          </table:table-cell>
          <table:table-cell table:number-columns-repeated="998"/>
        </table:table-row>
        <table:table-row table:style-name="ro1">
          <table:table-cell office:value-type="string">
            <text:p>u0105</text:p>
          </table:table-cell>
          <table:table-cell table:style-name="ce7" office:value-type="string">
            <text:p>d23</text:p>
          </table:table-cell>
          <table:table-cell table:style-name="ce11" office:value-type="float" office:value="111046695">
            <text:p>11104669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08]=&quot;AA&quot;; 0; IF([.I108]=&quot;GG&quot;;1;IF([.I108]=&quot;GA&quot;;0;&quot;-&quot;)))" office:value-type="float" office:value="0">
            <text:p>0</text:p>
          </table:table-cell>
          <table:table-cell table:style-name="ce11" table:formula="of:=IF([.F108]=1;IF([.I108]=&quot;GG&quot;;&quot;NMLwithGG&quot;;&quot;NMLwithGAorAA&quot;); IF([.I108]=&quot;GG&quot;;&quot;MDDwithGG&quot;;&quot;MDDwithGAorAA&quot;))" office:value-type="string" office:string-value="MDDwithGAorAA">
            <text:p>MDDwithGAorAA</text:p>
          </table:table-cell>
          <table:table-cell table:style-name="ce27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08]=&quot;AA&quot;; 0; IF([.M108]=&quot;GG&quot;;1;IF([.M108]=&quot;GA&quot;;0;&quot;-&quot;)))" office:value-type="float" office:value="0">
            <text:p>0</text:p>
          </table:table-cell>
          <table:table-cell table:style-name="ce11" table:formula="of:=IF([.F108]=1;IF([.M108]=&quot;GG&quot;;&quot;NMLwithGG&quot;;&quot;NMLwithGAorAA&quot;); IF([.M108]=&quot;GG&quot;;&quot;MDDwithGG&quot;;&quot;MDDwithGAorAA&quot;))" office:value-type="string" office:string-value="MDDwithGAorAA">
            <text:p>MDDwithGAorAA</text:p>
          </table:table-cell>
          <table:table-cell table:style-name="ce27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08]=&quot;CC&quot;; 0; IF([.Q108]=&quot;TT&quot;;1;IF([.Q108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08]=&quot;AA&quot;; 0; IF([.U108]=&quot;GG&quot;;1;IF([.U108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2.8">
            <text:p>12.8</text:p>
          </table:table-cell>
          <table:table-cell table:number-columns-repeated="998"/>
        </table:table-row>
        <table:table-row table:style-name="ro1">
          <table:table-cell office:value-type="string">
            <text:p>u0106</text:p>
          </table:table-cell>
          <table:table-cell table:style-name="ce7" office:value-type="string">
            <text:p>d24</text:p>
          </table:table-cell>
          <table:table-cell table:style-name="ce11" office:value-type="float" office:value="111023272">
            <text:p>11102327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09]=&quot;AA&quot;; 0; IF([.I109]=&quot;GG&quot;;1;IF([.I109]=&quot;GA&quot;;0;&quot;-&quot;)))" office:value-type="float" office:value="0">
            <text:p>0</text:p>
          </table:table-cell>
          <table:table-cell table:style-name="ce11" table:formula="of:=IF([.F109]=1;IF([.I109]=&quot;GG&quot;;&quot;NMLwithGG&quot;;&quot;NMLwithGAorAA&quot;); IF([.I109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M109]=&quot;AA&quot;; 0; IF([.M109]=&quot;GG&quot;;1;IF([.M109]=&quot;GA&quot;;0;&quot;-&quot;)))" office:value-type="float" office:value="0">
            <text:p>0</text:p>
          </table:table-cell>
          <table:table-cell table:style-name="ce11" table:formula="of:=IF([.F109]=1;IF([.M109]=&quot;GG&quot;;&quot;NMLwithGG&quot;;&quot;NMLwithGAorAA&quot;); IF([.M109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09]=&quot;CC&quot;; 0; IF([.Q109]=&quot;TT&quot;;1;IF([.Q109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09]=&quot;AA&quot;; 0; IF([.U109]=&quot;GG&quot;;1;IF([.U109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6.8">
            <text:p>6.8</text:p>
          </table:table-cell>
          <table:table-cell table:number-columns-repeated="998"/>
        </table:table-row>
        <table:table-row table:style-name="ro1">
          <table:table-cell office:value-type="string">
            <text:p>u0107</text:p>
          </table:table-cell>
          <table:table-cell table:style-name="ce7" office:value-type="string">
            <text:p>d25</text:p>
          </table:table-cell>
          <table:table-cell table:style-name="ce11" office:value-type="float" office:value="111069101">
            <text:p>111069101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I110]=&quot;AA&quot;; 0; IF([.I110]=&quot;GG&quot;;1;IF([.I110]=&quot;GA&quot;;0;&quot;-&quot;)))" office:value-type="float" office:value="1">
            <text:p>1</text:p>
          </table:table-cell>
          <table:table-cell table:style-name="ce11" table:formula="of:=IF([.F110]=1;IF([.I110]=&quot;GG&quot;;&quot;NMLwithGG&quot;;&quot;NMLwithGAorAA&quot;); IF([.I110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10]=&quot;AA&quot;; 0; IF([.M110]=&quot;GG&quot;;1;IF([.M110]=&quot;GA&quot;;0;&quot;-&quot;)))" office:value-type="float" office:value="1">
            <text:p>1</text:p>
          </table:table-cell>
          <table:table-cell table:style-name="ce11" table:formula="of:=IF([.F110]=1;IF([.M110]=&quot;GG&quot;;&quot;NMLwithGG&quot;;&quot;NMLwithGAorAA&quot;); IF([.M110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10]=&quot;CC&quot;; 0; IF([.Q110]=&quot;TT&quot;;1;IF([.Q110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10]=&quot;AA&quot;; 0; IF([.U110]=&quot;GG&quot;;1;IF([.U110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10.2">
            <text:p>10.2</text:p>
          </table:table-cell>
          <table:table-cell table:number-columns-repeated="998"/>
        </table:table-row>
        <table:table-row table:style-name="ro1">
          <table:table-cell office:value-type="string">
            <text:p>u0108</text:p>
          </table:table-cell>
          <table:table-cell table:style-name="ce7" office:value-type="string">
            <text:p>d26</text:p>
          </table:table-cell>
          <table:table-cell table:style-name="ce11" office:value-type="float" office:value="103057619">
            <text:p>103057619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11]=&quot;AA&quot;; 0; IF([.I111]=&quot;GG&quot;;1;IF([.I111]=&quot;GA&quot;;0;&quot;-&quot;)))" office:value-type="float" office:value="0">
            <text:p>0</text:p>
          </table:table-cell>
          <table:table-cell table:style-name="ce11" table:formula="of:=IF([.F111]=1;IF([.I111]=&quot;GG&quot;;&quot;NMLwithGG&quot;;&quot;NMLwithGAorAA&quot;); IF([.I111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11]=&quot;AA&quot;; 0; IF([.M111]=&quot;GG&quot;;1;IF([.M111]=&quot;GA&quot;;0;&quot;-&quot;)))" office:value-type="float" office:value="0">
            <text:p>0</text:p>
          </table:table-cell>
          <table:table-cell table:style-name="ce11" table:formula="of:=IF([.F111]=1;IF([.M111]=&quot;GG&quot;;&quot;NMLwithGG&quot;;&quot;NMLwithGAorAA&quot;); IF([.M111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TT</text:p>
          </table:table-cell>
          <table:table-cell table:style-name="ce11" office:value-type="float" office:value="1">
            <text:p>1</text:p>
          </table:table-cell>
          <table:table-cell table:style-name="ce11" table:formula="of:=IF([.Q111]=&quot;CC&quot;; 0; IF([.Q111]=&quot;TT&quot;;1;IF([.Q111]=&quot;CT&quot;;0;&quot;-&quot;)))" office:value-type="float" office:value="1">
            <text:p>1</text:p>
          </table:table-cell>
          <table:table-cell table:style-name="ce11"/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U111]=&quot;AA&quot;; 0; IF([.U111]=&quot;GG&quot;;1;IF([.U111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8.6">
            <text:p>8.6</text:p>
          </table:table-cell>
          <table:table-cell table:number-columns-repeated="998"/>
        </table:table-row>
        <table:table-row table:style-name="ro1">
          <table:table-cell office:value-type="string">
            <text:p>u0109</text:p>
          </table:table-cell>
          <table:table-cell table:style-name="ce7" office:value-type="string">
            <text:p>d27</text:p>
          </table:table-cell>
          <table:table-cell table:style-name="ce11" office:value-type="float" office:value="109117599">
            <text:p>10911759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12]=&quot;AA&quot;; 0; IF([.I112]=&quot;GG&quot;;1;IF([.I112]=&quot;GA&quot;;0;&quot;-&quot;)))" office:value-type="float" office:value="0">
            <text:p>0</text:p>
          </table:table-cell>
          <table:table-cell table:style-name="ce11" table:formula="of:=IF([.F112]=1;IF([.I112]=&quot;GG&quot;;&quot;NMLwithGG&quot;;&quot;NMLwithGAorAA&quot;); IF([.I112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12]=&quot;AA&quot;; 0; IF([.M112]=&quot;GG&quot;;1;IF([.M112]=&quot;GA&quot;;0;&quot;-&quot;)))" office:value-type="float" office:value="1">
            <text:p>1</text:p>
          </table:table-cell>
          <table:table-cell table:style-name="ce11" table:formula="of:=IF([.F112]=1;IF([.M112]=&quot;GG&quot;;&quot;NMLwithGG&quot;;&quot;NMLwithGAorAA&quot;); IF([.M112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12]=&quot;CC&quot;; 0; IF([.Q112]=&quot;TT&quot;;1;IF([.Q112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12]=&quot;AA&quot;; 0; IF([.U112]=&quot;GG&quot;;1;IF([.U112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6.9">
            <text:p>6.9</text:p>
          </table:table-cell>
          <table:table-cell table:number-columns-repeated="998"/>
        </table:table-row>
        <table:table-row table:style-name="ro1">
          <table:table-cell office:value-type="string">
            <text:p>u0110</text:p>
          </table:table-cell>
          <table:table-cell table:style-name="ce7" office:value-type="string">
            <text:p>d28</text:p>
          </table:table-cell>
          <table:table-cell table:style-name="ce11" office:value-type="float" office:value="111090800">
            <text:p>111090800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13]=&quot;AA&quot;; 0; IF([.I113]=&quot;GG&quot;;1;IF([.I113]=&quot;GA&quot;;0;&quot;-&quot;)))" office:value-type="float" office:value="0">
            <text:p>0</text:p>
          </table:table-cell>
          <table:table-cell table:style-name="ce11" table:formula="of:=IF([.F113]=1;IF([.I113]=&quot;GG&quot;;&quot;NMLwithGG&quot;;&quot;NMLwithGAorAA&quot;); IF([.I113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M113]=&quot;AA&quot;; 0; IF([.M113]=&quot;GG&quot;;1;IF([.M113]=&quot;GA&quot;;0;&quot;-&quot;)))" office:value-type="float" office:value="1">
            <text:p>1</text:p>
          </table:table-cell>
          <table:table-cell table:style-name="ce11" table:formula="of:=IF([.F113]=1;IF([.M113]=&quot;GG&quot;;&quot;NMLwithGG&quot;;&quot;NMLwithGAorAA&quot;); IF([.M113]=&quot;GG&quot;;&quot;MDDwithGG&quot;;&quot;MDDwithGAorAA&quot;))" office:value-type="string" office:string-value="MDDwithGG">
            <text:p>MDDwithGG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13]=&quot;CC&quot;; 0; IF([.Q113]=&quot;TT&quot;;1;IF([.Q113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13]=&quot;AA&quot;; 0; IF([.U113]=&quot;GG&quot;;1;IF([.U113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19.9">
            <text:p>19.9</text:p>
          </table:table-cell>
          <table:table-cell table:number-columns-repeated="998"/>
        </table:table-row>
        <table:table-row table:style-name="ro1">
          <table:table-cell office:value-type="string">
            <text:p>u0111</text:p>
          </table:table-cell>
          <table:table-cell table:style-name="ce7" office:value-type="string">
            <text:p>d29</text:p>
          </table:table-cell>
          <table:table-cell table:style-name="ce11" office:value-type="float" office:value="111086329">
            <text:p>111086329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I114]=&quot;AA&quot;; 0; IF([.I114]=&quot;GG&quot;;1;IF([.I114]=&quot;GA&quot;;0;&quot;-&quot;)))" office:value-type="float" office:value="0">
            <text:p>0</text:p>
          </table:table-cell>
          <table:table-cell table:style-name="ce11" table:formula="of:=IF([.F114]=1;IF([.I114]=&quot;GG&quot;;&quot;NMLwithGG&quot;;&quot;NMLwithGAorAA&quot;); IF([.I114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14]=&quot;AA&quot;; 0; IF([.M114]=&quot;GG&quot;;1;IF([.M114]=&quot;GA&quot;;0;&quot;-&quot;)))" office:value-type="float" office:value="0">
            <text:p>0</text:p>
          </table:table-cell>
          <table:table-cell table:style-name="ce11" table:formula="of:=IF([.F114]=1;IF([.M114]=&quot;GG&quot;;&quot;NMLwithGG&quot;;&quot;NMLwithGAorAA&quot;); IF([.M114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CT</text:p>
          </table:table-cell>
          <table:table-cell table:style-name="ce11" office:value-type="float" office:value="1">
            <text:p>1</text:p>
          </table:table-cell>
          <table:table-cell table:style-name="ce11" table:formula="of:=IF([.Q114]=&quot;CC&quot;; 0; IF([.Q114]=&quot;TT&quot;;1;IF([.Q114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GG</text:p>
          </table:table-cell>
          <table:table-cell table:style-name="ce11" office:value-type="float" office:value="1">
            <text:p>1</text:p>
          </table:table-cell>
          <table:table-cell table:style-name="ce11" table:formula="of:=IF([.U114]=&quot;AA&quot;; 0; IF([.U114]=&quot;GG&quot;;1;IF([.U114]=&quot;GA&quot;;0;&quot;-&quot;)))" office:value-type="float" office:value="1">
            <text:p>1</text:p>
          </table:table-cell>
          <table:table-cell table:number-columns-repeated="2"/>
          <table:table-cell table:style-name="ce23" office:value-type="float" office:value="9.1">
            <text:p>9.1</text:p>
          </table:table-cell>
          <table:table-cell table:number-columns-repeated="998"/>
        </table:table-row>
        <table:table-row table:style-name="ro1">
          <table:table-cell office:value-type="string">
            <text:p>u0112</text:p>
          </table:table-cell>
          <table:table-cell table:style-name="ce7" office:value-type="string">
            <text:p>d30</text:p>
          </table:table-cell>
          <table:table-cell table:style-name="ce11" office:value-type="float" office:value="111109675">
            <text:p>111109675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3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I115]=&quot;AA&quot;; 0; IF([.I115]=&quot;GG&quot;;1;IF([.I115]=&quot;GA&quot;;0;&quot;-&quot;)))" office:value-type="float" office:value="0">
            <text:p>0</text:p>
          </table:table-cell>
          <table:table-cell table:style-name="ce11" table:formula="of:=IF([.F115]=1;IF([.I115]=&quot;GG&quot;;&quot;NMLwithGG&quot;;&quot;NMLwithGAorAA&quot;); IF([.I115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GA</text:p>
          </table:table-cell>
          <table:table-cell table:style-name="ce11" office:value-type="float" office:value="1">
            <text:p>1</text:p>
          </table:table-cell>
          <table:table-cell table:style-name="ce11" table:formula="of:=IF([.M115]=&quot;AA&quot;; 0; IF([.M115]=&quot;GG&quot;;1;IF([.M115]=&quot;GA&quot;;0;&quot;-&quot;)))" office:value-type="float" office:value="0">
            <text:p>0</text:p>
          </table:table-cell>
          <table:table-cell table:style-name="ce11" table:formula="of:=IF([.F115]=1;IF([.M115]=&quot;GG&quot;;&quot;NMLwithGG&quot;;&quot;NMLwithGAorAA&quot;); IF([.M115]=&quot;GG&quot;;&quot;MDDwithGG&quot;;&quot;MDDwithGAorAA&quot;))" office:value-type="string" office:string-value="MDDwithGAorAA">
            <text:p>MDDwithGAorAA</text:p>
          </table:table-cell>
          <table:table-cell table:style-name="ce11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table:formula="of:=IF([.Q115]=&quot;CC&quot;; 0; IF([.Q115]=&quot;TT&quot;;1;IF([.Q115]=&quot;CT&quot;;0;&quot;-&quot;)))" office:value-type="float" office:value="0">
            <text:p>0</text:p>
          </table:table-cell>
          <table:table-cell table:style-name="ce11"/>
          <table:table-cell table:style-name="ce11" office:value-type="string">
            <text:p>AA</text:p>
          </table:table-cell>
          <table:table-cell table:style-name="ce11" office:value-type="float" office:value="1">
            <text:p>1</text:p>
          </table:table-cell>
          <table:table-cell table:style-name="ce11" table:formula="of:=IF([.U115]=&quot;AA&quot;; 0; IF([.U115]=&quot;GG&quot;;1;IF([.U115]=&quot;GA&quot;;0;&quot;-&quot;)))" office:value-type="float" office:value="0">
            <text:p>0</text:p>
          </table:table-cell>
          <table:table-cell table:number-columns-repeated="2"/>
          <table:table-cell table:style-name="ce23" office:value-type="float" office:value="4.4">
            <text:p>4.4</text:p>
          </table:table-cell>
          <table:table-cell table:number-columns-repeated="998"/>
        </table:table-row>
        <table:table-row table:style-name="ro1">
          <table:table-cell office:value-type="string">
            <text:p>u0113</text:p>
          </table:table-cell>
          <table:table-cell table:style-name="ce7" office:value-type="string">
            <text:p>d31</text:p>
          </table:table-cell>
          <table:table-cell table:style-name="ce15" office:value-type="float" office:value="100106377">
            <text:p>100106377</text:p>
          </table:table-cell>
          <table:table-cell table:style-name="ce19" office:value-type="float" office:value="42">
            <text:p>42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11" table:formula="of:=IF([.I116]=&quot;AA&quot;; 0; IF([.I116]=&quot;GG&quot;;1;IF([.I116]=&quot;GA&quot;;0;&quot;-&quot;)))" office:value-type="float" office:value="1">
            <text:p>1</text:p>
          </table:table-cell>
          <table:table-cell table:style-name="ce11" table:formula="of:=IF([.F116]=1;IF([.I116]=&quot;GG&quot;;&quot;NMLwithGG&quot;;&quot;NMLwithGAorAA&quot;); IF([.I116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11" table:formula="of:=IF([.M116]=&quot;AA&quot;; 0; IF([.M116]=&quot;GG&quot;;1;IF([.M116]=&quot;GA&quot;;0;&quot;-&quot;)))" office:value-type="string" office:string-value="-">
            <text:p>-</text:p>
          </table:table-cell>
          <table:table-cell table:style-name="ce11" table:formula="of:=IF([.F116]=1;IF([.M116]=&quot;GG&quot;;&quot;NMLwithGG&quot;;&quot;NMLwithGAorAA&quot;); IF([.M116]=&quot;GG&quot;;&quot;MDDwithGG&quot;;&quot;MDDwithGAorAA&quot;))" office:value-type="string" office:string-value="MDDwithGAorAA">
            <text:p>MDDwithGAorAA</text:p>
          </table:table-cell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Q116]=&quot;CC&quot;; 0; IF([.Q116]=&quot;TT&quot;;1;IF([.Q116]=&quot;CT&quot;;0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16]=&quot;AA&quot;; 0; IF([.U116]=&quot;GG&quot;;1;IF([.U116]=&quot;GA&quot;;0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4</text:p>
          </table:table-cell>
          <table:table-cell table:style-name="ce7" office:value-type="string">
            <text:p>d32</text:p>
          </table:table-cell>
          <table:table-cell table:style-name="ce15" office:value-type="float" office:value="109100363">
            <text:p>109100363</text:p>
          </table:table-cell>
          <table:table-cell table:style-name="ce19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11" table:formula="of:=IF([.I117]=&quot;AA&quot;; 0; IF([.I117]=&quot;GG&quot;;1;IF([.I117]=&quot;GA&quot;;0;&quot;-&quot;)))" office:value-type="float" office:value="1">
            <text:p>1</text:p>
          </table:table-cell>
          <table:table-cell table:style-name="ce11" table:formula="of:=IF([.F117]=1;IF([.I117]=&quot;GG&quot;;&quot;NMLwithGG&quot;;&quot;NMLwithGAorAA&quot;); IF([.I117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11" table:formula="of:=IF([.M117]=&quot;AA&quot;; 0; IF([.M117]=&quot;GG&quot;;1;IF([.M117]=&quot;GA&quot;;0;&quot;-&quot;)))" office:value-type="string" office:string-value="-">
            <text:p>-</text:p>
          </table:table-cell>
          <table:table-cell table:style-name="ce11" table:formula="of:=IF([.F117]=1;IF([.M117]=&quot;GG&quot;;&quot;NMLwithGG&quot;;&quot;NMLwithGAorAA&quot;); IF([.M117]=&quot;GG&quot;;&quot;MDDwithGG&quot;;&quot;MDDwithGAorAA&quot;))" office:value-type="string" office:string-value="MDDwithGAorAA">
            <text:p>MDDwithGAorAA</text:p>
          </table:table-cell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Q117]=&quot;CC&quot;; 0; IF([.Q117]=&quot;TT&quot;;1;IF([.Q117]=&quot;CT&quot;;0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17]=&quot;AA&quot;; 0; IF([.U117]=&quot;GG&quot;;1;IF([.U117]=&quot;GA&quot;;0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5</text:p>
          </table:table-cell>
          <table:table-cell table:style-name="ce7" office:value-type="string">
            <text:p>d33</text:p>
          </table:table-cell>
          <table:table-cell table:style-name="ce15" office:value-type="float" office:value="110172252">
            <text:p>110172252</text:p>
          </table:table-cell>
          <table:table-cell table:style-name="ce19" office:value-type="float" office:value="72">
            <text:p>72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11" table:formula="of:=IF([.I118]=&quot;AA&quot;; 0; IF([.I118]=&quot;GG&quot;;1;IF([.I118]=&quot;GA&quot;;0;&quot;-&quot;)))" office:value-type="float" office:value="1">
            <text:p>1</text:p>
          </table:table-cell>
          <table:table-cell table:style-name="ce11" table:formula="of:=IF([.F118]=1;IF([.I118]=&quot;GG&quot;;&quot;NMLwithGG&quot;;&quot;NMLwithGAorAA&quot;); IF([.I118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11" table:formula="of:=IF([.M118]=&quot;AA&quot;; 0; IF([.M118]=&quot;GG&quot;;1;IF([.M118]=&quot;GA&quot;;0;&quot;-&quot;)))" office:value-type="string" office:string-value="-">
            <text:p>-</text:p>
          </table:table-cell>
          <table:table-cell table:style-name="ce11" table:formula="of:=IF([.F118]=1;IF([.M118]=&quot;GG&quot;;&quot;NMLwithGG&quot;;&quot;NMLwithGAorAA&quot;); IF([.M118]=&quot;GG&quot;;&quot;MDDwithGG&quot;;&quot;MDDwithGAorAA&quot;))" office:value-type="string" office:string-value="MDDwithGAorAA">
            <text:p>MDDwithGAorAA</text:p>
          </table:table-cell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Q118]=&quot;CC&quot;; 0; IF([.Q118]=&quot;TT&quot;;1;IF([.Q118]=&quot;CT&quot;;0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18]=&quot;AA&quot;; 0; IF([.U118]=&quot;GG&quot;;1;IF([.U118]=&quot;GA&quot;;0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6</text:p>
          </table:table-cell>
          <table:table-cell table:style-name="ce7" office:value-type="string">
            <text:p>d34</text:p>
          </table:table-cell>
          <table:table-cell table:style-name="ce15" office:value-type="float" office:value="106099816">
            <text:p>106099816</text:p>
          </table:table-cell>
          <table:table-cell table:style-name="ce19" office:value-type="float" office:value="62">
            <text:p>62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11" table:formula="of:=IF([.I119]=&quot;AA&quot;; 0; IF([.I119]=&quot;GG&quot;;1;IF([.I119]=&quot;GA&quot;;0;&quot;-&quot;)))" office:value-type="float" office:value="1">
            <text:p>1</text:p>
          </table:table-cell>
          <table:table-cell table:style-name="ce11" table:formula="of:=IF([.F119]=1;IF([.I119]=&quot;GG&quot;;&quot;NMLwithGG&quot;;&quot;NMLwithGAorAA&quot;); IF([.I119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11" table:formula="of:=IF([.M119]=&quot;AA&quot;; 0; IF([.M119]=&quot;GG&quot;;1;IF([.M119]=&quot;GA&quot;;0;&quot;-&quot;)))" office:value-type="string" office:string-value="-">
            <text:p>-</text:p>
          </table:table-cell>
          <table:table-cell table:style-name="ce11" table:formula="of:=IF([.F119]=1;IF([.M119]=&quot;GG&quot;;&quot;NMLwithGG&quot;;&quot;NMLwithGAorAA&quot;); IF([.M119]=&quot;GG&quot;;&quot;MDDwithGG&quot;;&quot;MDDwithGAorAA&quot;))" office:value-type="string" office:string-value="MDDwithGAorAA">
            <text:p>MDDwithGAorAA</text:p>
          </table:table-cell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Q119]=&quot;CC&quot;; 0; IF([.Q119]=&quot;TT&quot;;1;IF([.Q119]=&quot;CT&quot;;0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19]=&quot;AA&quot;; 0; IF([.U119]=&quot;GG&quot;;1;IF([.U119]=&quot;GA&quot;;0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7</text:p>
          </table:table-cell>
          <table:table-cell table:style-name="ce7" office:value-type="string">
            <text:p>d35</text:p>
          </table:table-cell>
          <table:table-cell table:style-name="ce15" office:value-type="float" office:value="107041544">
            <text:p>107041544</text:p>
          </table:table-cell>
          <table:table-cell table:style-name="ce19" office:value-type="float" office:value="44">
            <text:p>44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11" table:formula="of:=IF([.I120]=&quot;AA&quot;; 0; IF([.I120]=&quot;GG&quot;;1;IF([.I120]=&quot;GA&quot;;0;&quot;-&quot;)))" office:value-type="float" office:value="1">
            <text:p>1</text:p>
          </table:table-cell>
          <table:table-cell table:style-name="ce11" table:formula="of:=IF([.F120]=1;IF([.I120]=&quot;GG&quot;;&quot;NMLwithGG&quot;;&quot;NMLwithGAorAA&quot;); IF([.I120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11" table:formula="of:=IF([.M120]=&quot;AA&quot;; 0; IF([.M120]=&quot;GG&quot;;1;IF([.M120]=&quot;GA&quot;;0;&quot;-&quot;)))" office:value-type="string" office:string-value="-">
            <text:p>-</text:p>
          </table:table-cell>
          <table:table-cell table:style-name="ce11" table:formula="of:=IF([.F120]=1;IF([.M120]=&quot;GG&quot;;&quot;NMLwithGG&quot;;&quot;NMLwithGAorAA&quot;); IF([.M120]=&quot;GG&quot;;&quot;MDDwithGG&quot;;&quot;MDDwithGAorAA&quot;))" office:value-type="string" office:string-value="MDDwithGAorAA">
            <text:p>MDDwithGAorAA</text:p>
          </table:table-cell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Q120]=&quot;CC&quot;; 0; IF([.Q120]=&quot;TT&quot;;1;IF([.Q120]=&quot;CT&quot;;0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20]=&quot;AA&quot;; 0; IF([.U120]=&quot;GG&quot;;1;IF([.U120]=&quot;GA&quot;;0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8</text:p>
          </table:table-cell>
          <table:table-cell table:style-name="ce7" office:value-type="string">
            <text:p>d36</text:p>
          </table:table-cell>
          <table:table-cell table:style-name="ce15" office:value-type="float" office:value="99051203">
            <text:p>99051203</text:p>
          </table:table-cell>
          <table:table-cell table:style-name="ce19" office:value-type="float" office:value="73">
            <text:p>73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11" table:formula="of:=IF([.I121]=&quot;AA&quot;; 0; IF([.I121]=&quot;GG&quot;;1;IF([.I121]=&quot;GA&quot;;0;&quot;-&quot;)))" office:value-type="float" office:value="1">
            <text:p>1</text:p>
          </table:table-cell>
          <table:table-cell table:style-name="ce11" table:formula="of:=IF([.F121]=1;IF([.I121]=&quot;GG&quot;;&quot;NMLwithGG&quot;;&quot;NMLwithGAorAA&quot;); IF([.I121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11" table:formula="of:=IF([.M121]=&quot;AA&quot;; 0; IF([.M121]=&quot;GG&quot;;1;IF([.M121]=&quot;GA&quot;;0;&quot;-&quot;)))" office:value-type="string" office:string-value="-">
            <text:p>-</text:p>
          </table:table-cell>
          <table:table-cell table:style-name="ce11" table:formula="of:=IF([.F121]=1;IF([.M121]=&quot;GG&quot;;&quot;NMLwithGG&quot;;&quot;NMLwithGAorAA&quot;); IF([.M121]=&quot;GG&quot;;&quot;MDDwithGG&quot;;&quot;MDDwithGAorAA&quot;))" office:value-type="string" office:string-value="MDDwithGAorAA">
            <text:p>MDDwithGAorAA</text:p>
          </table:table-cell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Q121]=&quot;CC&quot;; 0; IF([.Q121]=&quot;TT&quot;;1;IF([.Q121]=&quot;CT&quot;;0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21]=&quot;AA&quot;; 0; IF([.U121]=&quot;GG&quot;;1;IF([.U121]=&quot;GA&quot;;0;&quot;-&quot;)))" office:value-type="string" office:string-value="-">
            <text:p>-</text:p>
          </table:table-cell>
          <table:table-cell table:number-columns-repeated="2"/>
          <table:table-cell table:style-name="ce31"/>
          <table:table-cell table:number-columns-repeated="998"/>
        </table:table-row>
        <table:table-row table:style-name="ro1">
          <table:table-cell office:value-type="string">
            <text:p>u0119</text:p>
          </table:table-cell>
          <table:table-cell table:style-name="ce7" office:value-type="string">
            <text:p>d37</text:p>
          </table:table-cell>
          <table:table-cell table:style-name="ce16" office:value-type="float" office:value="86032695">
            <text:p>86032695</text:p>
          </table:table-cell>
          <table:table-cell table:style-name="ce19" office:value-type="float" office:value="70">
            <text:p>70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11" table:formula="of:=IF([.I122]=&quot;AA&quot;; 0; IF([.I122]=&quot;GG&quot;;1;IF([.I122]=&quot;GA&quot;;0;&quot;-&quot;)))" office:value-type="float" office:value="1">
            <text:p>1</text:p>
          </table:table-cell>
          <table:table-cell table:style-name="ce11" table:formula="of:=IF([.F122]=1;IF([.I122]=&quot;GG&quot;;&quot;NMLwithGG&quot;;&quot;NMLwithGAorAA&quot;); IF([.I122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11" table:formula="of:=IF([.M122]=&quot;AA&quot;; 0; IF([.M122]=&quot;GG&quot;;1;IF([.M122]=&quot;GA&quot;;0;&quot;-&quot;)))" office:value-type="string" office:string-value="-">
            <text:p>-</text:p>
          </table:table-cell>
          <table:table-cell table:style-name="ce11" table:formula="of:=IF([.F122]=1;IF([.M122]=&quot;GG&quot;;&quot;NMLwithGG&quot;;&quot;NMLwithGAorAA&quot;); IF([.M122]=&quot;GG&quot;;&quot;MDDwithGG&quot;;&quot;MDDwithGAorAA&quot;))" office:value-type="string" office:string-value="MDDwithGAorAA">
            <text:p>MDDwithGAorAA</text:p>
          </table:table-cell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Q122]=&quot;CC&quot;; 0; IF([.Q122]=&quot;TT&quot;;1;IF([.Q122]=&quot;CT&quot;;0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22]=&quot;AA&quot;; 0; IF([.U122]=&quot;GG&quot;;1;IF([.U122]=&quot;GA&quot;;0;&quot;-&quot;)))" office:value-type="string" office:string-value="-">
            <text:p>-</text:p>
          </table:table-cell>
          <table:table-cell table:number-columns-repeated="2"/>
          <table:table-cell table:style-name="ce32"/>
          <table:table-cell table:number-columns-repeated="998"/>
        </table:table-row>
        <table:table-row table:style-name="ro1">
          <table:table-cell office:value-type="string">
            <text:p>u0120</text:p>
          </table:table-cell>
          <table:table-cell table:style-name="ce7" office:value-type="string">
            <text:p>d38</text:p>
          </table:table-cell>
          <table:table-cell table:style-name="ce16" office:value-type="float" office:value="86146206">
            <text:p>86146206</text:p>
          </table:table-cell>
          <table:table-cell table:style-name="ce19" office:value-type="float" office:value="77">
            <text:p>77</text:p>
          </table:table-cell>
          <table:table-cell table:style-name="ce20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GG</text:p>
          </table:table-cell>
          <table:table-cell table:style-name="ce20" office:value-type="float" office:value="1">
            <text:p>1</text:p>
          </table:table-cell>
          <table:table-cell table:style-name="ce11" table:formula="of:=IF([.I123]=&quot;AA&quot;; 0; IF([.I123]=&quot;GG&quot;;1;IF([.I123]=&quot;GA&quot;;0;&quot;-&quot;)))" office:value-type="float" office:value="1">
            <text:p>1</text:p>
          </table:table-cell>
          <table:table-cell table:style-name="ce11" table:formula="of:=IF([.F123]=1;IF([.I123]=&quot;GG&quot;;&quot;NMLwithGG&quot;;&quot;NMLwithGAorAA&quot;); IF([.I123]=&quot;GG&quot;;&quot;MDDwithGG&quot;;&quot;MDDwithGAorAA&quot;))" office:value-type="string" office:string-value="MDDwithGG">
            <text:p>MDDwithGG</text:p>
          </table:table-cell>
          <table:table-cell table:style-name="ce16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11" table:formula="of:=IF([.M123]=&quot;AA&quot;; 0; IF([.M123]=&quot;GG&quot;;1;IF([.M123]=&quot;GA&quot;;0;&quot;-&quot;)))" office:value-type="string" office:string-value="-">
            <text:p>-</text:p>
          </table:table-cell>
          <table:table-cell table:style-name="ce11" table:formula="of:=IF([.F123]=1;IF([.M123]=&quot;GG&quot;;&quot;NMLwithGG&quot;;&quot;NMLwithGAorAA&quot;); IF([.M123]=&quot;GG&quot;;&quot;MDDwithGG&quot;;&quot;MDDwithGAorAA&quot;))" office:value-type="string" office:string-value="MDDwithGAorAA">
            <text:p>MDDwithGAorAA</text:p>
          </table:table-cell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Q123]=&quot;CC&quot;; 0; IF([.Q123]=&quot;TT&quot;;1;IF([.Q123]=&quot;CT&quot;;0;&quot;-&quot;)))" office:value-type="string" office:string-value="-">
            <text:p>-</text:p>
          </table:table-cell>
          <table:table-cell table:style-name="ce20"/>
          <table:table-cell table:style-name="ce16"/>
          <table:table-cell table:style-name="ce20" office:value-type="float" office:value="0">
            <text:p>0</text:p>
          </table:table-cell>
          <table:table-cell table:style-name="ce11" table:formula="of:=IF([.U123]=&quot;AA&quot;; 0; IF([.U123]=&quot;GG&quot;;1;IF([.U123]=&quot;GA&quot;;0;&quot;-&quot;)))" office:value-type="string" office:string-value="-">
            <text:p>-</text:p>
          </table:table-cell>
          <table:table-cell table:number-columns-repeated="2"/>
          <table:table-cell table:style-name="ce32"/>
          <table:table-cell table:number-columns-repeated="998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Sheet1.$A$1" table:cell-range-address="$Sheet1.$D$3:.$DO$115"/>
          <table:named-range table:name="Excel_BuiltIn_Print_Area" table:base-cell-address="$Sheet1.$A$1" table:cell-range-address="$Sheet1.$D$3:.$DO$36" table:range-usable-as="print-range"/>
        </table:named-expressions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Excel_BuiltIn__FilterDatabase_1" table:base-cell-address="$Sheet1.$A$1" table:expression="0"/>
        <table:named-expression table:name="Excel_BuiltIn_Print_Area_1" table:base-cell-address="$Sheet1.$A$1" table:expression="0"/>
        <table:named-expression table:name="Excel_BuiltIn__FilterDatabase_2" table:base-cell-address="$Sheet1.$A$1" table:expression="0"/>
        <table:named-expression table:name="Excel_BuiltIn_Print_Area_2" table:base-cell-address="$Sheet1.$A$1" table:expression="0"/>
        <table:named-expression table:name="Excel_BuiltIn__FilterDatabase_3" table:base-cell-address="$Sheet1.$A$1" table:expression="0"/>
        <table:named-expression table:name="Excel_BuiltIn_Print_Area_3" table:base-cell-address="$Sheet1.$A$1" table:expression="0"/>
        <table:named-expression table:name="Excel_BuiltIn__FilterDatabase_4" table:base-cell-address="$Sheet1.$A$1" table:expression="0"/>
        <table:named-expression table:name="Excel_BuiltIn_Print_Area_4" table:base-cell-address="$Sheet1.$A$1" table:expression="0"/>
        <table:named-expression table:name="Excel_BuiltIn__FilterDatabase_5" table:base-cell-address="$Sheet1.$A$1" table:expression="0"/>
        <table:named-expression table:name="Excel_BuiltIn_Print_Area_5" table:base-cell-address="$Sheet1.$A$1" table:expression="0"/>
        <table:named-expression table:name="Excel_BuiltIn__FilterDatabase_6" table:base-cell-address="$Sheet1.$A$1" table:expression="0"/>
        <table:named-expression table:name="Excel_BuiltIn_Print_Area_6" table:base-cell-address="$Sheet1.$A$1" table:expression="0"/>
        <table:named-expression table:name="Excel_BuiltIn__FilterDatabase_1_1" table:base-cell-address="$Sheet1.$A$1" table:expression="0"/>
        <table:named-expression table:name="Excel_BuiltIn_Print_Area_1_1" table:base-cell-address="$Sheet1.$A$1" table:expression="0"/>
        <table:named-expression table:name="Excel_BuiltIn__FilterDatabase_2_1" table:base-cell-address="$Sheet1.$A$1" table:expression="0"/>
        <table:named-expression table:name="Excel_BuiltIn_Print_Area_2_1" table:base-cell-address="$Sheet1.$A$1" table:expression="0"/>
        <table:named-expression table:name="Excel_BuiltIn__FilterDatabase_3_1" table:base-cell-address="$Sheet1.$A$1" table:expression="0"/>
        <table:named-expression table:name="Excel_BuiltIn_Print_Area_3_1" table:base-cell-address="$Sheet1.$A$1" table:expression="0"/>
        <table:named-expression table:name="Excel_BuiltIn__FilterDatabase_4_1" table:base-cell-address="$Sheet1.$A$1" table:expression="0"/>
        <table:named-expression table:name="Excel_BuiltIn_Print_Area_4_1" table:base-cell-address="$Sheet1.$A$1" table:expression="0"/>
        <table:named-expression table:name="Excel_BuiltIn__FilterDatabase_1_1_1" table:base-cell-address="$Sheet1.$A$1" table:expression="0"/>
        <table:named-expression table:name="Excel_BuiltIn_Print_Area_1_1_1" table:base-cell-address="$Sheet1.$A$1" table:expression="0"/>
        <table:named-expression table:name="Excel_BuiltIn__FilterDatabase_2_1_1" table:base-cell-address="$Sheet1.$A$1" table:expression="0"/>
        <table:named-expression table:name="Excel_BuiltIn_Print_Area_2_1_1" table:base-cell-address="$Sheet1.$A$1" table:expression="0"/>
        <table:named-expression table:name="Excel_BuiltIn__FilterDatabase_3_1_1" table:base-cell-address="$Sheet1.$A$1" table:expression="0"/>
        <table:named-expression table:name="Excel_BuiltIn_Print_Area_3_1_1" table:base-cell-address="$Sheet1.$A$1" table:expression="0"/>
        <table:named-expression table:name="Excel_BuiltIn__FilterDatabase_4_1_1" table:base-cell-address="$Sheet1.$A$1" table:expression="0"/>
        <table:named-expression table:name="Excel_BuiltIn_Print_Area_4_1_1" table:base-cell-address="$Sheet1.$A$1" table:expression="0"/>
        <table:named-expression table:name="Excel_BuiltIn__FilterDatabase_5_1" table:base-cell-address="$Sheet1.$A$1" table:expression="0"/>
        <table:named-expression table:name="Excel_BuiltIn_Print_Area_5_1" table:base-cell-address="$Sheet1.$A$1" table:expression="0"/>
        <table:named-expression table:name="Excel_BuiltIn__FilterDatabase_6_1" table:base-cell-address="$Sheet1.$A$1" table:expression="0"/>
        <table:named-expression table:name="Excel_BuiltIn_Print_Area_6_1" table:base-cell-address="$Sheet1.$A$1" table:expression="0"/>
        <table:named-expression table:name="Excel_BuiltIn__FilterDatabase_7" table:base-cell-address="$Sheet1.$A$1" table:expression="0"/>
        <table:named-expression table:name="Excel_BuiltIn_Print_Area_7" table:base-cell-address="$Sheet1.$A$1" table:expression="0"/>
        <table:named-expression table:name="Excel_BuiltIn__FilterDatabase_8" table:base-cell-address="$Sheet1.$A$1" table:expression="0"/>
        <table:named-expression table:name="Excel_BuiltIn_Print_Area_8" table:base-cell-address="$Sheet1.$A$1" table:expression="0"/>
        <table:named-expression table:name="Excel_BuiltIn__FilterDatabase_9" table:base-cell-address="$Sheet1.$A$1" table:expression="0"/>
        <table:named-expression table:name="Excel_BuiltIn_Print_Area_9" table:base-cell-address="$Sheet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/>
      <number:text> </number:text>
    </number:number-style>
    <number:number-style style:name="N146">
      <style:text-properties fo:color="#ff0000"/>
      <number:text>(</number:text>
      <number:number number:decimal-places="0" number:min-integer-digits="1"/>
      <number:text>)</number:text>
      <style:map style:condition="value()&gt;=0" style:apply-style-name="N146P0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良い_20_1" style:display-name="Excel_BuiltIn_良い 1" style:family="table-cell" style:parent-style-name="Default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2016/04/15</text:date>, <text:time>21:31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eda Issei</meta:initial-creator>
    <meta:creation-date>2015-09-08T17:02:48.30</meta:creation-date>
    <dc:date>2016-04-15T21:31:09.01</dc:date>
    <dc:creator>Ueda Issei</dc:creator>
    <meta:editing-duration>P7DT27M50S</meta:editing-duration>
    <meta:editing-cycles>20</meta:editing-cycles>
    <meta:generator>OpenOffice/4.1.1$Win32 OpenOffice.org_project/411m6$Build-9775</meta:generator>
    <meta:document-statistic meta:table-count="3" meta:cell-count="2774" meta:object-count="0"/>
  </office:meta>
</office:document-meta>
</file>